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office:font-face-decls>
  <office:automatic-styles>
    <style:style style:name="Таблица11" style:family="table">
      <style:table-properties style:width="17.374cm" fo:margin-top="0cm" fo:margin-bottom="0cm" table:align="left" style:writing-mode="lr-tb"/>
    </style:style>
    <style:style style:name="Таблица11.A" style:family="table-column">
      <style:table-column-properties style:column-width="9.098cm"/>
    </style:style>
    <style:style style:name="Таблица11.B" style:family="table-column">
      <style:table-column-properties style:column-width="8.276cm"/>
    </style:style>
    <style:style style:name="Таблица11.1" style:family="table-row">
      <style:table-row-properties fo:keep-together="auto"/>
    </style:style>
    <style:style style:name="Таблица11.A1" style:family="table-cell">
      <style:table-cell-properties fo:background-color="transparent" fo:padding-left="0.191cm" fo:padding-right="0.191cm" fo:padding-top="0cm" fo:padding-bottom="0cm" fo:border="0.5pt solid #000000">
        <style:background-image/>
      </style:table-cell-properties>
    </style:style>
    <style:style style:name="Таблица11.2" style:family="table-row">
      <style:table-row-properties style:min-row-height="5.731cm" fo:keep-together="auto"/>
    </style:style>
    <style:style style:name="Таблица11.3" style:family="table-row">
      <style:table-row-properties style:min-row-height="0.986cm" fo:keep-together="auto"/>
    </style:style>
    <style:style style:name="Таблица11.A3"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11.4" style:family="table-row">
      <style:table-row-properties style:min-row-height="0.834cm" fo:keep-together="auto"/>
    </style:style>
    <style:style style:name="Таблица11.A4" style:family="table-cell">
      <style:table-cell-properties fo:background-color="transparent" fo:padding-left="0.191cm" fo:padding-right="0.191cm" fo:padding-top="0cm" fo:padding-bottom="0cm" fo:border="none">
        <style:background-image/>
      </style:table-cell-properties>
    </style:style>
    <style:style style:name="Таблица12" style:family="table">
      <style:table-properties style:width="17.374cm" fo:margin-top="0cm" fo:margin-bottom="0cm" table:align="left" style:writing-mode="lr-tb"/>
    </style:style>
    <style:style style:name="Таблица12.A" style:family="table-column">
      <style:table-column-properties style:column-width="9.098cm"/>
    </style:style>
    <style:style style:name="Таблица12.B" style:family="table-column">
      <style:table-column-properties style:column-width="8.276cm"/>
    </style:style>
    <style:style style:name="Таблица12.1" style:family="table-row">
      <style:table-row-properties style:min-row-height="0.834cm" fo:keep-together="auto"/>
    </style:style>
    <style:style style:name="Таблица12.A1" style:family="table-cell">
      <style:table-cell-properties fo:background-color="transparent" fo:padding-left="0.191cm" fo:padding-right="0.191cm" fo:padding-top="0cm" fo:padding-bottom="0cm" fo:border="none">
        <style:background-image/>
      </style:table-cell-properties>
    </style:style>
    <style:style style:name="Таблица12.2" style:family="table-row">
      <style:table-row-properties fo:keep-together="auto"/>
    </style:style>
    <style:style style:name="Таблица1" style:family="table">
      <style:table-properties style:width="17.503cm" table:align="left"/>
    </style:style>
    <style:style style:name="Таблица1.A" style:family="table-column">
      <style:table-column-properties style:column-width="3.836cm"/>
    </style:style>
    <style:style style:name="Таблица1.B" style:family="table-column">
      <style:table-column-properties style:column-width="6.668cm"/>
    </style:style>
    <style:style style:name="Таблица1.C" style:family="table-column">
      <style:table-column-properties style:column-width="6.999cm"/>
    </style:style>
    <style:style style:name="Таблица1.A1" style:family="table-cell">
      <style:table-cell-properties style:vertical-align="middle" fo:padding="0.049cm" fo:border="1pt solid #000000"/>
    </style:style>
    <style:style style:name="Таблица13" style:family="table">
      <style:table-properties style:width="17.374cm" fo:margin-top="0cm" fo:margin-bottom="0cm" table:align="left" style:writing-mode="lr-tb"/>
    </style:style>
    <style:style style:name="Таблица13.A" style:family="table-column">
      <style:table-column-properties style:column-width="9.098cm"/>
    </style:style>
    <style:style style:name="Таблица13.B" style:family="table-column">
      <style:table-column-properties style:column-width="8.276cm"/>
    </style:style>
    <style:style style:name="Таблица13.1" style:family="table-row">
      <style:table-row-properties style:min-row-height="0.834cm" fo:keep-together="auto"/>
    </style:style>
    <style:style style:name="Таблица13.A1" style:family="table-cell">
      <style:table-cell-properties fo:background-color="transparent" fo:padding-left="0.191cm" fo:padding-right="0.191cm" fo:padding-top="0cm" fo:padding-bottom="0cm" fo:border="none">
        <style:background-image/>
      </style:table-cell-properties>
    </style:style>
    <style:style style:name="Таблица13.2" style:family="table-row">
      <style:table-row-properties fo:keep-together="auto"/>
    </style:style>
    <style:style style:name="Таблица2" style:family="table">
      <style:table-properties style:width="17.374cm" fo:margin-top="0cm" fo:margin-bottom="0cm" table:align="left" style:writing-mode="lr-tb"/>
    </style:style>
    <style:style style:name="Таблица2.A" style:family="table-column">
      <style:table-column-properties style:column-width="9.098cm"/>
    </style:style>
    <style:style style:name="Таблица2.B" style:family="table-column">
      <style:table-column-properties style:column-width="8.276cm"/>
    </style:style>
    <style:style style:name="Таблица2.1" style:family="table-row">
      <style:table-row-properties style:min-row-height="0.834cm" fo:keep-together="auto"/>
    </style:style>
    <style:style style:name="Таблица2.A1" style:family="table-cell">
      <style:table-cell-properties fo:background-color="transparent" fo:padding-left="0.191cm" fo:padding-right="0.191cm" fo:padding-top="0cm" fo:padding-bottom="0cm" fo:border="none">
        <style:background-image/>
      </style:table-cell-properties>
    </style:style>
    <style:style style:name="Таблица2.2" style:family="table-row">
      <style:table-row-properties fo:keep-together="auto"/>
    </style:style>
    <style:style style:name="Таблица3" style:family="table">
      <style:table-properties style:width="17.595cm" fo:margin-left="0cm" table:align="left"/>
    </style:style>
    <style:style style:name="Таблица3.A" style:family="table-column">
      <style:table-column-properties style:column-width="4.868cm"/>
    </style:style>
    <style:style style:name="Таблица3.B" style:family="table-column">
      <style:table-column-properties style:column-width="5.729cm"/>
    </style:style>
    <style:style style:name="Таблица3.C" style:family="table-column">
      <style:table-column-properties style:column-width="6.997cm"/>
    </style:style>
    <style:style style:name="Таблица3.A1" style:family="table-cell">
      <style:table-cell-properties style:vertical-align="middle" fo:padding="0.049cm" fo:border="1pt solid #000000"/>
    </style:style>
    <style:style style:name="Таблица4" style:family="table">
      <style:table-properties style:width="17.595cm" fo:margin-left="0cm" table:align="left"/>
    </style:style>
    <style:style style:name="Таблица4.A" style:family="table-column">
      <style:table-column-properties style:column-width="4.604cm"/>
    </style:style>
    <style:style style:name="Таблица4.B" style:family="table-column">
      <style:table-column-properties style:column-width="3.692cm"/>
    </style:style>
    <style:style style:name="Таблица4.C" style:family="table-column">
      <style:table-column-properties style:column-width="4.51cm"/>
    </style:style>
    <style:style style:name="Таблица4.D" style:family="table-column">
      <style:table-column-properties style:column-width="4.789cm"/>
    </style:style>
    <style:style style:name="Таблица4.A1" style:family="table-cell">
      <style:table-cell-properties style:vertical-align="middle" fo:padding="0.049cm" fo:border="1pt solid #000000"/>
    </style:style>
    <style:style style:name="Таблица5" style:family="table">
      <style:table-properties style:width="17.503cm" table:align="left"/>
    </style:style>
    <style:style style:name="Таблица5.A" style:family="table-column">
      <style:table-column-properties style:column-width="4.948cm"/>
    </style:style>
    <style:style style:name="Таблица5.B" style:family="table-column">
      <style:table-column-properties style:column-width="6.549cm"/>
    </style:style>
    <style:style style:name="Таблица5.C" style:family="table-column">
      <style:table-column-properties style:column-width="6.006cm"/>
    </style:style>
    <style:style style:name="Таблица5.A1" style:family="table-cell">
      <style:table-cell-properties style:vertical-align="middle" fo:padding="0.049cm" fo:border="1pt solid #000000"/>
    </style:style>
    <style:style style:name="Таблица14" style:family="table">
      <style:table-properties style:width="17.374cm" fo:margin-top="0cm" fo:margin-bottom="0cm" table:align="left" style:writing-mode="lr-tb"/>
    </style:style>
    <style:style style:name="Таблица14.A" style:family="table-column">
      <style:table-column-properties style:column-width="9.098cm"/>
    </style:style>
    <style:style style:name="Таблица14.B" style:family="table-column">
      <style:table-column-properties style:column-width="8.276cm"/>
    </style:style>
    <style:style style:name="Таблица14.1" style:family="table-row">
      <style:table-row-properties style:min-row-height="0.834cm" fo:keep-together="auto"/>
    </style:style>
    <style:style style:name="Таблица14.A1" style:family="table-cell">
      <style:table-cell-properties fo:background-color="transparent" fo:padding-left="0.191cm" fo:padding-right="0.191cm" fo:padding-top="0cm" fo:padding-bottom="0cm" fo:border="none">
        <style:background-image/>
      </style:table-cell-properties>
    </style:style>
    <style:style style:name="Таблица14.2" style:family="table-row">
      <style:table-row-properties fo:keep-together="auto"/>
    </style:style>
    <style:style style:name="Таблица6" style:family="table">
      <style:table-properties style:width="12.012cm" table:align="left"/>
    </style:style>
    <style:style style:name="Таблица6.A" style:family="table-column">
      <style:table-column-properties style:column-width="6.085cm"/>
    </style:style>
    <style:style style:name="Таблица6.B" style:family="table-column">
      <style:table-column-properties style:column-width="5.927cm"/>
    </style:style>
    <style:style style:name="Таблица6.A1" style:family="table-cell">
      <style:table-cell-properties style:vertical-align="middle" fo:padding="0.049cm" fo:border="1pt solid #000000"/>
    </style:style>
    <style:style style:name="Таблица15" style:family="table">
      <style:table-properties style:width="17.374cm" fo:margin-top="0cm" fo:margin-bottom="0cm" table:align="left" style:writing-mode="lr-tb"/>
    </style:style>
    <style:style style:name="Таблица15.A" style:family="table-column">
      <style:table-column-properties style:column-width="9.098cm"/>
    </style:style>
    <style:style style:name="Таблица15.B" style:family="table-column">
      <style:table-column-properties style:column-width="8.276cm"/>
    </style:style>
    <style:style style:name="Таблица15.1" style:family="table-row">
      <style:table-row-properties style:min-row-height="0.834cm" fo:keep-together="auto"/>
    </style:style>
    <style:style style:name="Таблица15.A1" style:family="table-cell">
      <style:table-cell-properties fo:background-color="transparent" fo:padding-left="0.191cm" fo:padding-right="0.191cm" fo:padding-top="0cm" fo:padding-bottom="0cm" fo:border="none">
        <style:background-image/>
      </style:table-cell-properties>
    </style:style>
    <style:style style:name="Таблица15.2" style:family="table-row">
      <style:table-row-properties fo:keep-together="auto"/>
    </style:style>
    <style:style style:name="Таблица7" style:family="table">
      <style:table-properties style:width="11.986cm" table:align="left"/>
    </style:style>
    <style:style style:name="Таблица7.A" style:family="table-column">
      <style:table-column-properties style:column-width="3.889cm"/>
    </style:style>
    <style:style style:name="Таблица7.B" style:family="table-column">
      <style:table-column-properties style:column-width="3.307cm"/>
    </style:style>
    <style:style style:name="Таблица7.C" style:family="table-column">
      <style:table-column-properties style:column-width="4.789cm"/>
    </style:style>
    <style:style style:name="Таблица7.A1" style:family="table-cell">
      <style:table-cell-properties style:vertical-align="middle" fo:padding="0.049cm" fo:border="1pt solid #000000"/>
    </style:style>
    <style:style style:name="Таблица16" style:family="table">
      <style:table-properties style:width="17.374cm" fo:margin-top="0cm" fo:margin-bottom="0cm" table:align="left" style:writing-mode="lr-tb"/>
    </style:style>
    <style:style style:name="Таблица16.A" style:family="table-column">
      <style:table-column-properties style:column-width="9.098cm"/>
    </style:style>
    <style:style style:name="Таблица16.B" style:family="table-column">
      <style:table-column-properties style:column-width="8.276cm"/>
    </style:style>
    <style:style style:name="Таблица16.1" style:family="table-row">
      <style:table-row-properties style:min-row-height="0.834cm" fo:keep-together="auto"/>
    </style:style>
    <style:style style:name="Таблица16.A1" style:family="table-cell">
      <style:table-cell-properties fo:background-color="transparent" fo:padding-left="0.191cm" fo:padding-right="0.191cm" fo:padding-top="0cm" fo:padding-bottom="0cm" fo:border="none">
        <style:background-image/>
      </style:table-cell-properties>
    </style:style>
    <style:style style:name="Таблица16.2" style:family="table-row">
      <style:table-row-properties fo:keep-together="auto"/>
    </style:style>
    <style:style style:name="Таблица17" style:family="table">
      <style:table-properties style:width="17.374cm" fo:margin-top="0cm" fo:margin-bottom="0cm" table:align="left" style:writing-mode="lr-tb"/>
    </style:style>
    <style:style style:name="Таблица17.A" style:family="table-column">
      <style:table-column-properties style:column-width="9.098cm"/>
    </style:style>
    <style:style style:name="Таблица17.B" style:family="table-column">
      <style:table-column-properties style:column-width="8.276cm"/>
    </style:style>
    <style:style style:name="Таблица17.1" style:family="table-row">
      <style:table-row-properties style:min-row-height="0.834cm" fo:keep-together="auto"/>
    </style:style>
    <style:style style:name="Таблица17.A1" style:family="table-cell">
      <style:table-cell-properties fo:background-color="transparent" fo:padding-left="0.191cm" fo:padding-right="0.191cm" fo:padding-top="0cm" fo:padding-bottom="0cm" fo:border="none">
        <style:background-image/>
      </style:table-cell-properties>
    </style:style>
    <style:style style:name="Таблица17.2" style:family="table-row">
      <style:table-row-properties fo:keep-together="auto"/>
    </style:style>
    <style:style style:name="Таблица8" style:family="table">
      <style:table-properties style:width="17.595cm" fo:margin-left="0cm" table:align="left"/>
    </style:style>
    <style:style style:name="Таблица8.A" style:family="table-column">
      <style:table-column-properties style:column-width="17.595cm"/>
    </style:style>
    <style:style style:name="Таблица8.A1" style:family="table-cell">
      <style:table-cell-properties style:vertical-align="middle"/>
    </style:style>
    <style:style style:name="Таблица9" style:family="table">
      <style:table-properties style:width="17.595cm" fo:margin-left="0cm" table:align="left"/>
    </style:style>
    <style:style style:name="Таблица9.A" style:family="table-column">
      <style:table-column-properties style:column-width="1.27cm"/>
    </style:style>
    <style:style style:name="Таблица9.B" style:family="table-column">
      <style:table-column-properties style:column-width="8.534cm"/>
    </style:style>
    <style:style style:name="Таблица9.C" style:family="table-column">
      <style:table-column-properties style:column-width="7.791cm"/>
    </style:style>
    <style:style style:name="Таблица9.A1" style:family="table-cell">
      <style:table-cell-properties style:vertical-align="middle" fo:padding="0.049cm" fo:border="1pt solid #000000"/>
    </style:style>
    <style:style style:name="Таблица10" style:family="table">
      <style:table-properties style:width="17.374cm" fo:margin-top="0cm" fo:margin-bottom="0cm" table:align="left" style:writing-mode="lr-tb"/>
    </style:style>
    <style:style style:name="Таблица10.A" style:family="table-column">
      <style:table-column-properties style:column-width="9.098cm"/>
    </style:style>
    <style:style style:name="Таблица10.B" style:family="table-column">
      <style:table-column-properties style:column-width="8.276cm"/>
    </style:style>
    <style:style style:name="Таблица10.1" style:family="table-row">
      <style:table-row-properties style:min-row-height="0.834cm" fo:keep-together="auto"/>
    </style:style>
    <style:style style:name="Таблица10.A1" style:family="table-cell">
      <style:table-cell-properties fo:background-color="transparent" fo:padding-left="0.191cm" fo:padding-right="0.191cm" fo:padding-top="0cm" fo:padding-bottom="0cm" fo:border="none">
        <style:background-image/>
      </style:table-cell-properties>
    </style:style>
    <style:style style:name="Таблица10.2" style:family="table-row">
      <style:table-row-properties fo:keep-together="auto"/>
    </style:style>
    <style:style style:name="P1" style:family="paragraph" style:parent-style-name="Preformatted_20_Text">
      <style:paragraph-properties fo:margin-left="0cm" fo:margin-right="0cm" fo:margin-top="0cm" fo:margin-bottom="0cm" style:contextual-spacing="false" fo:text-indent="0cm" style:auto-text-indent="false"/>
    </style:style>
    <style:style style:name="P2"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3"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4" style:family="paragraph" style:parent-style-name="Preformatted_20_Text">
      <style:paragraph-properties fo:margin-left="0cm" fo:margin-right="0cm" fo:margin-top="0cm" fo:margin-bottom="0cm" style:contextual-spacing="false" fo:line-height="100%" fo:text-indent="0cm" style:auto-text-indent="false"/>
      <style:text-properties fo:font-size="10pt" style:font-size-asian="10pt" style:font-size-complex="10pt"/>
    </style:style>
    <style:style style:name="P5" style:family="paragraph" style:parent-style-name="Preformatted_20_Text">
      <style:paragraph-properties fo:margin-left="0cm" fo:margin-right="0cm" fo:margin-top="0cm" fo:margin-bottom="0.499cm" style:contextual-spacing="false" fo:line-height="100%" fo:text-indent="0cm" style:auto-text-indent="false"/>
      <style:text-properties fo:font-size="10pt" style:font-size-asian="10pt" style:font-size-complex="10pt"/>
    </style:style>
    <style:style style:name="P6"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029f9b" style:font-size-asian="10pt" style:font-size-complex="10pt"/>
    </style:style>
    <style:style style:name="P7" style:family="paragraph" style:parent-style-name="Preformatted_20_Text">
      <style:paragraph-properties fo:margin-left="0cm" fo:margin-right="0cm" fo:margin-top="0cm" fo:margin-bottom="0cm" style:contextual-spacing="false" fo:line-height="100%" fo:text-align="end" style:justify-single-word="false" fo:text-indent="0cm" style:auto-text-indent="false"/>
      <style:text-properties fo:font-size="10pt" officeooo:paragraph-rsid="00029f9b" style:font-size-asian="10pt" style:font-size-complex="10pt"/>
    </style:style>
    <style:style style:name="P8"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font-size="10pt" style:font-size-asian="10pt" style:font-size-complex="10pt"/>
    </style:style>
    <style:style style:name="P9" style:family="paragraph" style:parent-style-name="Standard">
      <style:paragraph-properties fo:line-height="100%" fo:text-align="justify" style:justify-single-word="false"/>
      <style:text-properties fo:font-size="10pt" officeooo:paragraph-rsid="005357d8" style:font-size-asian="10pt" style:font-size-complex="10pt"/>
    </style:style>
    <style:style style:name="P10" style:family="paragraph" style:parent-style-name="Text_20_body">
      <style:paragraph-properties fo:margin-left="0cm" fo:margin-right="0cm" fo:line-height="100%" fo:text-align="justify" style:justify-single-word="false" fo:text-indent="0.953cm" style:auto-text-indent="false"/>
      <style:text-properties fo:font-size="10pt" style:font-size-asian="10pt" style:font-size-complex="10pt"/>
    </style:style>
    <style:style style:name="P11" style:family="paragraph" style:parent-style-name="Standard">
      <style:paragraph-properties fo:margin-left="0cm" fo:margin-right="0cm" fo:line-height="100%" fo:text-align="justify" style:justify-single-word="false" fo:text-indent="0.953cm" style:auto-text-indent="false"/>
      <style:text-properties fo:font-size="10pt" style:font-size-asian="10pt" style:font-size-complex="10pt"/>
    </style:style>
    <style:style style:name="P12" style:family="paragraph" style:parent-style-name="Text_20_body">
      <style:paragraph-properties fo:line-height="100%" fo:text-align="justify" style:justify-single-word="false"/>
      <style:text-properties fo:font-size="10pt" style:font-size-asian="10pt" style:font-size-complex="10pt"/>
    </style:style>
    <style:style style:name="P13" style:family="paragraph" style:parent-style-name="Standard">
      <style:paragraph-properties fo:margin-top="0cm" fo:margin-bottom="0cm" style:contextual-spacing="false" fo:line-height="100%" fo:text-align="justify" style:justify-single-word="false" fo:hyphenation-ladder-count="no-limit" style:snap-to-layout-grid="false"/>
      <style:text-properties fo:font-size="10pt" officeooo:paragraph-rsid="005357d8" style:font-size-asian="10pt" style:font-size-complex="10pt" fo:hyphenate="false" fo:hyphenation-remain-char-count="2" fo:hyphenation-push-char-count="2" loext:hyphenation-no-caps="false"/>
    </style:style>
    <style:style style:name="P14"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5357d8" style:font-size-asian="10pt" style:font-size-complex="10pt"/>
    </style:style>
    <style:style style:name="P15"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text-properties fo:font-size="10pt" officeooo:paragraph-rsid="005357d8" style:font-size-asian="10pt" style:font-size-complex="10pt"/>
    </style:style>
    <style:style style:name="P16" style:family="paragraph" style:parent-style-name="Text_20_body">
      <style:paragraph-properties fo:line-height="100%" fo:text-align="center" style:justify-single-word="false"/>
      <style:text-properties fo:font-size="10pt" style:font-size-asian="10pt" style:font-size-complex="10pt"/>
    </style:style>
    <style:style style:name="P17" style:family="paragraph" style:parent-style-name="Preformatted_20_Text">
      <style:paragraph-properties fo:margin-top="0cm" fo:margin-bottom="0cm" style:contextual-spacing="false" fo:line-height="100%" fo:text-align="center" style:justify-single-word="false"/>
      <style:text-properties fo:font-size="10pt" officeooo:paragraph-rsid="00029f9b" style:font-size-asian="10pt" style:font-size-complex="10pt"/>
    </style:style>
    <style:style style:name="P18"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5af661" style:font-size-asian="10pt" style:font-size-complex="10pt"/>
    </style:style>
    <style:style style:name="P19"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5daf55" style:font-size-asian="10pt" style:font-size-complex="10pt"/>
    </style:style>
    <style:style style:name="P20"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610213" style:font-size-asian="10pt" style:font-size-complex="10pt"/>
    </style:style>
    <style:style style:name="P21" style:family="paragraph" style:parent-style-name="Preformatted_20_Text">
      <style:paragraph-properties fo:margin-left="0cm" fo:margin-right="0cm" fo:margin-top="0cm" fo:margin-bottom="0.499cm" style:contextual-spacing="false" fo:text-indent="0cm" style:auto-text-indent="false"/>
      <style:text-properties fo:font-size="10pt" officeooo:paragraph-rsid="00610213" style:font-size-asian="10pt" style:font-size-complex="10pt"/>
    </style:style>
    <style:style style:name="P22"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626007" style:font-size-asian="10pt" style:font-size-complex="10pt"/>
    </style:style>
    <style:style style:name="P23"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639521" style:font-size-asian="10pt" style:font-size-complex="10pt"/>
    </style:style>
    <style:style style:name="P24"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64bf87" style:font-size-asian="10pt" style:font-size-complex="10pt"/>
    </style:style>
    <style:style style:name="P25" style:family="paragraph" style:parent-style-name="Text_20_body">
      <style:paragraph-properties fo:margin-left="0cm" fo:margin-right="0cm" fo:text-align="justify" style:justify-single-word="false" fo:text-indent="0cm" style:auto-text-indent="false"/>
      <style:text-properties fo:font-size="10pt" style:font-size-asian="10pt" style:font-size-complex="10pt"/>
    </style:style>
    <style:style style:name="P26" style:family="paragraph" style:parent-style-name="Standard">
      <style:paragraph-properties fo:text-align="justify" style:justify-single-word="false"/>
      <style:text-properties fo:font-size="10pt" officeooo:paragraph-rsid="005801c9" style:font-size-asian="10pt" style:font-size-complex="10pt"/>
    </style:style>
    <style:style style:name="P27" style:family="paragraph" style:parent-style-name="Text_20_body">
      <style:paragraph-properties fo:text-align="justify" style:justify-single-word="false"/>
      <style:text-properties fo:font-size="10pt" officeooo:paragraph-rsid="005801c9" style:font-size-asian="10pt" style:font-size-complex="10pt"/>
    </style:style>
    <style:style style:name="P28" style:family="paragraph" style:parent-style-name="Standard">
      <style:paragraph-properties fo:text-align="justify" style:justify-single-word="false"/>
      <style:text-properties fo:font-size="10pt" officeooo:paragraph-rsid="005af661" style:font-size-asian="10pt" style:font-size-complex="10pt"/>
    </style:style>
    <style:style style:name="P29" style:family="paragraph" style:parent-style-name="Standard">
      <style:paragraph-properties fo:text-align="justify" style:justify-single-word="false"/>
      <style:text-properties fo:font-size="10pt" officeooo:paragraph-rsid="005fd2f9" style:font-size-asian="10pt" style:font-size-complex="10pt"/>
    </style:style>
    <style:style style:name="P30" style:family="paragraph" style:parent-style-name="Standard">
      <style:paragraph-properties fo:text-align="justify" style:justify-single-word="false"/>
      <style:text-properties fo:font-size="10pt" officeooo:paragraph-rsid="00610213" style:font-size-asian="10pt" style:font-size-complex="10pt"/>
    </style:style>
    <style:style style:name="P31" style:family="paragraph" style:parent-style-name="Standard">
      <style:paragraph-properties fo:text-align="justify" style:justify-single-word="false"/>
      <style:text-properties fo:font-size="10pt" officeooo:paragraph-rsid="00626007" style:font-size-asian="10pt" style:font-size-complex="10pt"/>
    </style:style>
    <style:style style:name="P32" style:family="paragraph" style:parent-style-name="Standard">
      <style:paragraph-properties fo:text-align="justify" style:justify-single-word="false"/>
      <style:text-properties fo:font-size="10pt" officeooo:paragraph-rsid="00639521" style:font-size-asian="10pt" style:font-size-complex="10pt"/>
    </style:style>
    <style:style style:name="P33" style:family="paragraph" style:parent-style-name="Standard">
      <style:paragraph-properties fo:text-align="justify" style:justify-single-word="false"/>
      <style:text-properties fo:font-size="10pt" officeooo:paragraph-rsid="0064bf87" style:font-size-asian="10pt" style:font-size-complex="10pt"/>
    </style:style>
    <style:style style:name="P34" style:family="paragraph" style:parent-style-name="Text_20_body">
      <style:paragraph-properties fo:margin-left="0cm" fo:margin-right="0cm" fo:text-align="justify" style:justify-single-word="false" fo:text-indent="0.953cm" style:auto-text-indent="false"/>
      <style:text-properties fo:font-size="10pt" officeooo:paragraph-rsid="0064bf87" style:font-size-asian="10pt" style:font-size-complex="10pt"/>
    </style:style>
    <style:style style:name="P35" style:family="paragraph" style:parent-style-name="Text_20_body">
      <style:paragraph-properties fo:margin-left="0cm" fo:margin-right="0cm" fo:text-align="justify" style:justify-single-word="false" fo:text-indent="0.953cm" style:auto-text-indent="false"/>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paragraph-rsid="005fd2f9" style:font-size-asian="10pt" style:font-size-complex="10pt"/>
    </style:style>
    <style:style style:name="P39" style:family="paragraph" style:parent-style-name="Text_20_body">
      <style:text-properties fo:font-size="10pt" officeooo:paragraph-rsid="005fd2f9" style:font-size-asian="10pt" style:font-size-complex="10pt"/>
    </style:style>
    <style:style style:name="P40" style:family="paragraph" style:parent-style-name="Text_20_body">
      <style:paragraph-properties fo:margin-left="0cm" fo:margin-right="0cm" fo:text-align="end" style:justify-single-word="false" fo:text-indent="0.953cm" style:auto-text-indent="false"/>
      <style:text-properties fo:font-size="10pt" style:font-size-asian="10pt" style:font-size-complex="10pt"/>
    </style:style>
    <style:style style:name="P41" style:family="paragraph" style:parent-style-name="Text_20_body">
      <style:paragraph-properties fo:text-align="end" style:justify-single-word="false"/>
      <style:text-properties fo:font-size="10pt" style:font-size-asian="10pt" style:font-size-complex="10pt"/>
    </style:style>
    <style:style style:name="P42" style:family="paragraph" style:parent-style-name="Text_20_body">
      <style:text-properties fo:font-size="10pt" style:font-size-asian="10pt" style:font-size-complex="10pt"/>
    </style:style>
    <style:style style:name="P43" style:family="paragraph" style:parent-style-name="Text_20_body">
      <style:paragraph-properties fo:text-align="center" style:justify-single-word="false"/>
      <style:text-properties fo:font-size="10pt" style:font-size-asian="10pt" style:font-size-complex="10pt"/>
    </style:style>
    <style:style style:name="P44" style:family="paragraph" style:parent-style-name="Table_20_Contents">
      <style:paragraph-properties fo:text-align="center" style:justify-single-word="false"/>
      <style:text-properties fo:font-size="10pt" style:font-size-asian="10pt" style:font-size-complex="10pt"/>
    </style:style>
    <style:style style:name="P45" style:family="paragraph" style:parent-style-name="Table_20_Contents">
      <style:text-properties fo:font-size="10pt" style:font-size-asian="10pt" style:font-size-complex="10pt"/>
    </style:style>
    <style:style style:name="P46" style:family="paragraph" style:parent-style-name="Preformatted_20_Text">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0pt" style:font-size-asian="10pt" style:font-size-complex="10pt"/>
    </style:style>
    <style:style style:name="P47" style:family="paragraph" style:parent-style-name="Preformatted_20_Text">
      <style:paragraph-properties fo:margin-left="0cm" fo:margin-right="0cm" fo:margin-top="0cm" fo:margin-bottom="0cm" style:contextual-spacing="false" fo:text-indent="0cm" style:auto-text-indent="false"/>
      <style:text-properties style:font-name="Times New Roman" fo:font-size="10pt" officeooo:paragraph-rsid="0056d2e2" style:font-size-asian="10pt" style:font-size-complex="10pt"/>
    </style:style>
    <style:style style:name="P48" style:family="paragraph" style:parent-style-name="Preformatted_20_Text">
      <style:paragraph-properties fo:margin-left="0cm" fo:margin-right="0cm" fo:margin-top="0cm" fo:margin-bottom="0cm" style:contextual-spacing="false" fo:text-align="end" style:justify-single-word="false" fo:text-indent="0cm" style:auto-text-indent="false"/>
      <style:text-properties style:font-name="Times New Roman" fo:font-size="10pt" officeooo:paragraph-rsid="0056d2e2" style:font-size-asian="10pt" style:font-size-complex="10pt"/>
    </style:style>
    <style:style style:name="P49" style:family="paragraph" style:parent-style-name="Preformatted_20_Text">
      <style:paragraph-properties fo:margin-left="0cm" fo:margin-right="0cm" fo:margin-top="0cm" fo:margin-bottom="0cm" style:contextual-spacing="false" fo:text-align="end" style:justify-single-word="false" fo:text-indent="0cm" style:auto-text-indent="false"/>
      <style:text-properties style:font-name="Times New Roman" fo:font-size="10pt" officeooo:paragraph-rsid="005daf55" style:font-size-asian="10pt" style:font-size-complex="10pt"/>
    </style:style>
    <style:style style:name="P50"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style:font-name="Times New Roman" fo:font-size="10pt" style:font-size-asian="10pt" style:font-size-complex="10pt"/>
    </style:style>
    <style:style style:name="P51" style:family="paragraph" style:parent-style-name="Preformatted_20_Text">
      <style:paragraph-properties fo:margin-left="0cm" fo:margin-right="0cm" fo:margin-top="0cm" fo:margin-bottom="0.499cm" style:contextual-spacing="false" fo:text-align="justify" style:justify-single-word="false" fo:text-indent="0cm" style:auto-text-indent="false"/>
      <style:text-properties style:font-name="Times New Roman" fo:font-size="10pt" style:font-size-asian="10pt" style:font-size-complex="10pt"/>
    </style:style>
    <style:style style:name="P52"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style:font-name="Times New Roman" fo:font-size="10pt" officeooo:paragraph-rsid="0056d2e2" style:font-size-asian="10pt" style:font-size-complex="10pt"/>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Times New Roman" fo:font-size="10pt" officeooo:paragraph-rsid="0056d2e2" style:font-size-asian="10pt" style:font-size-complex="10pt"/>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Times New Roman" fo:font-size="10pt" officeooo:paragraph-rsid="005daf55" style:font-size-asian="10pt" style:font-size-complex="10pt"/>
    </style:style>
    <style:style style:name="P55" style:family="paragraph" style:parent-style-name="Preformatted_20_Text">
      <style:paragraph-properties fo:margin-left="0cm" fo:margin-right="0cm" fo:margin-top="0cm" fo:margin-bottom="0cm" style:contextual-spacing="false" fo:text-indent="0cm" style:auto-text-indent="false"/>
      <style:text-properties style:font-name="Times New Roman" fo:font-size="10pt" officeooo:paragraph-rsid="005daf55" style:font-size-asian="10pt" style:font-size-complex="10pt"/>
    </style:style>
    <style:style style:name="P56" style:family="paragraph" style:parent-style-name="Standard">
      <style:text-properties style:font-name="Times New Roman" fo:font-size="10pt" officeooo:paragraph-rsid="00584772" style:font-size-asian="10pt" style:font-size-complex="10pt"/>
    </style:style>
    <style:style style:name="P57" style:family="paragraph" style:parent-style-name="Preformatted_20_Text">
      <style:paragraph-properties fo:margin-top="0cm" fo:margin-bottom="0cm" style:contextual-spacing="false" fo:text-align="center" style:justify-single-word="false"/>
      <style:text-properties style:font-name="Times New Roman" fo:font-size="10pt" officeooo:paragraph-rsid="0056d2e2" style:font-size-asian="10pt" style:font-size-complex="10pt"/>
    </style:style>
    <style:style style:name="P58" style:family="paragraph" style:parent-style-name="Preformatted_20_Text">
      <style:paragraph-properties fo:margin-top="0cm" fo:margin-bottom="0cm" style:contextual-spacing="false" fo:text-align="center" style:justify-single-word="false"/>
      <style:text-properties style:font-name="Times New Roman" fo:font-size="10pt" officeooo:paragraph-rsid="005daf55" style:font-size-asian="10pt" style:font-size-complex="10pt"/>
    </style:style>
    <style:style style:name="P59" style:family="paragraph" style:parent-style-name="Standard">
      <style:paragraph-properties fo:text-align="justify" style:justify-single-word="false" style:snap-to-layout-grid="false"/>
      <style:text-properties style:font-name="Times New Roman" fo:font-size="10pt" officeooo:paragraph-rsid="005801c9" style:font-size-asian="10pt" style:font-name-complex="Times New Roman2" style:font-size-complex="10pt"/>
    </style:style>
    <style:style style:name="P60" style:family="paragraph" style:parent-style-name="Standard">
      <style:paragraph-properties fo:text-align="justify" style:justify-single-word="false" style:snap-to-layout-grid="false"/>
      <style:text-properties style:font-name="Times New Roman" fo:font-size="10pt" officeooo:paragraph-rsid="005af661" style:font-size-asian="10pt" style:font-name-complex="Times New Roman2" style:font-size-complex="10pt"/>
    </style:style>
    <style:style style:name="P61" style:family="paragraph" style:parent-style-name="Standard">
      <style:paragraph-properties fo:text-align="justify" style:justify-single-word="false" style:snap-to-layout-grid="false"/>
      <style:text-properties style:font-name="Times New Roman" fo:font-size="10pt" officeooo:paragraph-rsid="005fd2f9" style:font-size-asian="10pt" style:font-name-complex="Times New Roman2" style:font-size-complex="10pt"/>
    </style:style>
    <style:style style:name="P62" style:family="paragraph" style:parent-style-name="Standard">
      <style:paragraph-properties fo:text-align="justify" style:justify-single-word="false" style:snap-to-layout-grid="false"/>
      <style:text-properties style:font-name="Times New Roman" fo:font-size="10pt" officeooo:paragraph-rsid="00610213" style:font-size-asian="10pt" style:font-name-complex="Times New Roman2" style:font-size-complex="10pt"/>
    </style:style>
    <style:style style:name="P63" style:family="paragraph" style:parent-style-name="Standard">
      <style:paragraph-properties fo:text-align="justify" style:justify-single-word="false" style:snap-to-layout-grid="false"/>
      <style:text-properties style:font-name="Times New Roman" fo:font-size="10pt" officeooo:paragraph-rsid="00626007" style:font-size-asian="10pt" style:font-name-complex="Times New Roman2" style:font-size-complex="10pt"/>
    </style:style>
    <style:style style:name="P64" style:family="paragraph" style:parent-style-name="Standard">
      <style:paragraph-properties fo:text-align="justify" style:justify-single-word="false" style:snap-to-layout-grid="false"/>
      <style:text-properties style:font-name="Times New Roman" fo:font-size="10pt" officeooo:paragraph-rsid="00639521" style:font-size-asian="10pt" style:font-name-complex="Times New Roman2" style:font-size-complex="10pt"/>
    </style:style>
    <style:style style:name="P65" style:family="paragraph" style:parent-style-name="Standard">
      <style:paragraph-properties fo:text-align="justify" style:justify-single-word="false" style:snap-to-layout-grid="false"/>
      <style:text-properties style:font-name="Times New Roman" fo:font-size="10pt" officeooo:paragraph-rsid="0064bf87" style:font-size-asian="10pt" style:font-name-complex="Times New Roman2" style:font-size-complex="10pt"/>
    </style:style>
    <style:style style:name="P66" style:family="paragraph" style:parent-style-name="Standard">
      <style:paragraph-properties fo:text-align="justify" style:justify-single-word="false"/>
      <style:text-properties style:font-name="Times New Roman" fo:font-size="10pt" officeooo:paragraph-rsid="005801c9" style:font-size-asian="10pt" style:font-name-complex="Times New Roman2" style:font-size-complex="10pt"/>
    </style:style>
    <style:style style:name="P67" style:family="paragraph" style:parent-style-name="Standard">
      <style:paragraph-properties fo:text-align="justify" style:justify-single-word="false"/>
      <style:text-properties style:font-name="Times New Roman" fo:font-size="10pt" officeooo:paragraph-rsid="005af661" style:font-size-asian="10pt" style:font-name-complex="Times New Roman2" style:font-size-complex="10pt"/>
    </style:style>
    <style:style style:name="P68" style:family="paragraph" style:parent-style-name="Standard">
      <style:paragraph-properties fo:text-align="justify" style:justify-single-word="false"/>
      <style:text-properties style:font-name="Times New Roman" fo:font-size="10pt" officeooo:paragraph-rsid="005fd2f9" style:font-size-asian="10pt" style:font-name-complex="Times New Roman2" style:font-size-complex="10pt"/>
    </style:style>
    <style:style style:name="P69" style:family="paragraph" style:parent-style-name="Standard">
      <style:paragraph-properties fo:text-align="justify" style:justify-single-word="false"/>
      <style:text-properties style:font-name="Times New Roman" fo:font-size="10pt" officeooo:paragraph-rsid="00610213" style:font-size-asian="10pt" style:font-name-complex="Times New Roman2" style:font-size-complex="10pt"/>
    </style:style>
    <style:style style:name="P70" style:family="paragraph" style:parent-style-name="Standard">
      <style:paragraph-properties fo:text-align="justify" style:justify-single-word="false"/>
      <style:text-properties style:font-name="Times New Roman" fo:font-size="10pt" officeooo:paragraph-rsid="00626007" style:font-size-asian="10pt" style:font-name-complex="Times New Roman2" style:font-size-complex="10pt"/>
    </style:style>
    <style:style style:name="P71" style:family="paragraph" style:parent-style-name="Standard">
      <style:paragraph-properties fo:text-align="justify" style:justify-single-word="false"/>
      <style:text-properties style:font-name="Times New Roman" fo:font-size="10pt" officeooo:paragraph-rsid="00639521" style:font-size-asian="10pt" style:font-name-complex="Times New Roman2" style:font-size-complex="10pt"/>
    </style:style>
    <style:style style:name="P72" style:family="paragraph" style:parent-style-name="Standard">
      <style:paragraph-properties fo:text-align="justify" style:justify-single-word="false"/>
      <style:text-properties style:font-name="Times New Roman" fo:font-size="10pt" officeooo:paragraph-rsid="0064bf87" style:font-size-asian="10pt" style:font-name-complex="Times New Roman2" style:font-size-complex="10pt"/>
    </style:style>
    <style:style style:name="P73" style:family="paragraph" style:parent-style-name="Standard">
      <style:paragraph-properties fo:line-height="100%" fo:text-align="justify" style:justify-single-word="false"/>
      <style:text-properties style:font-name="Times New Roman" fo:font-size="10pt" officeooo:paragraph-rsid="005357d8" style:font-size-asian="10pt" style:font-name-complex="Times New Roman2" style:font-size-complex="10pt"/>
    </style:style>
    <style:style style:name="P74" style:family="paragraph" style:parent-style-name="Standard">
      <style:paragraph-properties fo:line-height="100%" fo:text-align="justify" style:justify-single-word="false" style:snap-to-layout-grid="false"/>
      <style:text-properties style:font-name="Times New Roman" fo:font-size="10pt" officeooo:paragraph-rsid="005357d8" style:font-size-asian="10pt" style:font-name-complex="Times New Roman2" style:font-size-complex="10pt"/>
    </style:style>
    <style:style style:name="P75" style:family="paragraph" style:parent-style-name="Standard">
      <style:paragraph-properties fo:margin-top="0cm" fo:margin-bottom="0cm" style:contextual-spacing="false" fo:line-height="100%" fo:text-align="justify" style:justify-single-word="false" style:snap-to-layout-grid="false"/>
      <style:text-properties style:font-name="Times New Roman" fo:font-size="10pt" officeooo:paragraph-rsid="005357d8" style:font-size-asian="10pt" style:font-name-complex="Times New Roman2" style:font-size-complex="10pt"/>
    </style:style>
    <style:style style:name="P76" style:family="paragraph" style:parent-style-name="Standard">
      <style:paragraph-properties fo:margin-top="0cm" fo:margin-bottom="0cm" style:contextual-spacing="false" fo:line-height="100%" fo:text-align="justify" style:justify-single-word="false" fo:hyphenation-ladder-count="no-limit" style:snap-to-layout-grid="false"/>
      <style:text-properties style:font-name="Times New Roman" fo:font-size="10pt" officeooo:paragraph-rsid="005357d8" style:font-size-asian="10pt" style:font-name-complex="Times New Roman2" style:font-size-complex="10pt" fo:hyphenate="false" fo:hyphenation-remain-char-count="2" fo:hyphenation-push-char-count="2" loext:hyphenation-no-caps="false"/>
    </style:style>
    <style:style style:name="P77" style:family="paragraph" style:parent-style-name="Standard">
      <style:paragraph-properties fo:text-align="justify" style:justify-single-word="false"/>
      <style:text-properties style:font-name="Times New Roman" fo:font-size="10pt" officeooo:paragraph-rsid="005801c9" style:font-size-asian="10pt" style:language-asian="ar" style:country-asian="SA" style:font-name-complex="Times New Roman2" style:font-size-complex="10pt"/>
    </style:style>
    <style:style style:name="P78" style:family="paragraph" style:parent-style-name="Standard">
      <style:paragraph-properties fo:text-align="justify" style:justify-single-word="false"/>
      <style:text-properties style:font-name="Times New Roman" fo:font-size="10pt" officeooo:paragraph-rsid="005af661" style:font-size-asian="10pt" style:language-asian="ar" style:country-asian="SA" style:font-name-complex="Times New Roman2" style:font-size-complex="10pt"/>
    </style:style>
    <style:style style:name="P79" style:family="paragraph" style:parent-style-name="Standard">
      <style:paragraph-properties fo:text-align="justify" style:justify-single-word="false"/>
      <style:text-properties style:font-name="Times New Roman" fo:font-size="10pt" officeooo:paragraph-rsid="005fd2f9" style:font-size-asian="10pt" style:language-asian="ar" style:country-asian="SA" style:font-name-complex="Times New Roman2" style:font-size-complex="10pt"/>
    </style:style>
    <style:style style:name="P80" style:family="paragraph" style:parent-style-name="Standard">
      <style:paragraph-properties fo:text-align="justify" style:justify-single-word="false"/>
      <style:text-properties style:font-name="Times New Roman" fo:font-size="10pt" officeooo:paragraph-rsid="00610213" style:font-size-asian="10pt" style:language-asian="ar" style:country-asian="SA" style:font-name-complex="Times New Roman2" style:font-size-complex="10pt"/>
    </style:style>
    <style:style style:name="P81" style:family="paragraph" style:parent-style-name="Standard">
      <style:paragraph-properties fo:text-align="justify" style:justify-single-word="false"/>
      <style:text-properties style:font-name="Times New Roman" fo:font-size="10pt" officeooo:paragraph-rsid="00626007" style:font-size-asian="10pt" style:language-asian="ar" style:country-asian="SA" style:font-name-complex="Times New Roman2" style:font-size-complex="10pt"/>
    </style:style>
    <style:style style:name="P82" style:family="paragraph" style:parent-style-name="Standard">
      <style:paragraph-properties fo:text-align="justify" style:justify-single-word="false"/>
      <style:text-properties style:font-name="Times New Roman" fo:font-size="10pt" officeooo:paragraph-rsid="00639521" style:font-size-asian="10pt" style:language-asian="ar" style:country-asian="SA" style:font-name-complex="Times New Roman2" style:font-size-complex="10pt"/>
    </style:style>
    <style:style style:name="P83" style:family="paragraph" style:parent-style-name="Standard">
      <style:paragraph-properties fo:text-align="justify" style:justify-single-word="false"/>
      <style:text-properties style:font-name="Times New Roman" fo:font-size="10pt" officeooo:paragraph-rsid="0064bf87" style:font-size-asian="10pt" style:language-asian="ar" style:country-asian="SA" style:font-name-complex="Times New Roman2" style:font-size-complex="10pt"/>
    </style:style>
    <style:style style:name="P84" style:family="paragraph" style:parent-style-name="Standard">
      <style:paragraph-properties fo:line-height="100%" fo:text-align="justify" style:justify-single-word="false"/>
      <style:text-properties style:font-name="Times New Roman" fo:font-size="10pt" officeooo:paragraph-rsid="005357d8" style:font-size-asian="10pt" style:language-asian="ar" style:country-asian="SA" style:font-name-complex="Times New Roman2" style:font-size-complex="10pt"/>
    </style:style>
    <style:style style:name="P85" style:family="paragraph" style:parent-style-name="Standard">
      <style:paragraph-properties fo:text-align="center" style:justify-single-word="false" style:snap-to-layout-grid="false"/>
      <style:text-properties style:font-name="Times New Roman" fo:font-size="10pt" fo:font-weight="bold" officeooo:paragraph-rsid="005801c9" style:font-size-asian="10pt" style:font-weight-asian="bold" style:font-name-complex="Times New Roman2" style:font-size-complex="10pt"/>
    </style:style>
    <style:style style:name="P86" style:family="paragraph" style:parent-style-name="Standard">
      <style:paragraph-properties fo:text-align="center" style:justify-single-word="false" style:snap-to-layout-grid="false"/>
      <style:text-properties style:font-name="Times New Roman" fo:font-size="10pt" fo:font-weight="bold" officeooo:paragraph-rsid="005af661" style:font-size-asian="10pt" style:font-weight-asian="bold" style:font-name-complex="Times New Roman2" style:font-size-complex="10pt"/>
    </style:style>
    <style:style style:name="P87" style:family="paragraph" style:parent-style-name="Standard">
      <style:paragraph-properties fo:text-align="center" style:justify-single-word="false" style:snap-to-layout-grid="false"/>
      <style:text-properties style:font-name="Times New Roman" fo:font-size="10pt" fo:font-weight="bold" officeooo:paragraph-rsid="005fd2f9" style:font-size-asian="10pt" style:font-weight-asian="bold" style:font-name-complex="Times New Roman2" style:font-size-complex="10pt"/>
    </style:style>
    <style:style style:name="P88" style:family="paragraph" style:parent-style-name="Standard">
      <style:paragraph-properties fo:text-align="center" style:justify-single-word="false" style:snap-to-layout-grid="false"/>
      <style:text-properties style:font-name="Times New Roman" fo:font-size="10pt" fo:font-weight="bold" officeooo:paragraph-rsid="00610213" style:font-size-asian="10pt" style:font-weight-asian="bold" style:font-name-complex="Times New Roman2" style:font-size-complex="10pt"/>
    </style:style>
    <style:style style:name="P89" style:family="paragraph" style:parent-style-name="Standard">
      <style:paragraph-properties fo:text-align="center" style:justify-single-word="false" style:snap-to-layout-grid="false"/>
      <style:text-properties style:font-name="Times New Roman" fo:font-size="10pt" fo:font-weight="bold" officeooo:paragraph-rsid="00626007" style:font-size-asian="10pt" style:font-weight-asian="bold" style:font-name-complex="Times New Roman2" style:font-size-complex="10pt"/>
    </style:style>
    <style:style style:name="P90" style:family="paragraph" style:parent-style-name="Standard">
      <style:paragraph-properties fo:text-align="center" style:justify-single-word="false" style:snap-to-layout-grid="false"/>
      <style:text-properties style:font-name="Times New Roman" fo:font-size="10pt" fo:font-weight="bold" officeooo:paragraph-rsid="00639521" style:font-size-asian="10pt" style:font-weight-asian="bold" style:font-name-complex="Times New Roman2" style:font-size-complex="10pt"/>
    </style:style>
    <style:style style:name="P91" style:family="paragraph" style:parent-style-name="Standard">
      <style:paragraph-properties fo:text-align="center" style:justify-single-word="false" style:snap-to-layout-grid="false"/>
      <style:text-properties style:font-name="Times New Roman" fo:font-size="10pt" fo:font-weight="bold" officeooo:paragraph-rsid="0064bf87" style:font-size-asian="10pt" style:font-weight-asian="bold" style:font-name-complex="Times New Roman2" style:font-size-complex="10pt"/>
    </style:style>
    <style:style style:name="P92" style:family="paragraph" style:parent-style-name="Standard">
      <style:paragraph-properties fo:text-align="center" style:justify-single-word="false"/>
      <style:text-properties style:font-name="Times New Roman" fo:font-size="10pt" fo:font-weight="bold" officeooo:paragraph-rsid="005801c9" style:font-size-asian="10pt" style:font-weight-asian="bold" style:font-name-complex="Times New Roman2" style:font-size-complex="10pt"/>
    </style:style>
    <style:style style:name="P93" style:family="paragraph" style:parent-style-name="Standard">
      <style:paragraph-properties fo:text-align="center" style:justify-single-word="false"/>
      <style:text-properties style:font-name="Times New Roman" fo:font-size="10pt" fo:font-weight="bold" officeooo:paragraph-rsid="005af661" style:font-size-asian="10pt" style:font-weight-asian="bold" style:font-name-complex="Times New Roman2" style:font-size-complex="10pt"/>
    </style:style>
    <style:style style:name="P94" style:family="paragraph" style:parent-style-name="Standard">
      <style:paragraph-properties fo:text-align="center" style:justify-single-word="false"/>
      <style:text-properties style:font-name="Times New Roman" fo:font-size="10pt" fo:font-weight="bold" officeooo:paragraph-rsid="005fd2f9" style:font-size-asian="10pt" style:font-weight-asian="bold" style:font-name-complex="Times New Roman2" style:font-size-complex="10pt"/>
    </style:style>
    <style:style style:name="P95" style:family="paragraph" style:parent-style-name="Standard">
      <style:paragraph-properties fo:text-align="center" style:justify-single-word="false"/>
      <style:text-properties style:font-name="Times New Roman" fo:font-size="10pt" fo:font-weight="bold" officeooo:paragraph-rsid="00610213" style:font-size-asian="10pt" style:font-weight-asian="bold" style:font-name-complex="Times New Roman2" style:font-size-complex="10pt"/>
    </style:style>
    <style:style style:name="P96" style:family="paragraph" style:parent-style-name="Standard">
      <style:paragraph-properties fo:text-align="center" style:justify-single-word="false"/>
      <style:text-properties style:font-name="Times New Roman" fo:font-size="10pt" fo:font-weight="bold" officeooo:paragraph-rsid="00626007" style:font-size-asian="10pt" style:font-weight-asian="bold" style:font-name-complex="Times New Roman2" style:font-size-complex="10pt"/>
    </style:style>
    <style:style style:name="P97" style:family="paragraph" style:parent-style-name="Standard">
      <style:paragraph-properties fo:text-align="center" style:justify-single-word="false"/>
      <style:text-properties style:font-name="Times New Roman" fo:font-size="10pt" fo:font-weight="bold" officeooo:paragraph-rsid="00639521" style:font-size-asian="10pt" style:font-weight-asian="bold" style:font-name-complex="Times New Roman2" style:font-size-complex="10pt"/>
    </style:style>
    <style:style style:name="P98" style:family="paragraph" style:parent-style-name="Standard">
      <style:paragraph-properties fo:text-align="center" style:justify-single-word="false"/>
      <style:text-properties style:font-name="Times New Roman" fo:font-size="10pt" fo:font-weight="bold" officeooo:paragraph-rsid="0064bf87" style:font-size-asian="10pt" style:font-weight-asian="bold" style:font-name-complex="Times New Roman2" style:font-size-complex="10pt"/>
    </style:style>
    <style:style style:name="P99" style:family="paragraph" style:parent-style-name="Standard">
      <style:paragraph-properties fo:line-height="100%" fo:text-align="center" style:justify-single-word="false"/>
      <style:text-properties style:font-name="Times New Roman" fo:font-size="10pt" fo:font-weight="bold" officeooo:paragraph-rsid="005357d8" style:font-size-asian="10pt" style:font-weight-asian="bold" style:font-name-complex="Times New Roman2" style:font-size-complex="10pt"/>
    </style:style>
    <style:style style:name="P100" style:family="paragraph" style:parent-style-name="Standard">
      <style:paragraph-properties fo:line-height="100%" fo:text-align="center" style:justify-single-word="false" style:snap-to-layout-grid="false"/>
      <style:text-properties style:font-name="Times New Roman" fo:font-size="10pt" fo:font-weight="bold" officeooo:paragraph-rsid="005357d8" style:font-size-asian="10pt" style:font-weight-asian="bold" style:font-name-complex="Times New Roman2" style:font-size-complex="10pt"/>
    </style:style>
    <style:style style:name="P101"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style>
    <style:style style:name="P102" style:family="paragraph" style:parent-style-name="Text_20_body">
      <style:paragraph-properties fo:margin-left="0cm" fo:margin-right="0cm" fo:line-height="100%" fo:text-align="justify" style:justify-single-word="false" fo:text-indent="0.953cm" style:auto-text-indent="false"/>
    </style:style>
    <style:style style:name="P10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officeooo:paragraph-rsid="005357d8"/>
    </style:style>
    <style:style style:name="P104" style:family="paragraph" style:parent-style-name="Standard">
      <style:paragraph-properties fo:text-align="center" style:justify-single-word="false"/>
      <style:text-properties style:font-name="Times New Roman1" fo:font-size="12pt"/>
    </style:style>
    <style:style style:name="P105" style:family="paragraph" style:parent-style-name="Text_20_body">
      <style:paragraph-properties fo:text-align="end" style:justify-single-word="false"/>
      <style:text-properties style:font-name="Times New Roman1" fo:font-size="12pt" fo:font-weight="normal"/>
    </style:style>
    <style:style style:name="P106" style:family="paragraph" style:parent-style-name="Standard">
      <style:paragraph-properties fo:text-align="end" style:justify-single-word="false"/>
      <style:text-properties style:font-name="Times New Roman1" fo:font-size="10pt" fo:font-weight="normal" officeooo:paragraph-rsid="00656aa7" style:font-size-asian="10pt" style:font-size-complex="10pt"/>
    </style:style>
    <style:style style:name="P107" style:family="paragraph" style:parent-style-name="Text_20_body">
      <style:paragraph-properties fo:text-align="end" style:justify-single-word="false"/>
      <style:text-properties style:font-name="Times New Roman1" fo:font-size="10pt" fo:font-weight="normal" style:font-size-asian="10pt" style:font-size-complex="10pt"/>
    </style:style>
    <style:style style:name="P108" style:family="paragraph" style:parent-style-name="Text_20_body">
      <style:paragraph-properties fo:margin-left="0cm" fo:margin-right="0cm" fo:text-align="justify" style:justify-single-word="false" fo:text-indent="0.953cm" style:auto-text-indent="false"/>
      <style:text-properties style:font-name="Times New Roman1" fo:font-size="10pt" fo:font-weight="normal" style:font-size-asian="10pt" style:font-size-complex="10pt"/>
    </style:style>
    <style:style style:name="P109" style:family="paragraph" style:parent-style-name="Text_20_body">
      <style:paragraph-properties fo:margin-left="0cm" fo:margin-right="0cm" fo:line-height="100%" fo:text-align="justify" style:justify-single-word="false" fo:text-indent="0.953cm" style:auto-text-indent="false"/>
      <style:text-properties style:font-name="Times New Roman1" fo:font-size="10pt" fo:font-weight="normal" style:font-size-asian="10pt" style:font-size-complex="10pt"/>
    </style:style>
    <style:style style:name="P110" style:family="paragraph" style:parent-style-name="Standard">
      <style:paragraph-properties fo:line-height="100%" fo:text-align="center" style:justify-single-word="false"/>
      <style:text-properties style:font-name="Times New Roman1" fo:font-size="10pt" style:font-size-asian="10pt" style:font-size-complex="10pt"/>
    </style:style>
    <style:style style:name="P111" style:family="paragraph" style:parent-style-name="Text_20_body">
      <style:paragraph-properties fo:line-height="100%" fo:text-align="center" style:justify-single-word="false"/>
      <style:text-properties style:font-name="Times New Roman1" fo:font-size="10pt" style:font-size-asian="10pt" style:font-size-complex="10pt"/>
    </style:style>
    <style:style style:name="P112" style:family="paragraph" style:parent-style-name="Text_20_body">
      <style:paragraph-properties fo:line-height="100%" fo:text-align="center" style:justify-single-word="false"/>
      <style:text-properties style:font-name="Times New Roman1" fo:font-size="10pt" officeooo:paragraph-rsid="0025541f" style:font-size-asian="10pt" style:font-size-complex="10pt"/>
    </style:style>
    <style:style style:name="P113" style:family="paragraph" style:parent-style-name="Text_20_body">
      <style:paragraph-properties fo:line-height="100%" fo:text-align="center" style:justify-single-word="false"/>
      <style:text-properties style:font-name="Times New Roman1" fo:font-size="10pt" officeooo:paragraph-rsid="003b678b" style:font-size-asian="10pt" style:font-size-complex="10pt"/>
    </style:style>
    <style:style style:name="P114" style:family="paragraph" style:parent-style-name="Text_20_body">
      <style:paragraph-properties fo:line-height="100%" fo:text-align="center" style:justify-single-word="false"/>
      <style:text-properties style:font-name="Times New Roman1" fo:font-size="10pt" officeooo:paragraph-rsid="0022437b" style:font-size-asian="10pt" style:font-size-complex="10pt"/>
    </style:style>
    <style:style style:name="P115" style:family="paragraph" style:parent-style-name="Text_20_body">
      <style:paragraph-properties fo:line-height="100%" fo:text-align="center" style:justify-single-word="false"/>
      <style:text-properties style:font-name="Times New Roman1" fo:font-size="10pt" officeooo:paragraph-rsid="0033b587" style:font-size-asian="10pt" style:font-size-complex="10pt"/>
    </style:style>
    <style:style style:name="P116" style:family="paragraph" style:parent-style-name="Text_20_body">
      <style:paragraph-properties fo:text-align="center" style:justify-single-word="false"/>
      <style:text-properties style:font-name="Times New Roman1" fo:font-size="10pt" style:font-size-asian="10pt" style:font-size-complex="10pt"/>
    </style:style>
    <style:style style:name="P117" style:family="paragraph" style:parent-style-name="Table_20_Contents">
      <style:paragraph-properties fo:text-align="center" style:justify-single-word="false"/>
      <style:text-properties style:font-name="Times New Roman1" fo:font-size="10pt" style:font-size-asian="10pt" style:font-size-complex="10pt"/>
    </style:style>
    <style:style style:name="P118" style:family="paragraph" style:parent-style-name="Table_20_Contents">
      <style:text-properties style:font-name="Times New Roman1" fo:font-size="10pt" style:font-size-asian="10pt" style:font-size-complex="10pt"/>
    </style:style>
    <style:style style:name="P119" style:family="paragraph" style:parent-style-name="Standard">
      <style:paragraph-properties fo:text-align="end" style:justify-single-word="false"/>
      <style:text-properties officeooo:paragraph-rsid="00656aa7"/>
    </style:style>
    <style:style style:name="P120" style:family="paragraph" style:parent-style-name="Text_20_body">
      <style:paragraph-properties fo:margin-left="0cm" fo:margin-right="0cm" fo:text-align="justify" style:justify-single-word="false" fo:text-indent="0.953cm" style:auto-text-indent="false"/>
    </style:style>
    <style:style style:name="P121" style:family="paragraph" style:parent-style-name="Text_20_body">
      <style:paragraph-properties fo:text-align="justify" style:justify-single-word="false"/>
    </style:style>
    <style:style style:name="P122" style:family="paragraph" style:parent-style-name="Preformatted_20_Text" style:list-style-name="L1">
      <style:paragraph-properties fo:margin-top="0cm" fo:margin-bottom="0cm" style:contextual-spacing="false"/>
      <style:text-properties style:font-name="Times New Roman" fo:font-size="10pt" officeooo:paragraph-rsid="0056d2e2" style:font-size-asian="10pt" style:font-size-complex="10pt"/>
    </style:style>
    <style:style style:name="P123" style:family="paragraph" style:parent-style-name="Preformatted_20_Text" style:list-style-name="L1">
      <style:paragraph-properties fo:margin-top="0cm" fo:margin-bottom="0cm" style:contextual-spacing="false"/>
      <style:text-properties style:font-name="Times New Roman" fo:font-size="10pt" officeooo:paragraph-rsid="005daf55" style:font-size-asian="10pt" style:font-size-complex="10pt"/>
    </style:style>
    <style:style style:name="P124" style:family="paragraph" style:parent-style-name="Standard">
      <style:paragraph-properties fo:margin-top="0cm" fo:margin-bottom="0cm" style:contextual-spacing="false" fo:line-height="100%" fo:text-align="justify" style:justify-single-word="false" fo:hyphenation-ladder-count="no-limit" style:snap-to-layout-grid="false"/>
      <style:text-properties officeooo:paragraph-rsid="005357d8" fo:hyphenate="false" fo:hyphenation-remain-char-count="2" fo:hyphenation-push-char-count="2" loext:hyphenation-no-caps="false"/>
    </style:style>
    <style:style style:name="T1" style:family="text">
      <style:text-properties fo:color="#0000ff" loext:opacity="100%" style:text-line-through-style="none" style:text-line-through-type="none" style:font-name="Times New Roman1" fo:font-size="10pt" fo:language="ru" fo:country="RU" style:text-underline-style="none" style:text-blinking="false" style:font-size-asian="10pt" style:font-size-complex="10pt"/>
    </style:style>
    <style:style style:name="T2" style:family="text">
      <style:text-properties fo:color="#0000ff" loext:opacity="100%" style:text-line-through-style="none" style:text-line-through-type="none" style:font-name="Times New Roman1" fo:font-size="10pt" style:text-underline-style="none" fo:font-weight="normal" style:text-blinking="false" style:font-size-asian="10pt" style:font-size-complex="10pt"/>
    </style:style>
    <style:style style:name="T3" style:family="text">
      <style:text-properties fo:color="#0000ff" loext:opacity="100%" style:text-line-through-style="none" style:text-line-through-type="none" style:font-name="Times New Roman" fo:font-size="10pt" style:text-underline-style="none" style:text-blinking="false" style:font-size-asian="10pt" style:font-size-complex="10pt"/>
    </style:style>
    <style:style style:name="T4" style:family="text">
      <style:text-properties fo:color="#0000ff" loext:opacity="100%" style:text-line-through-style="none" style:text-line-through-type="none" fo:font-size="10pt" style:text-underline-style="none" style:text-blinking="false" style:font-size-asian="10pt" style:font-size-complex="10pt"/>
    </style:style>
    <style:style style:name="T5" style:family="text">
      <style:text-properties style:font-name="Times New Roman1" fo:font-size="12pt"/>
    </style:style>
    <style:style style:name="T6" style:family="text">
      <style:text-properties style:font-name="Times New Roman1" fo:font-size="10pt" style:font-size-asian="10pt" style:font-size-complex="10pt"/>
    </style:style>
    <style:style style:name="T7" style:family="text">
      <style:text-properties style:font-name="Times New Roman1" fo:font-size="10pt" officeooo:rsid="007f4e56" style:font-size-asian="10pt" style:font-size-complex="10pt"/>
    </style:style>
    <style:style style:name="T8" style:family="text">
      <style:text-properties style:font-name="Times New Roman1" fo:font-size="10pt" fo:font-weight="normal" style:font-size-asian="10pt" style:font-size-complex="10pt"/>
    </style:style>
    <style:style style:name="T9" style:family="text">
      <style:text-properties style:font-name="Times New Roman1" fo:font-size="10pt" fo:language="ru" fo:country="RU" fo:font-weight="normal" style:font-size-asian="10pt" style:font-size-complex="10pt"/>
    </style:style>
    <style:style style:name="T10" style:family="text">
      <style:text-properties style:font-name="Times New Roman1" fo:font-size="10pt" fo:language="ru" fo:country="RU" fo:font-weight="normal" officeooo:rsid="0006e29d" style:font-size-asian="10pt" style:font-size-complex="10pt"/>
    </style:style>
    <style:style style:name="T11" style:family="text">
      <style:text-properties style:font-name="Times New Roman1" fo:font-size="10pt" fo:language="ru" fo:country="RU" fo:font-weight="normal" officeooo:rsid="000b9877" style:font-size-asian="10pt" style:font-size-complex="10pt"/>
    </style:style>
    <style:style style:name="T12" style:family="text">
      <style:text-properties style:font-name="Times New Roman1" fo:font-size="10pt" fo:language="ru" fo:country="RU" fo:font-weight="normal" officeooo:rsid="0012da4f" style:font-size-asian="10pt" style:font-size-complex="10pt"/>
    </style:style>
    <style:style style:name="T13" style:family="text">
      <style:text-properties style:font-name="Times New Roman1" fo:font-size="10pt" fo:language="ru" fo:country="RU" fo:font-weight="normal" officeooo:rsid="00192581" style:font-size-asian="10pt" style:font-size-complex="10pt"/>
    </style:style>
    <style:style style:name="T14" style:family="text">
      <style:text-properties style:font-name="Times New Roman1" fo:font-size="10pt" fo:language="ru" fo:country="RU" fo:font-weight="normal" officeooo:rsid="001d4ee3" style:font-size-asian="10pt" style:font-size-complex="10pt"/>
    </style:style>
    <style:style style:name="T15" style:family="text">
      <style:text-properties style:font-name="Times New Roman1" fo:font-size="10pt" fo:language="ru" fo:country="RU" fo:font-weight="normal" officeooo:rsid="001ed090" style:font-size-asian="10pt" style:font-size-complex="10pt"/>
    </style:style>
    <style:style style:name="T16" style:family="text">
      <style:text-properties style:font-name="Times New Roman1" fo:font-size="10pt" fo:language="ru" fo:country="RU" fo:font-weight="normal" officeooo:rsid="00239f02" style:font-size-asian="10pt" style:font-size-complex="10pt"/>
    </style:style>
    <style:style style:name="T17" style:family="text">
      <style:text-properties style:font-name="Times New Roman1" fo:font-size="10pt" fo:language="ru" fo:country="RU" fo:font-weight="normal" officeooo:rsid="002b0bbb" style:font-size-asian="10pt" style:font-size-complex="10pt"/>
    </style:style>
    <style:style style:name="T18" style:family="text">
      <style:text-properties style:font-name="Times New Roman1" fo:font-size="10pt" fo:language="ru" fo:country="RU" fo:font-weight="normal" officeooo:rsid="002c5f46" style:font-size-asian="10pt" style:font-size-complex="10pt"/>
    </style:style>
    <style:style style:name="T19" style:family="text">
      <style:text-properties style:font-name="Times New Roman1" fo:font-size="10pt" fo:language="ru" fo:country="RU" fo:font-weight="normal" officeooo:rsid="00304347" style:font-size-asian="10pt" style:font-size-complex="10pt"/>
    </style:style>
    <style:style style:name="T20" style:family="text">
      <style:text-properties style:font-name="Times New Roman1" fo:font-size="10pt" fo:language="ru" fo:country="RU" fo:font-weight="normal" officeooo:rsid="0052b25d" style:font-size-asian="10pt" style:font-size-complex="10pt"/>
    </style:style>
    <style:style style:name="T21" style:family="text">
      <style:text-properties style:font-name="Times New Roman1" fo:font-weight="normal"/>
    </style:style>
    <style:style style:name="T22" style:family="text">
      <style:text-properties officeooo:rsid="00027c9c"/>
    </style:style>
    <style:style style:name="T23" style:family="text">
      <style:text-properties fo:language="ru" fo:country="RU"/>
    </style:style>
    <style:style style:name="T24" style:family="text">
      <style:text-properties fo:language="ru" fo:country="RU" officeooo:rsid="00027c9c"/>
    </style:style>
    <style:style style:name="T25" style:family="text">
      <style:text-properties fo:language="ru" fo:country="RU" officeooo:rsid="0001e83e"/>
    </style:style>
    <style:style style:name="T26" style:family="text">
      <style:text-properties fo:language="ru" fo:country="RU" officeooo:rsid="00057b5a"/>
    </style:style>
    <style:style style:name="T27" style:family="text">
      <style:text-properties fo:language="ru" fo:country="RU" officeooo:rsid="000bab1a"/>
    </style:style>
    <style:style style:name="T28" style:family="text">
      <style:text-properties fo:language="ru" fo:country="RU" officeooo:rsid="000cd01f"/>
    </style:style>
    <style:style style:name="T29" style:family="text">
      <style:text-properties fo:language="ru" fo:country="RU" officeooo:rsid="0011f2a9"/>
    </style:style>
    <style:style style:name="T30" style:family="text">
      <style:text-properties fo:language="ru" fo:country="RU" officeooo:rsid="00138000"/>
    </style:style>
    <style:style style:name="T31" style:family="text">
      <style:text-properties fo:language="ru" fo:country="RU" officeooo:rsid="00155ffe"/>
    </style:style>
    <style:style style:name="T32" style:family="text">
      <style:text-properties fo:language="ru" fo:country="RU" officeooo:rsid="0015b234"/>
    </style:style>
    <style:style style:name="T33" style:family="text">
      <style:text-properties fo:language="ru" fo:country="RU" officeooo:rsid="00175940"/>
    </style:style>
    <style:style style:name="T34" style:family="text">
      <style:text-properties fo:language="ru" fo:country="RU" officeooo:rsid="0019d4ff"/>
    </style:style>
    <style:style style:name="T35" style:family="text">
      <style:text-properties fo:language="ru" fo:country="RU" officeooo:rsid="001b3524"/>
    </style:style>
    <style:style style:name="T36" style:family="text">
      <style:text-properties fo:language="ru" fo:country="RU" officeooo:rsid="001b6391"/>
    </style:style>
    <style:style style:name="T37" style:family="text">
      <style:text-properties fo:language="ru" fo:country="RU" officeooo:rsid="001c958f"/>
    </style:style>
    <style:style style:name="T38" style:family="text">
      <style:text-properties fo:language="ru" fo:country="RU" officeooo:rsid="001cad60"/>
    </style:style>
    <style:style style:name="T39" style:family="text">
      <style:text-properties fo:language="ru" fo:country="RU" officeooo:rsid="001ed090"/>
    </style:style>
    <style:style style:name="T40" style:family="text">
      <style:text-properties fo:language="ru" fo:country="RU" officeooo:rsid="002052ef"/>
    </style:style>
    <style:style style:name="T41" style:family="text">
      <style:text-properties fo:language="ru" fo:country="RU" officeooo:rsid="0022437b"/>
    </style:style>
    <style:style style:name="T42" style:family="text">
      <style:text-properties fo:language="ru" fo:country="RU" officeooo:rsid="0025541f"/>
    </style:style>
    <style:style style:name="T43" style:family="text">
      <style:text-properties fo:language="ru" fo:country="RU" officeooo:rsid="0025a7e8"/>
    </style:style>
    <style:style style:name="T44" style:family="text">
      <style:text-properties fo:language="ru" fo:country="RU" officeooo:rsid="0025b7ae"/>
    </style:style>
    <style:style style:name="T45" style:family="text">
      <style:text-properties fo:language="ru" fo:country="RU" officeooo:rsid="00267663"/>
    </style:style>
    <style:style style:name="T46" style:family="text">
      <style:text-properties fo:language="ru" fo:country="RU" officeooo:rsid="0026f938"/>
    </style:style>
    <style:style style:name="T47" style:family="text">
      <style:text-properties fo:language="ru" fo:country="RU" officeooo:rsid="0027fa23"/>
    </style:style>
    <style:style style:name="T48" style:family="text">
      <style:text-properties fo:language="ru" fo:country="RU" officeooo:rsid="0028c190"/>
    </style:style>
    <style:style style:name="T49" style:family="text">
      <style:text-properties fo:language="ru" fo:country="RU" officeooo:rsid="00297a29"/>
    </style:style>
    <style:style style:name="T50" style:family="text">
      <style:text-properties fo:language="ru" fo:country="RU" officeooo:rsid="002c5f46"/>
    </style:style>
    <style:style style:name="T51" style:family="text">
      <style:text-properties fo:language="ru" fo:country="RU" officeooo:rsid="002e1054"/>
    </style:style>
    <style:style style:name="T52" style:family="text">
      <style:text-properties fo:language="ru" fo:country="RU" officeooo:rsid="0031a444"/>
    </style:style>
    <style:style style:name="T53" style:family="text">
      <style:text-properties fo:language="ru" fo:country="RU" officeooo:rsid="00335d64"/>
    </style:style>
    <style:style style:name="T54" style:family="text">
      <style:text-properties fo:language="ru" fo:country="RU" officeooo:rsid="0033b587"/>
    </style:style>
    <style:style style:name="T55" style:family="text">
      <style:text-properties fo:language="ru" fo:country="RU" officeooo:rsid="00348a69"/>
    </style:style>
    <style:style style:name="T56" style:family="text">
      <style:text-properties fo:language="ru" fo:country="RU" officeooo:rsid="0034a8d9"/>
    </style:style>
    <style:style style:name="T57" style:family="text">
      <style:text-properties fo:language="ru" fo:country="RU" officeooo:rsid="003524a5"/>
    </style:style>
    <style:style style:name="T58" style:family="text">
      <style:text-properties fo:language="ru" fo:country="RU" officeooo:rsid="00377329"/>
    </style:style>
    <style:style style:name="T59" style:family="text">
      <style:text-properties fo:language="ru" fo:country="RU" officeooo:rsid="00388efe"/>
    </style:style>
    <style:style style:name="T60" style:family="text">
      <style:text-properties fo:language="ru" fo:country="RU" officeooo:rsid="0039f9ce"/>
    </style:style>
    <style:style style:name="T61" style:family="text">
      <style:text-properties fo:language="ru" fo:country="RU" officeooo:rsid="003b678b"/>
    </style:style>
    <style:style style:name="T62" style:family="text">
      <style:text-properties fo:language="ru" fo:country="RU" officeooo:rsid="003d4f0b"/>
    </style:style>
    <style:style style:name="T63" style:family="text">
      <style:text-properties fo:language="ru" fo:country="RU" officeooo:rsid="004246c4"/>
    </style:style>
    <style:style style:name="T64" style:family="text">
      <style:text-properties fo:language="ru" fo:country="RU" officeooo:rsid="004460a6"/>
    </style:style>
    <style:style style:name="T65" style:family="text">
      <style:text-properties fo:language="ru" fo:country="RU" officeooo:rsid="0044708a"/>
    </style:style>
    <style:style style:name="T66" style:family="text">
      <style:text-properties fo:language="ru" fo:country="RU" officeooo:rsid="00467084"/>
    </style:style>
    <style:style style:name="T67" style:family="text">
      <style:text-properties fo:language="ru" fo:country="RU" officeooo:rsid="004b7667"/>
    </style:style>
    <style:style style:name="T68" style:family="text">
      <style:text-properties fo:language="ru" fo:country="RU" officeooo:rsid="004ed8a7"/>
    </style:style>
    <style:style style:name="T69" style:family="text">
      <style:text-properties fo:language="ru" fo:country="RU" officeooo:rsid="0052b25d"/>
    </style:style>
    <style:style style:name="T70" style:family="text">
      <style:text-properties fo:language="ru" fo:country="RU" officeooo:rsid="00584772"/>
    </style:style>
    <style:style style:name="T71" style:family="text">
      <style:text-properties fo:language="ru" fo:country="RU" officeooo:rsid="005e1ec1"/>
    </style:style>
    <style:style style:name="T72" style:family="text">
      <style:text-properties fo:language="ru" fo:country="RU" officeooo:rsid="0063d5bb"/>
    </style:style>
    <style:style style:name="T73" style:family="text">
      <style:text-properties fo:language="ru" fo:country="RU" officeooo:rsid="00640f02"/>
    </style:style>
    <style:style style:name="T74" style:family="text">
      <style:text-properties fo:language="ru" fo:country="RU" officeooo:rsid="007f4e56"/>
    </style:style>
    <style:style style:name="T75" style:family="text">
      <style:text-properties officeooo:rsid="001c958f"/>
    </style:style>
    <style:style style:name="T76" style:family="text">
      <style:text-properties style:font-name="Times New Roman"/>
    </style:style>
    <style:style style:name="T77" style:family="text">
      <style:text-properties style:font-name="Times New Roman" fo:font-size="10pt" fo:language="en" fo:country="US" style:font-size-asian="10pt" style:font-name-complex="Times New Roman2" style:font-size-complex="10pt"/>
    </style:style>
    <style:style style:name="T78" style:family="text">
      <style:text-properties style:font-name="Times New Roman" fo:font-size="10pt" style:font-size-asian="10pt" style:font-name-complex="Times New Roman2" style:font-size-complex="10pt"/>
    </style:style>
    <style:style style:name="T79" style:family="text">
      <style:text-properties style:font-name="Times New Roman" fo:font-size="10pt" style:font-size-asian="10pt" style:font-size-complex="10pt"/>
    </style:style>
    <style:style style:name="T80" style:family="text">
      <style:text-properties style:font-name="Times New Roman" fo:language="en" fo:country="US" style:font-name-complex="Times New Roman2"/>
    </style:style>
    <style:style style:name="T81" style:family="text">
      <style:text-properties style:font-name="Times New Roman" style:font-name-complex="Times New Roman2"/>
    </style:style>
    <style:style style:name="T82" style:family="text">
      <style:text-properties style:font-name="Times New Roman" fo:language="ru" fo:country="RU" officeooo:rsid="00329c17" style:font-name-complex="Times New Roman2"/>
    </style:style>
    <style:style style:name="T83" style:family="text">
      <style:text-properties officeooo:rsid="0027fa23"/>
    </style:style>
    <style:style style:name="T84" style:family="text">
      <style:text-properties officeooo:rsid="00335d64"/>
    </style:style>
    <style:style style:name="T85" style:family="text">
      <style:text-properties officeooo:rsid="00584772"/>
    </style:style>
    <style:style style:name="T86" style:family="text">
      <style:text-properties fo:font-size="12pt"/>
    </style:style>
    <style:style style:name="T87" style:family="text">
      <style:text-properties fo:font-size="10pt" style:font-size-asian="10pt" style:font-size-complex="10pt"/>
    </style:style>
    <style:style style:name="T88" style:family="text">
      <style:text-properties fo:color="#333399" loext:opacity="100%" style:font-name="Times New Roman" fo:font-size="10pt" style:font-size-asian="10pt" style:font-name-complex="Times New Roman2" style:font-size-complex="10pt"/>
    </style:style>
    <style:style style:name="Sect1" style:family="section">
      <style:section-properties fo:margin-left="0cm" fo:margin-right="0cm" style:editable="false">
        <style:columns fo:column-count="1" fo:column-gap="0cm"/>
      </style:section-properties>
    </style:style>
    <style:style style:name="Sect2" style:family="section">
      <style:section-properties fo:margin-left="0.191cm" fo:margin-right="0.095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4.837cm" fo:text-indent="-0.635cm" fo:margin-left="4.83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72cm" fo:text-indent="-0.635cm" fo:margin-left="5.47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107cm" fo:text-indent="-0.635cm" fo:margin-left="6.10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742cm" fo:text-indent="-0.635cm" fo:margin-left="6.74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377cm" fo:text-indent="-0.635cm" fo:margin-left="7.37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012cm" fo:text-indent="-0.635cm" fo:margin-left="8.01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647cm" fo:text-indent="-0.635cm" fo:margin-left="8.64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282cm" fo:text-indent="-0.635cm" fo:margin-left="9.28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917cm" fo:text-indent="-0.635cm" fo:margin-left="9.91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552cm" fo:text-indent="-0.635cm" fo:margin-left="10.55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74">В редакции </text:span>Постановлени<text:span text:style-name="T74">я</text:span> Правительства РФ </text:p>
      <text:p text:style-name="P106">от 29.07.2013 N 645 <text:span text:style-name="T86"><text:s/></text:span></text:p>
      <text:section text:style-name="Sect1" text:name="pe1">
        <text:section text:style-name="Sect1" text:name="Раздел1">
          <text:p text:style-name="P119"><text:span text:style-name="T7">(</text:span><text:span text:style-name="T6"> ред. <text:s/>30.11.2021 </text:span><text:span text:style-name="T7">ПП </text:span><text:a xlink:type="simple" xlink:href="https://login.consultant.ru/link/?req=doc&amp;base=LAW&amp;n=402008&amp;dst=100497&amp;field=134&amp;date=22.02.2022" text:style-name="Internet_20_link" text:visited-style-name="Visited_20_Internet_20_Link"><text:span text:style-name="T1">N 2130</text:span></text:a><text:span text:style-name="T6">)</text:span><text:span text:style-name="T5"> </text:span></text:p>
        </text:section>
      </text:section>
      <text:p text:style-name="P106">"Об утверждении типовых договоров </text:p>
      <text:p text:style-name="P106">в области холодного водоснабжения и водоотведения" </text:p>
      <text:p text:style-name="P104"/>
      <text:p text:style-name="P110">ТИПОВОЙ ДОГОВОР </text:p>
      <text:section text:style-name="Sect1" text:name="p1">
        <text:p text:style-name="P110">водоотведения </text:p>
      </text:section>
      <text:section text:style-name="Sect1" text:name="p2">
        <text:p text:style-name="P11">  </text:p>
      </text:section>
      <text:p text:style-name="P4"><text:bookmark text:name="p3"/>____________________________________ <text:s text:c="14"/><text:tab/><text:tab/> "__" ________ 20__ г.</text:p>
      <text:p text:style-name="P5"><text:bookmark text:name="p4"/><text:s text:c="4"/>(место заключения договора)</text:p>
      <text:p text:style-name="P6"><text:span text:style-name="T25">Муниципальное унитарное предприятие Балаковского муниципального района «Балаково-Водоканал»</text:span>,<text:bookmark text:name="p7"/><text:bookmark text:name="p8"/>именуемое <text:s text:c="3"/>в <text:s text:c="3"/>дальнейшем<text:span text:style-name="T23"> <text:s/></text:span><text:span text:style-name="T25">Гарантирующей</text:span><text:span text:style-name="T23"> </text:span>организацией, в лице <text:span text:style-name="T25">директора Мельника Станислава Васильевича,</text:span><text:bookmark text:name="p11"/><text:span text:style-name="T25"> </text:span>действующего на основании<text:span text:style-name="T23"> </text:span><text:span text:style-name="T25">Устава, </text:span><text:bookmark text:name="p13"/>с одной стороны, и __________________________________________________________________________________,</text:p>
      <text:p text:style-name="P6"><text:bookmark text:name="p14"/><text:s text:c="34"/>(наименование организации)</text:p>
      <text:p text:style-name="P6">именуемое в дальнейшем абонентом, в лице</text:p>
      <text:p text:style-name="P6"><text:bookmark text:name="p16"/>__________________________________________________________________________________,</text:p>
      <text:p text:style-name="P17">(фамилия, имя, отчество, паспортные данные - в случае заключения<text:bookmark text:name="p18"/> договора со стороны абонента физическим лицом, наименование<text:bookmark text:name="p19"/> должности, фамилия, имя, отчество - в случае заключения договора<text:bookmark text:name="p20"/> со стороны абонента юридическим лицом)</text:p>
      <text:p text:style-name="P6"><text:bookmark text:name="p21"/>действующего на основании __________________________________________________________________________________,</text:p>
      <text:p text:style-name="P7"><text:bookmark text:name="p22"/><text:s text:c="33"/>(положение, устав, доверенность -<text:bookmark text:name="p23"/> указать нужное в случае заключения<text:bookmark text:name="p24"/> договора со стороны абонента юридическим лицом)</text:p>
      <text:p text:style-name="P6"><text:bookmark text:name="p25"/>с <text:s/>другой <text:s/>стороны, <text:s/>именуемые <text:s/>в дальнейшем сторонами, заключили настоящий<text:bookmark text:name="p26"/> договор о нижеследующем:</text:p>
      <text:section text:style-name="Sect1" text:name="p29">
        <text:p text:style-name="P12">  </text:p>
      </text:section>
      <text:section text:style-name="Sect1" text:name="p30">
        <text:p text:style-name="P111">I. Предмет договора </text:p>
      </text:section>
      <text:section text:style-name="Sect1" text:name="p31">
        <text:p text:style-name="P16">  </text:p>
      </text:section>
      <text:section text:style-name="Sect1" text:name="p32">
        <text:p text:style-name="P109">1. По настоящему договору <text:span text:style-name="T26">Гарантирующая </text:span>организация , осуществляющая водоотведение, обязуется осуществлять прием сточных вод абонента в централизованную систему водоотведения и обеспечивать их транспортировку, очистку и сброс в водный объект, а абонент обязуется соблюдать режим водоотведения, требования к составу и свойствам сточных вод, отводимых в централизованные системы водоотведения, устанавливаемые в целях предотвращения негативного воздействия на работу объектов централизованной системы водоотведения, нормативы по объему отводимых в централизованные системы водоотведения сточных вод (далее - нормативы по объему сточных вод) и нормативы состава сточных вод и производить <text:span text:style-name="T26">Гарантирующей </text:span>организации <text:s/>оплату водоотведения в сроки и порядке, которые определены в настоящем договоре. </text:p>
      </text:section>
      <text:section text:style-name="Sect1" text:name="p33">
        <text:p text:style-name="P102"><text:span text:style-name="T8">2. Границы балансовой принадлежности и эксплуатационной ответственности объектов централизованных систем водоотведения </text:span><text:span text:style-name="T10">Гарантирующей </text:span><text:span text:style-name="T8">организации и абонента определяются в соответствии с актом разграничения балансовой принадлежности и эксплуатационной ответственности по </text:span><text:a xlink:type="simple" xlink:href="#p298" text:style-name="Internet_20_link" text:visited-style-name="Visited_20_Internet_20_Link"><text:span text:style-name="T2">форме</text:span></text:a><text:span text:style-name="T8"> согласно приложению N 1. </text:span></text:p>
      </text:section>
      <text:section text:style-name="Sect1" text:name="p34">
        <text:p text:style-name="P102"><text:span text:style-name="T8">3. Акт разграничения балансовой принадлежности и эксплуатационной ответственности, приведенный в </text:span><text:a xlink:type="simple" xlink:href="#p298" text:style-name="Internet_20_link" text:visited-style-name="Visited_20_Internet_20_Link"><text:span text:style-name="T2">приложении N 1</text:span></text:a><text:span text:style-name="T8"> к настоящему договору, подлежит подписанию при заключении настоящего договора и является его неотъемлемой частью. </text:span></text:p>
      </text:section>
      <text:p text:style-name="P4"><text:bookmark text:name="p35"/><text:s text:c="4"/>Местом <text:s/>исполнения <text:s text:c="2"/>обязательств <text:s text:c="2"/>по <text:s text:c="2"/>настоящему <text:s/>договору <text:s/>является</text:p>
      <text:p text:style-name="P4"><text:bookmark text:name="p36"/>__________________________________________________________________________.</text:p>
      <text:p text:style-name="P4"><text:bookmark text:name="p37"/><text:s text:c="18"/>(указать место на канализационной сети)  </text:p>
      <text:section text:style-name="Sect1" text:name="p39">
        <text:p text:style-name="P111">II. Сроки и режим приема сточных вод </text:p>
      </text:section>
      <text:section text:style-name="Sect1" text:name="p40">
        <text:p text:style-name="P16">  </text:p>
      </text:section>
      <text:section text:style-name="Sect1" text:name="p41">
        <text:p text:style-name="P109">4. Датой начала приема сточных вод является "__" ______________ 20__ г. </text:p>
      </text:section>
      <text:section text:style-name="Sect1" text:name="p42">
        <text:p text:style-name="P102"><text:soft-page-break/><text:span text:style-name="T8">5. Сведения о режиме приема сточных вод указываются в соответствии с условиями подключения (технологического присоединения) к централизованной системе водоотведения по форме согласно </text:span><text:a xlink:type="simple" xlink:href="#p354" text:style-name="Internet_20_link" text:visited-style-name="Visited_20_Internet_20_Link"><text:span text:style-name="T2">приложению N 3</text:span></text:a><text:span text:style-name="T8">. </text:span></text:p>
      </text:section>
      <text:section text:style-name="Sect1" text:name="p43">
        <text:p text:style-name="P102"><text:span text:style-name="T8">5(1). Сведения о подключенной (технологически присоединенной) мощности (нагрузке), в том числе с распределением подключенной (технологически присоединенной) мощности (нагрузки) по каждой точке подключения (технологического присоединения), в пределах которой </text:span><text:span text:style-name="T11">Гарантирующая </text:span><text:span text:style-name="T8">организация принимает на себя обязательства обеспечить оказание абоненту услуг по водоотведению, указываются по форме согласно </text:span><text:a xlink:type="simple" xlink:href="#p623" text:style-name="Internet_20_link" text:visited-style-name="Visited_20_Internet_20_Link"><text:span text:style-name="T2">приложению N 8</text:span></text:a><text:span text:style-name="T8">. </text:span></text:p>
      </text:section>
      <text:section text:style-name="Sect1" text:name="p44">
        <text:p text:style-name="P10">  </text:p>
      </text:section>
      <text:section text:style-name="Sect1" text:name="p45">
        <text:p text:style-name="P111">III. Тарифы, сроки и порядок оплаты </text:p>
      </text:section>
      <text:section text:style-name="Sect1" text:name="p46">
        <text:p text:style-name="P16">  </text:p>
      </text:section>
      <text:section text:style-name="Sect1" text:name="p47">
        <text:p text:style-name="P109">6. Оплата по настоящему договору осуществляется абонентом по тарифам на водоотведение, установленным в соответствии с законодательством Российской Федерации о государственном регулировании цен (тарифов). При установлении<text:span text:style-name="T23"> </text:span><text:span text:style-name="T27">Гарантирующей</text:span><text:span text:style-name="T23"> </text:span>организации двухставочных тарифов указывается размер нагрузки, в отношении которой применяется ставка тарифа за содержание централизованной системы водоотведения. </text:p>
      </text:section>
      <text:section text:style-name="Sect1" text:name="p48">
        <text:p text:style-name="P102"><text:span text:style-name="T8">6(1). В случае если настоящий договор заключен с абонентом, осуществляющим закупки услуг по водоотведению в соответствии с Федеральным </text:span><text:a xlink:type="simple" xlink:href="https://login.consultant.ru/link/?req=doc&amp;base=LAW&amp;n=388926&amp;date=22.02.2022" text:style-name="Internet_20_link" text:visited-style-name="Visited_20_Internet_20_Link"><text:span text:style-name="T2">законом</text:span></text:a><text:span text:style-name="T8"> "О контрактной системе в сфере закупок товаров, работ, услуг для обеспечения государственных и муниципальных нужд": </text:span></text:p>
      </text:section>
      <text:section text:style-name="Sect1" text:name="p49">
        <text:p text:style-name="P109">а) <text:span text:style-name="T28">Гарантирующая </text:span>организация осуществляет по настоящему договору прием от абонента в централизованную систему водоотведения сточных вод и загрязняющих веществ в 20__ году на общую сумму _______________ с учетом налога на добавленную стоимость; </text:p>
      </text:section>
      <text:section text:style-name="Sect1" text:name="p50">
        <text:p text:style-name="P109">б) абонент обязан оплатить <text:span text:style-name="T28">Гарантирующей </text:span>организации оказанные услуги по приему от абонента в централизованную систему водоотведения сточных вод и загрязняющих веществ в полном объеме; </text:p>
      </text:section>
      <text:section text:style-name="Sect1" text:name="p51">
        <text:p text:style-name="P109">в) идентификационный код закупки _________________. </text:p>
      </text:section>
      <text:section text:style-name="Sect1" text:name="p52">
        <text:p text:style-name="P102"><text:span text:style-name="T8">7. Расчетный период, установленный настоящим договором, равен одному календарному месяцу. Абонент вносит оплату по настоящему договору в следующем порядке (если иное не предусмотрено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утвержденными постановлением Правительства Российской Федерации от 29 июля 2013 г. N 644 "Об утверждении Правил холодного водоснабжения и водоотведения и о внесении изменений в некоторые акты Правительства Российской Федерации" (далее - Правила холодного водоснабжения и водоотведения): </text:span></text:p>
      </text:section>
      <text:section text:style-name="Sect1" text:name="p53">
        <text:p text:style-name="P109">50 процентов стоимости объема сточных вод, сброшенных абонентом за предыдущий месяц (для абонентов, договоры с которыми заключены менее одного месяца назад, - стоимости максимального расхода сточных вод, указанных в настоящем договоре), вносится до 18-го числа текущего месяца; </text:p>
      </text:section>
      <text:section text:style-name="Sect1" text:name="p54">
        <text:p text:style-name="P109">оплата за фактически оказанные услуги водоотведения в истекшем месяце с учетом средств, ранее внесенных абонентом в качестве оплаты за водоотведение в расчетном периоде, осуществляется до 10-го числа месяца, следующего за месяцем, за который осуществляется оплата, на основании счетов, выставляемых к оплате организацией водопроводно-канализационного хозяйства не позднее 5-го числа месяца, следующего за расчетным месяцем. </text:p>
      </text:section>
      <text:section text:style-name="Sect1" text:name="p55">
        <text:p text:style-name="P102"><text:span text:style-name="T8">В случае если объем фактически оказанной услуги водоотведения за истекший месяц, определенный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утвержденными постановлением Правительства Российской Федерации от 4 сентября 2013 г. N 776 "Об утверждении Правил организации коммерческого учета воды, сточных вод" (далее - Правила организации коммерческого учета воды, сточных вод), окажется меньше объема сточных вод, за который абонентом была произведена оплата, излишне уплаченная сумма засчитывается в счет последующего платежа за следующий месяц. </text:span></text:p>
      </text:section>
      <text:section text:style-name="Sect1" text:name="p56">
        <text:p text:style-name="P109">Датой оплаты считается дата поступления денежных средств на расчетный счет<text:span text:style-name="T23"> </text:span><text:span text:style-name="T29">Гарантирующей </text:span><text:span text:style-name="T23"><text:s/></text:span>организации. </text:p>
      </text:section>
      <text:section text:style-name="Sect1" text:name="p57">
        <text:p text:style-name="P109">7(1). Способом доставки расчетно-платежных документов абоненту является _______________________________________________. </text:p>
      </text:section>
      <text:section text:style-name="Sect1" text:name="p58">
        <text:p text:style-name="P102"><text:soft-page-break/><text:span text:style-name="T8">В случае если выставление </text:span><text:span text:style-name="T12">Гарантирующей </text:span><text:span text:style-name="T8">организацией расчетно-платежных документов абоненту осуществляется посредством электронного документооборота с использованием электронной подписи, такой электронный документооборот осуществляется в соответствии с соглашением об осуществлении электронного документооборота, заключенным по </text:span><text:a xlink:type="simple" xlink:href="#p389" text:style-name="Internet_20_link" text:visited-style-name="Visited_20_Internet_20_Link"><text:span text:style-name="T2">форме</text:span></text:a><text:span text:style-name="T8"> согласно приложению N 3(1). </text:span></text:p>
      </text:section>
      <text:section text:style-name="Sect1" text:name="p59">
        <text:p text:style-name="P102"><text:span text:style-name="T8">Соглашение об осуществлении электронного документооборота, приведенное в </text:span><text:a xlink:type="simple" xlink:href="#p389" text:style-name="Internet_20_link" text:visited-style-name="Visited_20_Internet_20_Link"><text:span text:style-name="T2">приложении N 3(1)</text:span></text:a><text:span text:style-name="T8"> к настоящему договору, подлежит подписанию сторонами настоящего договора и становится неотъемлемой частью настоящего договора в случае, если </text:span><text:a xlink:type="simple" xlink:href="#p57" text:style-name="Internet_20_link" text:visited-style-name="Visited_20_Internet_20_Link"><text:span text:style-name="T2">абзацем первым</text:span></text:a><text:span text:style-name="T8"> настоящего пункта предусмотрено, что выставление расчетно-платежных документов должно осуществляться посредством электронного документооборота с использованием электронной подписи. </text:span></text:p>
      </text:section>
      <text:section text:style-name="Sect1" text:name="p60">
        <text:p text:style-name="P109">8. Сверка расчетов по настоящему договору проводится между <text:span text:style-name="T30">Гарантирующей </text:span>организацией и абонентом не реже 1 раза в год, а также по инициативе одной из сторон путем составления и подписания сторонами соответствующего акта. Сторона, инициирующая проведение сверки расчетов по договору, уведомляет другую сторону о дате ее проведения не менее чем за 5 рабочих дней до даты ее проведения. В случае неявки одной стороны к указанному сроку для проведения сверки расчетов по договору сторона, инициирующая проведение сверки расчетов по договору, составляет и направляет в адрес другой стороны акт о сверке расчетов в 2 экземплярах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В таком случае акт о сверке расчетов подписывается в течение 3 рабочих дней со дня его получения. В случае неполучения ответа в течение 10 рабочих дней после направления другой стороне акта о сверке расчетов этот акт считается признанным (согласованным) обеими сторонами. </text:p>
      </text:section>
      <text:section text:style-name="Sect1" text:name="p61">
        <text:p text:style-name="P109">9. Размер платы за негативное воздействие на работу централизованной системы водоотведения, а также размер платы абонента в связи с нарушением абонентом нормативов по объему сточных вод и нормативов состава сточных вод рассчитываются в соответствии с требованиями законодательства Российской Федерации. </text:p>
      </text:section>
      <text:section text:style-name="Sect1" text:name="p62">
        <text:p text:style-name="P109">Оплата производится абонентом на основании счетов, выставляемых организацией водопроводно-канализационного хозяйства, в течение 7 рабочих дней с даты выставления счета. </text:p>
      </text:section>
      <text:section text:style-name="Sect1" text:name="p63">
        <text:p text:style-name="P16">  </text:p>
      </text:section>
      <text:section text:style-name="Sect1" text:name="p64">
        <text:p text:style-name="P111">IV. Права и обязанности сторон </text:p>
      </text:section>
      <text:section text:style-name="Sect1" text:name="p65">
        <text:p text:style-name="P16">  </text:p>
      </text:section>
      <text:section text:style-name="Sect1" text:name="p66">
        <text:p text:style-name="P109">10. <text:span text:style-name="T30">Гарантирующая о</text:span>рганизация обязана: </text:p>
      </text:section>
      <text:section text:style-name="Sect1" text:name="p67">
        <text:p text:style-name="P109">а) обеспечивать эксплуатацию канализационных сетей, принадлежащих ей на праве собственности или ином законном основании и (или) находящихся в границах ее эксплуатационной ответственности, в соответствии с требованиями нормативно-технических документов; </text:p>
      </text:section>
      <text:section text:style-name="Sect1" text:name="p68">
        <text:p text:style-name="P109">б) при участии представителя абонента осуществлять допуск к эксплуатации узла учета (если в соответствии с требованиями законодательства Российской Федерации абонент обязан устанавливать приборы учета сточных вод), устройств и сооружений, предназначенных для подключения к централизованной системе водоотведения; </text:p>
      </text:section>
      <text:section text:style-name="Sect1" text:name="p69">
        <text:p text:style-name="P109">в) соблюдать установленный режим приема сточных вод; </text:p>
      </text:section>
      <text:section text:style-name="Sect1" text:name="p70">
        <text:p text:style-name="P109">г) предупреждать абонента о временном прекращении или ограничении водоотведения в порядке и случаях, которые предусмотрены настоящим договором и нормативными правовыми актами Российской Федерации; </text:p>
      </text:section>
      <text:section text:style-name="Sect1" text:name="p71">
        <text:p text:style-name="P109">д) принимать необходимые меры по своевременной ликвидации аварий и повреждений на централизованной системе водоотведения, принадлежащей<text:span text:style-name="T23"> </text:span><text:span text:style-name="T31">Гарантирующей</text:span><text:span text:style-name="T23"> </text:span>организации на праве собственности или ином законном основании, в порядке и сроки, которые установлены нормативно-технической документацией, а также по возобновлению действия такой системы с соблюдением требований, установленных законодательством Российской Федерации; </text:p>
      </text:section>
      <text:section text:style-name="Sect1" text:name="p72">
        <text:p text:style-name="P109">е) требовать от абонента реализации мероприятий, направленных на достижение установленных нормативов по объему сточных вод и нормативов состава сточных вод, требований к составу и свойствам сточных вод, установленных в целях предотвращения негативного воздействия на работу централизованной системы водоотведения; </text:p>
      </text:section>
      <text:section text:style-name="Sect1" text:name="p73">
        <text:p text:style-name="P109"><text:soft-page-break/>ж) осуществлять контроль за соблюдением абонентом режима водоотведения, нормативов по объему сточных вод и нормативов состава сточных вод, требований к составу и свойствам сточных вод, установленных в целях предотвращения негативного воздействия на работу централизованной системы водоотведения; </text:p>
      </text:section>
      <text:section text:style-name="Sect1" text:name="p74">
        <text:p text:style-name="P109">з) предоставлять абоненту информацию в соответствии со стандартами раскрытия информации в порядке, предусмотренном законодательством Российской Федерации; </text:p>
      </text:section>
      <text:section text:style-name="Sect1" text:name="p75">
        <text:p text:style-name="P109">и) отвечать на жалобы и обращения абонента, относящиеся к исполнению настоящего договора, в течение срока, установленного законодательством Российской Федерации; </text:p>
      </text:section>
      <text:section text:style-name="Sect1" text:name="p76">
        <text:p text:style-name="P109">к) уведомлять абонента о графиках и сроках проведения планово-предупредительного ремонта канализационных сетей, через которые осуществляется водоотведение сточных вод абонента, в случае, если это влечет отключение или ограничение водоотведения в отношении абонента; </text:p>
      </text:section>
      <text:section text:style-name="Sect1" text:name="p77">
        <text:p text:style-name="P102"><text:span text:style-name="T8">л) опломбировать абоненту приборы учета сточных вод без взимания платы, за исключением случаев, предусмотренных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при которых взимается плата за опломбирование приборов учета. </text:span></text:p>
      </text:section>
      <text:section text:style-name="Sect1" text:name="p78">
        <text:p text:style-name="P109">11. <text:span text:style-name="T32">Гарантирующая о</text:span>рганизация <text:s/>имеет право: </text:p>
      </text:section>
      <text:section text:style-name="Sect1" text:name="p79">
        <text:p text:style-name="P109">а) осуществлять контроль за правильностью осуществления абонентом учета объемов отведенных сточных вод, осуществлять проверку состояния прибора учета сточных вод в целях установления факта несанкционированного вмешательства в работу прибора учета (узла учета), устанавливать контрольные пломбы и индикаторы антимагнитных пломб, а также пломбы и устройства, позволяющие фиксировать факт несанкционированного вмешательства в работу прибора учета (узла учета); </text:p>
      </text:section>
      <text:section text:style-name="Sect1" text:name="p80">
        <text:p text:style-name="P109">б) осуществлять контроль за наличием самовольного пользования абонентом и (или) самовольного подключения абонента к централизованной системе водоотведения и принимать меры по предотвращению самовольного пользования и (или) самовольного подключения абонента к централизованной системе водоотведения; </text:p>
      </text:section>
      <text:section text:style-name="Sect1" text:name="p81">
        <text:p text:style-name="P109">в) временно прекращать или ограничивать водоотведение в случаях, предусмотренных законодательством Российской Федерации; </text:p>
      </text:section>
      <text:section text:style-name="Sect1" text:name="p82">
        <text:p text:style-name="P109">г) взимать с абонента плату за отведение сточных вод сверх установленных нормативов по объему сточных вод и нормативов состава сточных вод, плату за негативное воздействие на работу централизованной системы водоотведения; </text:p>
      </text:section>
      <text:section text:style-name="Sect1" text:name="p83">
        <text:p text:style-name="P109">д) инициировать проведение сверки расчетов по настоящему договору; </text:p>
      </text:section>
      <text:section text:style-name="Sect1" text:name="p84">
        <text:p text:style-name="P102"><text:span text:style-name="T8">е) прекращать отведение сточных вод в случаях и порядке, которые предусмотрены Федеральным </text:span><text:a xlink:type="simple" xlink:href="https://login.consultant.ru/link/?req=doc&amp;base=LAW&amp;n=408088&amp;date=22.02.2022" text:style-name="Internet_20_link" text:visited-style-name="Visited_20_Internet_20_Link"><text:span text:style-name="T2">законом</text:span></text:a><text:span text:style-name="T8"> "О водоснабжении и водоотведении" и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text:span></text:p>
      </text:section>
      <text:section text:style-name="Sect1" text:name="p85">
        <text:p text:style-name="P102"><text:span text:style-name="T8">ж) иметь беспрепятственный доступ к канализационным сетям и иным объектам абонента, местам отбора проб сточных вод, приборам учета (узлам учета) сточных вод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порядке, предусмотренном </text:span><text:a xlink:type="simple" xlink:href="#p142" text:style-name="Internet_20_link" text:visited-style-name="Visited_20_Internet_20_Link"><text:span text:style-name="T2">разделом VI</text:span></text:a><text:span text:style-name="T8"> настоящего договора. </text:span></text:p>
      </text:section>
      <text:section text:style-name="Sect1" text:name="p86">
        <text:p text:style-name="P109">12. Абонент обязан: </text:p>
      </text:section>
      <text:section text:style-name="Sect1" text:name="p87">
        <text:p text:style-name="P109">а) обеспечивать эксплуатацию канализационных сетей, принадлежащих абоненту на праве собственности или ином законном основании и (или) находящихся в границах его эксплуатационной ответственности, в соответствии с требованиями нормативно-технических документов; </text:p>
      </text:section>
      <text:section text:style-name="Sect1" text:name="p88">
        <text:p text:style-name="P109">б) обеспечивать сохранность пломб и знаков поверки на приборах учета, узлах учета, задвижках обводной линии, задвижках и других устройствах, находящихся в границах его эксплуатационной ответственности, не допускать хранение предметов, препятствующих доступу к узлам и приборам учета, несанкционированное вмешательство в работу прибора учета (узла учета), механические, химические, электромагнитные или иные воздействия, которые могут искажать показания приборов учета; </text:p>
      </text:section>
      <text:section text:style-name="Sect1" text:name="p89">
        <text:p text:style-name="P102"><text:span text:style-name="T8">в) обеспечивать учет отводимых сточных вод в порядке, установленном </text:span><text:a xlink:type="simple" xlink:href="#p114" text:style-name="Internet_20_link" text:visited-style-name="Visited_20_Internet_20_Link"><text:span text:style-name="T2">разделом V</text:span></text:a><text:span text:style-name="T8"> настоящего договора, и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если иное не предусмотрено настоящим договором; </text:span></text:p>
      </text:section>
      <text:section text:style-name="Sect1" text:name="p90">
        <text:p text:style-name="P102"><text:soft-page-break/><text:span text:style-name="T8">г) устанавливать приборы учета сточных вод на границах эксплуатационной ответственности или в ином месте, определенном в настоящем договоре, в случае если установка таких приборов предусмотрена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text:span></text:p>
      </text:section>
      <text:section text:style-name="Sect1" text:name="p91">
        <text:p text:style-name="P109">д) соблюдать установленный настоящим договором режим водоотведения; </text:p>
      </text:section>
      <text:section text:style-name="Sect1" text:name="p92">
        <text:p text:style-name="P102"><text:span text:style-name="T8">е) производить оплату по настоящему договору в порядке, размере и сроки, которые определены в соответствии с настоящим договором, в том числе в случае перехода прав на объекты, в отношении которых осуществляется водоотведение в соответствии с настоящим договором, до даты расторжения настоящего договора в соответствии с </text:span><text:a xlink:type="simple" xlink:href="#p270" text:style-name="Internet_20_link" text:visited-style-name="Visited_20_Internet_20_Link"><text:span text:style-name="T2">пунктом 61(1)</text:span></text:a><text:span text:style-name="T8"> настоящего договора, вносить плату за негативное воздействие на работу централизованной системы водоотведения и плату за нарушение нормативов по объему сточных вод и нормативов состава сточных вод, а также в случаях, установленных законодательством Российской Федерации, возмещать вред, причиненный водному объекту; </text:span></text:p>
      </text:section>
      <text:section text:style-name="Sect1" text:name="p93">
        <text:p text:style-name="P109">ж) обеспечивать беспрепятственный доступ представителям <text:span text:style-name="T33">Гарантирующей </text:span>организации или по ее указанию представителям иной организации к канализационным сетям и иным объектам абонента, местам отбора проб сточных вод, приборам учета (узлам учета) сточных вод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порядке и случаях, которые предусмотрены разделом VI настоящего договора; </text:p>
      </text:section>
      <text:section text:style-name="Sect1" text:name="p94">
        <text:p text:style-name="P109">з) соблюдать нормативы по объему сточных вод и нормативы состава сточных вод, требования к составу и свойствам сточных вод, установленные в целях предотвращения негативного воздействия на работу централизованной системы водоотведения, а также принимать меры по соблюдению указанных нормативов и требований, в том числе обеспечивать реализацию плана снижения сбросов и плана по обеспечению соблюдения требований к составу и свойствам сточных вод, установленных в целях предотвращения негативного воздействия на работу централизованной системы водоотведения; </text:p>
      </text:section>
      <text:section text:style-name="Sect1" text:name="p95">
        <text:p text:style-name="P102"><text:span text:style-name="T8">и) уведомлять </text:span><text:span text:style-name="T13">Гарантирующую </text:span><text:span text:style-name="T8">организацию в случае перехода прав на объекты, в отношении которых осуществляется водоотведение в соответствии с настоящим договором, прав на объекты, устройства и сооружения, предназначенные для подключения (технологического присоединения) к централизованной системе водоотведения, а также в случае предоставления третьим лицам прав владения и пользования такими объектами, устройствами или сооружениями в порядке, установленном </text:span><text:a xlink:type="simple" xlink:href="#p187" text:style-name="Internet_20_link" text:visited-style-name="Visited_20_Internet_20_Link"><text:span text:style-name="T2">разделом IX(I)</text:span></text:a><text:span text:style-name="T8"> настоящего договора; </text:span></text:p>
      </text:section>
      <text:section text:style-name="Sect1" text:name="p96">
        <text:p text:style-name="P109">к) незамедлительно сообщать <text:span text:style-name="T34">Гарантирующей </text:span>организации обо всех повреждениях или неисправностях на канализационных сетях, сооружениях и устройствах, о нарушениях работы централизованной системы водоотведения либо о ситуациях (угрозах их возникновения), которые могут оказать негативное воздействие на работу централизованной системы водоотведения и причинить вред окружающей среде; </text:p>
      </text:section>
      <text:section text:style-name="Sect1" text:name="p97">
        <text:p text:style-name="P109">л) обеспечивать в сроки, установленные законодательством Российской Федерации, ликвидацию повреждений или неисправностей канализационных сетей, принадлежащих абоненту на законном основании и (или) находящихся в границах его эксплуатационной ответственности, и устранять последствия таких повреждений, неисправностей; </text:p>
      </text:section>
      <text:section text:style-name="Sect1" text:name="p98">
        <text:p text:style-name="P109">м) предоставлять иным абонентам и транзитным организациям возможность подключения (присоединения) к канализационным сетям, сооружениям и устройствам, принадлежащим абоненту на законном основании, только по согласованию с <text:span text:style-name="T35">Гарантирующей </text:span>организацией ; </text:p>
      </text:section>
      <text:section text:style-name="Sect1" text:name="p99">
        <text:p text:style-name="P109">н) представлять<text:span text:style-name="T23"> </text:span><text:span text:style-name="T36">Гарантирующей</text:span><text:span text:style-name="T23"> </text:span>организации сведения об абонентах, в отношении которых абонент выполняет функции транзитной организации, по форме и в объеме, которые согласованы сторонами настоящего договора; </text:p>
      </text:section>
      <text:section text:style-name="Sect1" text:name="p100">
        <text:p text:style-name="P109">о) не создавать препятствий для осуществления водоотведения в отношении абонентов и транзитных организаций, канализационные сети которых присоединены к канализационным сетям абонента, или расположены в границах земельного участка абонента, или проходят через помещения, принадлежащие абоненту; </text:p>
      </text:section>
      <text:section text:style-name="Sect1" text:name="p101">
        <text:p text:style-name="P109">п) не допускать возведения построек, гаражей, стоянок транспортных средств, складирования материалов, мусора, древопосадок, а также не осуществлять производство земляных работ в местах устройства централизованной системы водоотведения, в том числе в местах прокладки сетей, находящихся в границах эксплуатационной ответственности абонента и охранных зонах таких сетей, без согласия <text:span text:style-name="T75">Г</text:span><text:span text:style-name="T37">арантирующей </text:span>организации; </text:p>
      </text:section>
      <text:section text:style-name="Sect1" text:name="p102">
        <text:p text:style-name="P109"><text:soft-page-break/>р) осуществлять сброс сточных вод от напорных коллекторов абонента в самотечную сеть канализации <text:span text:style-name="T38">Гарантирующей </text:span>организации <text:s/>через колодец - гаситель напора; </text:p>
      </text:section>
      <text:section text:style-name="Sect1" text:name="p103">
        <text:p text:style-name="P102"><text:span text:style-name="T8">с) обеспечивать разработку плана снижения сбросов и плана по обеспечению соблюдения требований к составу и свойствам сточных вод, установленных в целях предотвращения негативного воздействия на работу централизованной системы водоотведения, в случаях, предусмотренных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text:span></text:p>
      </text:section>
      <text:section text:style-name="Sect1" text:name="p104">
        <text:p text:style-name="P102"><text:span text:style-name="T8">т) в случаях, установленных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подавать декларацию о составе и свойствах сточных вод (далее - декларация) и уведомлять</text:span><text:span text:style-name="T9"> </text:span><text:span text:style-name="T14">Гарантирующую</text:span><text:span text:style-name="T9"> </text:span><text:span text:style-name="T8">организацию в случае нарушения декларации. </text:span></text:p>
      </text:section>
      <text:section text:style-name="Sect1" text:name="p105">
        <text:p text:style-name="P109">13. Абонент имеет право: </text:p>
      </text:section>
      <text:section text:style-name="Sect1" text:name="p106">
        <text:p text:style-name="P102"><text:span text:style-name="T8">а) получать от </text:span><text:span text:style-name="T15">Гарантирующей </text:span><text:span text:style-name="T8">организации <text:s/>информацию о результатах контроля состава и свойств сточных вод, осуществляемого </text:span><text:span text:style-name="T15">Гарантирующей </text:span><text:span text:style-name="T8">организацией, в соответствии с </text:span><text:a xlink:type="simple" xlink:href="https://login.consultant.ru/link/?req=doc&amp;base=LAW&amp;n=353375&amp;dst=100013&amp;field=134&amp;date=22.02.2022" text:style-name="Internet_20_link" text:visited-style-name="Visited_20_Internet_20_Link"><text:span text:style-name="T2">Правилами</text:span></text:a><text:span text:style-name="T8"> осуществления контроля состава и свойств сточных вод, утвержденными постановлением Правительства Российской Федерации от 22 мая 2020 г. N 728 "Об утверждении Правил осуществления контроля состава и свойств сточных вод и о внесении изменений и признании утратившими силу некоторых актов Правительства Российской Федерации" (далее - Правила осуществления контроля состава и свойств сточных вод); </text:span></text:p>
      </text:section>
      <text:section text:style-name="Sect1" text:name="p107">
        <text:p text:style-name="P109">б) получать от <text:span text:style-name="T39">Гарантирующей </text:span>организации информацию об изменении установленных тарифов на водоотведение; </text:p>
      </text:section>
      <text:p text:style-name="P4"><text:bookmark text:name="p108"/><text:s text:c="4"/>в) привлекать третьих лиц для выполнения работ по устройству узла учета</text:p>
      <text:p text:style-name="P4"><text:bookmark text:name="p109"/>__________________________________________________________________________;</text:p>
      <text:p text:style-name="P4"><text:bookmark text:name="p110"/><text:s text:c="24"/>(да, нет - указать нужное)</text:p>
      <text:section text:style-name="Sect1" text:name="p111">
        <text:p text:style-name="P109">г) инициировать проведение сверки расчетов по настоящему договору; </text:p>
      </text:section>
      <text:section text:style-name="Sect1" text:name="p112">
        <text:p text:style-name="P109">д) осуществлять в целях контроля состава и свойств сточных вод отбор проб сточных вод, в том числе параллельный отбор проб, принимать участие в отборе проб сточных вод, осуществляемом<text:span text:style-name="T23"> </text:span><text:span text:style-name="T40">Гарантирующей</text:span><text:span text:style-name="T23"> </text:span>организацией. </text:p>
      </text:section>
      <text:section text:style-name="Sect1" text:name="p113">
        <text:p text:style-name="P16">  </text:p>
      </text:section>
      <text:section text:style-name="Sect1" text:name="p114">
        <text:p text:style-name="P111">V. Порядок осуществления учета принимаемых сточных </text:p>
      </text:section>
      <text:section text:style-name="Sect1" text:name="p115">
        <text:p text:style-name="P111">вод, сроки и способы предоставления <text:span text:style-name="T41">Гарантирующей </text:span>организации </text:p>
      </text:section>
      <text:section text:style-name="Sect1" text:name="p116">
        <text:p text:style-name="P114"><text:s/>показаний приборов учета </text:p>
      </text:section>
      <text:section text:style-name="Sect1" text:name="p118">
        <text:p text:style-name="P16">  </text:p>
      </text:section>
      <text:section text:style-name="Sect1" text:name="p119">
        <text:p text:style-name="P102"><text:span text:style-name="T8">14. Для учета объемов принятых сточных вод стороны используют приборы учета, если иное не предусмотрено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text:span></text:p>
      </text:section>
      <text:section text:style-name="Sect1" text:name="p120">
        <text:p text:style-name="P102"><text:span text:style-name="T8">15. Сведения об узлах учета и приборах учета сточных вод и о местах отбора проб сточных вод указываются по форме согласно </text:span><text:a xlink:type="simple" xlink:href="#p448" text:style-name="Internet_20_link" text:visited-style-name="Visited_20_Internet_20_Link"><text:span text:style-name="T2">приложению N 4</text:span></text:a><text:span text:style-name="T8">. </text:span></text:p>
      </text:section>
      <text:p text:style-name="P4"><text:bookmark text:name="p121"/><text:s text:c="4"/>16. Коммерческий <text:s/>учет <text:s text:c="2"/>сточных <text:s text:c="2"/>вод <text:s text:c="2"/>в <text:s text:c="2"/>узлах <text:s/>учета <text:s/>обеспечивает</text:p>
      <text:p text:style-name="P4"><text:bookmark text:name="p122"/>__________________________________________________________________________.</text:p>
      <text:p text:style-name="P4"><text:bookmark text:name="p123"/><text:s text:c="21"/>(указать одну из сторон договора)</text:p>
      <text:section text:style-name="Sect1" text:name="p124">
        <text:p text:style-name="P102"><text:span text:style-name="T8">17. Количество принятых </text:span><text:span text:style-name="T16">Гарантирующей </text:span><text:span text:style-name="T8">организацией сточных вод определяется стороной, осуществляющей коммерческий учет поданной (полученной) холодной воды, по показаниям приборов учета, за исключением случаев, когда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коммерческий учет осуществляется расчетным способом. </text:span></text:p>
      </text:section>
      <text:p text:style-name="P8"><text:bookmark text:name="p125"/><text:s text:c="3"/><text:span text:style-name="T76"><text:s/>18. <text:s/>В <text:s/>случае отсутствия у абонента приборов учета сточных вод абонент</text:span><text:bookmark text:name="p126"/><text:span text:style-name="T76"> обязан до ______________________________ установить и ввести в</text:span><text:bookmark text:name="p127"/><text:bookmark text:name="p128"/><text:span text:style-name="T76"> эксплуатацию <text:s/>приборы <text:s/>учета <text:s/>сточных <text:s text:c="2"/>вод <text:s text:c="2"/>(распространяется <text:s/>только <text:s/>на</text:span><text:bookmark text:name="p129"/><text:span text:style-name="T76"> категории <text:s/>абонентов, <text:s/>для <text:s/>которых <text:s/>установка <text:s/>приборов <text:s/>учета сточных вод</text:span><text:bookmark text:name="p130"/><text:span text:style-name="T76"> является <text:s text:c="2"/>обязательной <text:s text:c="2"/>в <text:s/>соответствии <text:s/>с <text:s/>законодательством <text:s/>Российской</text:span><text:bookmark text:name="p131"/><text:span text:style-name="T76"> Федерации).</text:span></text:p>
      <text:p text:style-name="P101"><text:bookmark text:name="p132"/><text:span text:style-name="T79"><text:s text:c="4"/>19. <text:s/>Сторона, <text:s/>осуществляющая <text:s/>коммерческий <text:s/>учет принятых (отведенных)</text:span><text:bookmark text:name="p133"/><text:span text:style-name="T79"> сточных вод, снимает показания приборов учета на последнее число расчетного</text:span><text:bookmark text:name="p134"/><text:span text:style-name="T79"> периода, <text:s/>установленного <text:s/>настоящим договором, либо осуществляет в случаях,</text:span><text:bookmark text:name="p135"/><text:span text:style-name="T79"> предусмотренных <text:s/></text:span><text:a xlink:type="simple" xlink:href="https://login.consultant.ru/link/?req=doc&amp;base=LAW&amp;n=353496&amp;dst=100013&amp;field=134&amp;date=22.02.2022" text:style-name="Internet_20_link" text:visited-style-name="Visited_20_Internet_20_Link"><text:span text:style-name="T3">Правилами</text:span></text:a><text:span text:style-name="T79"> <text:s/>организации <text:s/>коммерческого <text:s/>учета воды, сточных</text:span><text:bookmark text:name="p136"/><text:span text:style-name="T79"> вод, <text:s/>расчет <text:s/>объема <text:s/>принятых (отведенных) сточных вод расчетным способом,</text:span><text:bookmark text:name="p137"/><text:span text:style-name="T79"> вносит <text:s/>показания <text:s/>приборов <text:s/>учета <text:s/>в <text:s/></text:span><text:soft-page-break/><text:span text:style-name="T79">журнал <text:s/>учета <text:s/>принятых сточных вод,</text:span><text:bookmark text:name="p138"/><text:span text:style-name="T79"> передает эти сведения другой стороне не позднее __________________________.</text:span></text:p>
      <text:p text:style-name="P46"><text:bookmark text:name="p139"/><text:s text:c="14"/>(указать дату)</text:p>
      <text:section text:style-name="Sect1" text:name="p140">
        <text:p text:style-name="P109">20. Передача сторонами сведений о показаниях приборов учета и другой информации осуществляется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141">
        <text:p text:style-name="P16">  </text:p>
      </text:section>
      <text:section text:style-name="Sect1" text:name="p142">
        <text:p text:style-name="P111">VI. Порядок обеспечения абонентом доступа <text:span text:style-name="T42">Гарантирующей </text:span>организации </text:p>
      </text:section>
      <text:section text:style-name="Sect1" text:name="p143">
        <text:p text:style-name="P112">к канализационным сетям (контрольным канализационным колодцам) и приборам </text:p>
      </text:section>
      <text:section text:style-name="Sect1" text:name="p145">
        <text:p text:style-name="P111">учета сточных вод в целях определения объема отводимых </text:p>
      </text:section>
      <text:section text:style-name="Sect1" text:name="p146">
        <text:p text:style-name="P111">сточных вод, их состава и свойств </text:p>
      </text:section>
      <text:section text:style-name="Sect1" text:name="p147">
        <text:p text:style-name="P10">  </text:p>
      </text:section>
      <text:section text:style-name="Sect1" text:name="p148">
        <text:p text:style-name="P109">21. Абонент обязан обеспечить представителям <text:span text:style-name="T43">Гарантирующей </text:span>организации или по ее указанию представителям иной организации доступ к канализационным сетям (контрольным канализационным колодцам) и иным объектам абонента, местам отбора проб сточных вод, приборам учета (узлам учета) сточных вод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следующем порядке: </text:p>
      </text:section>
      <text:section text:style-name="Sect1" text:name="p149">
        <text:p text:style-name="P109">а) <text:span text:style-name="T44">Гарантирующая </text:span>организация или по ее указанию иная организация предварительно, не позднее 15 минут до начала процедуры обследования, или отбора проб, или начала работ на канализационных сетях, оповещает абонента о дате и времени посещения проверяющих с указанием списка проверяющих (при отсутствии у них служебных удостоверений или доверенности). Оповещение осуществляется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150">
        <text:p text:style-name="P109">б) уполномоченные представители <text:span text:style-name="T45">Гарантирующей </text:span>организации или представители иной организации предъявляют абоненту служебное удостоверение или доверенность на совершение соответствующих действий от имени <text:span text:style-name="T46">Гарантирующей </text:span>организации или иной организации; </text:p>
      </text:section>
      <text:section text:style-name="Sect1" text:name="p151">
        <text:p text:style-name="P109">в) доступ к канализационным сетям (контрольным канализационным колодцам) и приборам учета сточных вод обеспечивается представителям <text:span text:style-name="T83">Г</text:span><text:span text:style-name="T47">арантирующей </text:span>организации или по ее указанию представителям иной организации только в установленных местах отбора проб, местах установки узлов учета, приборов учета и иных устройств, предусмотренных настоящим договором; </text:p>
      </text:section>
      <text:section text:style-name="Sect1" text:name="p152">
        <text:p text:style-name="P109">г) абонент вправе принимать участие в проведении<text:span text:style-name="T23"> </text:span><text:span text:style-name="T48">Гарантирующей</text:span><text:span text:style-name="T23"> </text:span>организацией всех проверок, предусмотренных настоящим разделом, а также присутствовать при проведении<text:span text:style-name="T23"> </text:span><text:span text:style-name="T49">Гарантирующей</text:span><text:span text:style-name="T23"> </text:span>организацией работ на канализационных сетях; </text:p>
      </text:section>
      <text:section text:style-name="Sect1" text:name="p153">
        <text:p text:style-name="P102"><text:span text:style-name="T8">д) отказ в доступе представителям (недопуск представителей) </text:span><text:span text:style-name="T17">Гарантирующей </text:span><text:span text:style-name="T8">организации или по ее указанию представителям иной организации приравнивается к самовольному пользованию централизованной системой водоотведения, что влечет за собой применение расчетного способа при определении количества принятых сточных вод за весь период нарушения. Продолжительность периода нарушения определяется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8"> организации коммерческого учета воды, сточных вод; </text:span></text:p>
      </text:section>
      <text:section text:style-name="Sect1" text:name="p154">
        <text:p text:style-name="P102"><text:span text:style-name="T8">е) в случае невозможности отбора проб сточных вод из мест отбора проб сточных вод, предусмотренных настоящим договором, отбор сточных вод осуществляется в порядке, установленном </text:span><text:a xlink:type="simple" xlink:href="https://login.consultant.ru/link/?req=doc&amp;base=LAW&amp;n=353375&amp;dst=100013&amp;field=134&amp;date=22.02.2022" text:style-name="Internet_20_link" text:visited-style-name="Visited_20_Internet_20_Link"><text:span text:style-name="T2">Правилами</text:span></text:a><text:span text:style-name="T8"> осуществления контроля состава и свойств сточных вод. </text:span></text:p>
      </text:section>
      <text:section text:style-name="Sect1" text:name="p155">
        <text:p text:style-name="P16">  </text:p>
      </text:section>
      <text:section text:style-name="Sect1" text:name="p156">
        <text:p text:style-name="P111">VII. Контроль состава и свойств сточных вод, места </text:p>
      </text:section>
      <text:section text:style-name="Sect1" text:name="p157">
        <text:p text:style-name="P111">и порядок отбора проб сточных вод </text:p>
      </text:section>
      <text:section text:style-name="Sect1" text:name="p158">
        <text:p text:style-name="P16">  </text:p>
      </text:section>
      <text:section text:style-name="Sect1" text:name="p159">
        <text:p text:style-name="P102"><text:span text:style-name="T8">22. Контроль состава и свойств сточных вод в отношении абонентов осуществляется в соответствии с </text:span><text:a xlink:type="simple" xlink:href="https://login.consultant.ru/link/?req=doc&amp;base=LAW&amp;n=353375&amp;dst=100013&amp;field=134&amp;date=22.02.2022" text:style-name="Internet_20_link" text:visited-style-name="Visited_20_Internet_20_Link"><text:span text:style-name="T2">Правилами</text:span></text:a><text:span text:style-name="T8"> осуществления контроля состава и свойств сточных вод. </text:span></text:p>
      </text:section>
      <text:section text:style-name="Sect1" text:name="p160">
        <text:p text:style-name="P102"><text:soft-page-break/><text:span text:style-name="T8">23. Сведения об узлах учета и приборах учета сточных вод и о местах отбора проб сточных вод приводятся по форме согласно </text:span><text:a xlink:type="simple" xlink:href="#p448" text:style-name="Internet_20_link" text:visited-style-name="Visited_20_Internet_20_Link"><text:span text:style-name="T2">приложению N 4</text:span></text:a><text:span text:style-name="T8"> к настоящему договору. </text:span></text:p>
      </text:section>
      <text:section text:style-name="Sect1" text:name="p161">
        <text:p text:style-name="P16">  </text:p>
      </text:section>
      <text:section text:style-name="Sect1" text:name="p162">
        <text:p text:style-name="P111">VIII. Порядок контроля за соблюдением абонентами </text:p>
      </text:section>
      <text:section text:style-name="Sect1" text:name="p163">
        <text:p text:style-name="P111">показателей декларации о составе и свойствах сточных вод, </text:p>
      </text:section>
      <text:section text:style-name="Sect1" text:name="p164">
        <text:p text:style-name="P111">нормативов по объему сточных вод и нормативов состава </text:p>
      </text:section>
      <text:section text:style-name="Sect1" text:name="p165">
        <text:p text:style-name="P111">сточных вод, требований к составу и свойствам </text:p>
      </text:section>
      <text:section text:style-name="Sect1" text:name="p166">
        <text:p text:style-name="P111">сточных вод, установленных в целях предотвращения </text:p>
      </text:section>
      <text:section text:style-name="Sect1" text:name="p167">
        <text:p text:style-name="P111">негативного воздействия на работу централизованной </text:p>
      </text:section>
      <text:section text:style-name="Sect1" text:name="p168">
        <text:p text:style-name="P111">системы водоотведения </text:p>
      </text:section>
      <text:section text:style-name="Sect1" text:name="p169">
        <text:p text:style-name="P16">  </text:p>
      </text:section>
      <text:section text:style-name="Sect1" text:name="p170">
        <text:p text:style-name="P102"><text:span text:style-name="T8">24. Нормативы по объему сточных вод и нормативы состава сточных вод устанавливаются в соответствии с законодательством Российской Федерации. </text:span><text:span text:style-name="T18">Гарантирующая о</text:span><text:span text:style-name="T8">рганизация уведомляет абонента об утверждении уполномоченными органами исполнительной власти, органами местного самоуправления поселения, городского округа нормативов водоотведения по объему сточных вод и нормативов состава сточных вод в течение 5 рабочих дней со дня получения такой информации от уполномоченных органов исполнительной власти, органов местного самоуправления. Сведения о нормативах по объему сточных вод, установленных для абонента, указываются по форме согласно </text:span><text:a xlink:type="simple" xlink:href="#p504" text:style-name="Internet_20_link" text:visited-style-name="Visited_20_Internet_20_Link"><text:span text:style-name="T2">приложению N 5</text:span></text:a><text:span text:style-name="T8">. </text:span></text:p>
      </text:section>
      <text:section text:style-name="Sect1" text:name="p171">
        <text:p text:style-name="P102"><text:span text:style-name="T8">25. Сведения о нормативах состава сточных вод и требованиях к составу и свойствам сточных вод, установленных для абонента в целях предотвращения негативного воздействия на работу централизованной системы водоотведения, указываются по форме согласно </text:span><text:a xlink:type="simple" xlink:href="#p557" text:style-name="Internet_20_link" text:visited-style-name="Visited_20_Internet_20_Link"><text:span text:style-name="T2">приложению N 6</text:span></text:a><text:span text:style-name="T8">. </text:span></text:p>
      </text:section>
      <text:section text:style-name="Sect1" text:name="p172">
        <text:p text:style-name="P109">26. Контроль за соблюдением абонентом требований к составу и свойствам сточных вод, установленных в целях предотвращения негативного воздействия на работу централизованной системы водоотведения, нормативов по объему сточных вод и нормативов состава сточных вод, а также показателей декларации осуществляет<text:span text:style-name="T23"> </text:span><text:span text:style-name="T50">Гарантирующая</text:span><text:span text:style-name="T23"> </text:span>организация или по ее поручению иная организация, а также транзитная организация, осуществляющая транспортировку сточных вод абонента. </text:p>
      </text:section>
      <text:section text:style-name="Sect1" text:name="p173">
        <text:p text:style-name="P109">В ходе осуществления контроля за соблюдением абонентом установленных для него нормативов по объему сточных вод<text:span text:style-name="T23"> </text:span><text:span text:style-name="T51">Гарантирующая</text:span><text:span text:style-name="T23"> </text:span>организация или по ее поручению иная организация ежемесячно определяет объем отведенных (принятых) сточных вод абонента сверх установленного для него норматива по объему сточных вод. </text:p>
      </text:section>
      <text:section text:style-name="Sect1" text:name="p174">
        <text:p text:style-name="P109">27. При наличии у абонента объектов, для которых не устанавливаются нормативы по объему сточных вод, контроль за соблюдением нормативов по объему сточных вод абонента производится путем сверки общего объема отведенных сточных вод за вычетом объемов поверхностных сточных вод, а также объемов сточных вод, для которых не устанавливаются нормативы по объему сточных вод. </text:p>
      </text:section>
      <text:section text:style-name="Sect1" text:name="p175">
        <text:p text:style-name="P102"><text:span text:style-name="T8">28. При превышении абонентом установленных нормативов по объему сточных вод абонент оплачивает объем сточных вод, отведенных в расчетном периоде в централизованную систему водоотведения с превышением установленного норматива по объему сточных вод, по тарифам на водоотведение, действующим в отношении сверхнормативных сбросов сточных вод, установленным в соответствии с </text:span><text:a xlink:type="simple" xlink:href="https://login.consultant.ru/link/?req=doc&amp;base=LAW&amp;n=408147&amp;dst=100023&amp;field=134&amp;date=22.02.2022" text:style-name="Internet_20_link" text:visited-style-name="Visited_20_Internet_20_Link"><text:span text:style-name="T2">Основами ценообразования</text:span></text:a><text:span text:style-name="T8"> в сфере водоснабжения и водоотведения, утвержденными постановлением Правительства Российской Федерации от 13 мая 2013 г. N 406 "О государственном регулировании тарифов в сфере водоснабжения и водоотведения". </text:span></text:p>
      </text:section>
      <text:section text:style-name="Sect1" text:name="p176">
        <text:p text:style-name="P10">  </text:p>
      </text:section>
      <text:section text:style-name="Sect1" text:name="p177">
        <text:p text:style-name="P111">IX. Условия прекращения или ограничения приема сточных вод </text:p>
      </text:section>
      <text:section text:style-name="Sect1" text:name="p178">
        <text:p text:style-name="P16">  </text:p>
      </text:section>
      <text:section text:style-name="Sect1" text:name="p179">
        <text:p text:style-name="P102"><text:span text:style-name="T8">29. </text:span><text:span text:style-name="T19">Гарантирующая о</text:span><text:span text:style-name="T8">рганизация вправе осуществить временное прекращение или ограничение приема сточных вод абонента только в случаях, установленных Федеральным </text:span><text:a xlink:type="simple" xlink:href="https://login.consultant.ru/link/?req=doc&amp;base=LAW&amp;n=408088&amp;date=22.02.2022" text:style-name="Internet_20_link" text:visited-style-name="Visited_20_Internet_20_Link"><text:span text:style-name="T2">законом</text:span></text:a><text:span text:style-name="T8"> "О водоснабжении и водоотведении", и при условии соблюдения порядка временного прекращения или ограничения приема сточных вод, установленного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8"> холодного водоснабжения и водоотведения. </text:span></text:p>
      </text:section>
      <text:section text:style-name="Sect1" text:name="p180">
        <text:p text:style-name="P109"><text:soft-page-break/>30. <text:span text:style-name="T52">Гарантирующая о</text:span>рганизация в течение одних суток со дня временного прекращения или ограничения приема сточных вод уведомляет о таком прекращении или ограничении: </text:p>
      </text:section>
      <text:section text:style-name="Sect1" text:name="p181">
        <text:p text:style-name="P109">а) абонента; </text:p>
      </text:section>
      <text:section text:style-name="Sect1" text:name="p182">
        <text:p text:style-name="P109">б) орган местного самоуправления; </text:p>
      </text:section>
      <text:section text:style-name="Sect1" text:name="p183">
        <text:p text:style-name="P109">в) территориальный орган федерального органа исполнительной власти, осуществляющего федеральный государственный санитарно-эпидемиологический надзор; </text:p>
      </text:section>
      <text:section text:style-name="Sect1" text:name="p184">
        <text:p text:style-name="P109">г) лиц, с которыми <text:span text:style-name="T84">Г</text:span><text:span text:style-name="T53">арантирующей </text:span>организацией заключены договоры по транспортировке сточных вод, если временное прекращение или ограничение приема сточных вод абонента приведет к временному прекращению или ограничению транспортировки сточных вод. </text:p>
      </text:section>
      <text:section text:style-name="Sect1" text:name="p185">
        <text:p text:style-name="P109">31. Уведомление <text:span text:style-name="T54">Гарантирующей </text:span>организацией о временном прекращении или ограничении приема сточных вод, а также уведомление о снятии такого прекращения или ограничения и возобновлении приема сточных вод направляются соответствующим лицам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186">
        <text:p text:style-name="P16">  </text:p>
      </text:section>
      <text:section text:style-name="Sect1" text:name="p187">
        <text:p text:style-name="P111">IX(I). Порядок уведомления <text:s/><text:span text:style-name="T54">Гарантирующей </text:span>организации </text:p>
      </text:section>
      <text:section text:style-name="Sect1" text:name="p188">
        <text:p text:style-name="P115"><text:s/>о переходе прав на объекты, в отношении которых </text:p>
      </text:section>
      <text:section text:style-name="Sect1" text:name="p190">
        <text:p text:style-name="P111">осуществляется водоотведение </text:p>
      </text:section>
      <text:section text:style-name="Sect1" text:name="p191">
        <text:p text:style-name="P12">  </text:p>
      </text:section>
      <text:section text:style-name="Sect1" text:name="p192">
        <text:p text:style-name="P109">31(1). В случае перехода прав на объекты, в отношении которых осуществляется водоотведение в соответствии с настоящим договором, прав на объекты, устройства и сооружения, предназначенные для подключения (технологического присоединения) к централизованной системе водоотведения, а также в случае предоставления прав владения и (или) пользования такими объектами, устройствами или сооружениями третьим лицам абонент в течение 3 рабочих дней со дня наступления одного из указанных событий направляет<text:span text:style-name="T23"> </text:span><text:span text:style-name="T55">Гарантирующей</text:span><text:span text:style-name="T23"> </text:span>организации письменное уведомление с указанием лиц, к которым перешли эти права, документов, являющихся основанием перехода прав, и вида переданного права с приложением заверенных надлежащим образом копий документов, являющихся основанием перехода прав. </text:p>
      </text:section>
      <text:section text:style-name="Sect1" text:name="p193">
        <text:p text:style-name="P109">Такое уведомление направляется любым доступным способом, позволяющим подтвердить получение уведомления адресатом. </text:p>
      </text:section>
      <text:section text:style-name="Sect1" text:name="p194">
        <text:p text:style-name="P109">31(2). Уведомление считается полученным <text:span text:style-name="T56">Гарантирующей </text:span>организацией с даты почтового уведомления о вручении, или с даты подписи уполномоченного представителя <text:span text:style-name="T57">Гарантирующей </text:span>организации, свидетельствующей о получении уведомления, либо с иной даты в соответствии с выбранным способом направления. </text:p>
      </text:section>
      <text:section text:style-name="Sect1" text:name="p195">
        <text:p text:style-name="P16">  </text:p>
      </text:section>
      <text:section text:style-name="Sect1" text:name="p196">
        <text:p text:style-name="P111">X. Порядок декларирования состава и свойств сточных вод </text:p>
      </text:section>
      <text:section text:style-name="Sect1" text:name="p197">
        <text:p text:style-name="P111">(настоящий раздел включается в договор при условии его </text:p>
      </text:section>
      <text:section text:style-name="Sect1" text:name="p198">
        <text:p text:style-name="P111">заключения с абонентом, который обязан подавать </text:p>
      </text:section>
      <text:section text:style-name="Sect1" text:name="p199">
        <text:p text:style-name="P111">декларацию в соответствии с требованиями </text:p>
      </text:section>
      <text:section text:style-name="Sect1" text:name="p200">
        <text:p text:style-name="P111">законодательства Российской Федерации) </text:p>
      </text:section>
      <text:section text:style-name="Sect1" text:name="p201">
        <text:p text:style-name="P16">  </text:p>
      </text:section>
      <text:section text:style-name="Sect1" text:name="p202">
        <text:p text:style-name="P109">32. В целях обеспечения контроля состава и свойств сточных вод абонент подает в<text:span text:style-name="T23"> </text:span><text:span text:style-name="T58">Гарантирующую</text:span><text:span text:style-name="T23"> </text:span>организацию <text:s/>декларацию. </text:p>
      </text:section>
      <text:section text:style-name="Sect1" text:name="p203">
        <text:p text:style-name="P109">33. Декларация разрабатывается абонентом и представляется в<text:span text:style-name="T23"> </text:span><text:span text:style-name="T59">Гарантирующую</text:span><text:span text:style-name="T23"> </text:span>организацию не позднее 6 месяцев со дня заключения абонентом с<text:span text:style-name="T23"> </text:span><text:span text:style-name="T59">Гарантирующей</text:span><text:span text:style-name="T23"> </text:span>организацией настоящего договора. Декларация на очередной год подается абонентом до 1 ноября предшествующего года. </text:p>
      </text:section>
      <text:section text:style-name="Sect1" text:name="p204">
        <text:p text:style-name="P109"><text:soft-page-break/>34. К декларации прилагается заверенная абонентом схема внутриплощадочных канализационных сетей с указанием колодцев присоединения к централизованной системе водоотведения и канализационных колодцев, предназначенных для контроля состава и свойств сточных вод. При наличии нескольких канализационных выпусков в централизованную систему водоотведения в декларации указываются состав и свойства сточных вод по каждому из таких канализационных выпусков. Значения фактических концентраций и фактических свойств сточных вод в составе декларации определяются абонентом путем оценки результатов анализов состава и свойств проб сточных вод по каждому канализационному выпуску абонента, выполненных по поручению абонента лабораторией, аккредитованной в порядке, установленном законодательством Российской Федерации. </text:p>
      </text:section>
      <text:section text:style-name="Sect1" text:name="p205">
        <text:p text:style-name="P109">35. Значения фактических концентраций и фактических свойств сточных вод в составе декларации определяются абонентом в интервале от минимального до максимального значения результатов анализов состава и свойств проб сточных вод, при этом в обязательном порядке: </text:p>
      </text:section>
      <text:section text:style-name="Sect1" text:name="p206">
        <text:p text:style-name="P102"><text:span text:style-name="T8">а) учитываются результаты, полученные за 2 предшествующих года в ходе осуществления контроля состава и свойств сточных вод, проводимого организацией водопроводно-канализационного хозяйства в соответствии с </text:span><text:a xlink:type="simple" xlink:href="https://login.consultant.ru/link/?req=doc&amp;base=LAW&amp;n=353375&amp;dst=100013&amp;field=134&amp;date=22.02.2022" text:style-name="Internet_20_link" text:visited-style-name="Visited_20_Internet_20_Link"><text:span text:style-name="T2">Правилами</text:span></text:a><text:span text:style-name="T8"> осуществления контроля состава и свойств сточных вод; </text:span></text:p>
      </text:section>
      <text:section text:style-name="Sect1" text:name="p207">
        <text:p text:style-name="P109">б) исключаются значения запрещенного сброса; </text:p>
      </text:section>
      <text:section text:style-name="Sect1" text:name="p208">
        <text:p text:style-name="P109">в) не подлежат указанию нулевые значения фактических концентраций или фактических свойств сточных вод. </text:p>
      </text:section>
      <text:section text:style-name="Sect1" text:name="p209">
        <text:p text:style-name="P109">36. Перечень загрязняющих веществ, для выявления которых выполняются определения состава и свойств сточных вод, определяется нормативами состава сточных вод, требованиями к составу и свойствам сточных вод, установленными в целях предотвращения негативного воздействия на работу централизованной системы водоотведения. </text:p>
      </text:section>
      <text:section text:style-name="Sect1" text:name="p210">
        <text:p text:style-name="P109">37. Декларация прекращает действие в следующих случаях: </text:p>
      </text:section>
      <text:section text:style-name="Sect1" text:name="p211">
        <text:p text:style-name="P109">а) выявление <text:span text:style-name="T60">Гарантирующей </text:span>организацией в ходе осуществления контроля состава и свойств сточных вод превышения абонентом нормативов состава сточных вод или требований, установленных в целях предотвращения негативного воздействия на работу объектов централизованной системы водоотведения, по веществам (показателям), не указанным абонентом в декларации; </text:p>
      </text:section>
      <text:section text:style-name="Sect1" text:name="p212">
        <text:p text:style-name="P109">б) выявление 2 раза в течение календарного года в контрольной пробе сточных вод, отобранной организацией, осуществляющей водоотведение, значения фактической концентрации загрязняющего вещества или фактического показателя свойств сточных вод абонента по одному и тому же показателю, превышающего в 2 раза и более значение фактической концентрации загрязняющего вещества или фактического показателя свойств сточных вод абонента, заявленные абонентом в декларации. </text:p>
      </text:section>
      <text:section text:style-name="Sect1" text:name="p213">
        <text:p text:style-name="P102"><text:span text:style-name="T8">38. В течение 3 месяцев со дня оповещения абонента организацией, осуществляющей водоотведение, о наступлении хотя бы одного из случаев, указанных в </text:span><text:a xlink:type="simple" xlink:href="#p210" text:style-name="Internet_20_link" text:visited-style-name="Visited_20_Internet_20_Link"><text:span text:style-name="T2">пункте 37</text:span></text:a><text:span text:style-name="T8"> настоящего договора, абонент обязан внести соответствующие изменения в декларацию. В случае если соответствующие изменения в декларацию не были внесены, декларация прекращает действие по истечении 3 месяцев со дня оповещения абонента организацией, осуществляющей водоотведение, о наступлении указанных случаев. </text:span></text:p>
      </text:section>
      <text:section text:style-name="Sect1" text:name="p214">
        <text:p text:style-name="P109">39. В случае если абонентом допущено нарушение декларации, абонент обязан незамедлительно проинформировать об этом <text:span text:style-name="T61">Гарантирующую </text:span>организацию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215">
        <text:p text:style-name="P16">  </text:p>
      </text:section>
      <text:section text:style-name="Sect1" text:name="p216">
        <text:p text:style-name="P111">XI. Условия отведения (приема) поверхностных сточных </text:p>
      </text:section>
      <text:section text:style-name="Sect1" text:name="p217">
        <text:p text:style-name="P111">вод в централизованные системы водоотведения (настоящий </text:p>
      </text:section>
      <text:section text:style-name="Sect1" text:name="p218">
        <text:p text:style-name="P111">раздел включается в договор в случае, если <text:span text:style-name="T61">Гарантирующая </text:span>организация </text:p>
      </text:section>
      <text:section text:style-name="Sect1" text:name="p219">
        <text:p text:style-name="P113">осуществляет прием поверхностных сточных вод, поступающих с земельных </text:p>
      </text:section>
      <text:section text:style-name="Sect1" text:name="p221">
        <text:p text:style-name="P111">участков, из зданий и сооружений, принадлежащих абоненту) </text:p>
      </text:section>
      <text:section text:style-name="Sect1" text:name="p222">
        <text:p text:style-name="P16">  </text:p>
      </text:section>
      <text:section text:style-name="Sect1" text:name="p223">
        <text:p text:style-name="P109"><text:soft-page-break/>40. <text:span text:style-name="T62">Гарантирующая о</text:span>рганизация в соответствии с условиями настоящего договора обязуется осуществлять прием поверхностных сточных вод абонента в централизованную (общесплавную, ливневую) систему водоотведения и обеспечивать их транспортировку, очистку и сброс в водный объект, а абонент обязуется соблюдать требования к составу и свойствам отводимых поверхностных сточных вод, установленные законодательством Российской Федерации, и производить <text:span text:style-name="T62">Гарантирующей </text:span>организации оплату отведения (приема) поверхностных сточных вод в сроки, порядке и размере, которые определены в настоящем договоре. </text:p>
      </text:section>
      <text:section text:style-name="Sect1" text:name="p224">
        <text:p text:style-name="P109">41. Отведение поверхностных сточных вод осуществляется с непосредственным подключением или без непосредственного подключения к централизованной системе водоотведения. </text:p>
      </text:section>
      <text:section text:style-name="Sect1" text:name="p225">
        <text:p text:style-name="P102"><text:span text:style-name="T8">42. Сведения о точках приема поверхностных сточных вод абонента указываются по форме согласно </text:span><text:a xlink:type="simple" xlink:href="#p590" text:style-name="Internet_20_link" text:visited-style-name="Visited_20_Internet_20_Link"><text:span text:style-name="T2">приложению N 7</text:span></text:a><text:span text:style-name="T8">. </text:span></text:p>
      </text:section>
      <text:section text:style-name="Sect1" text:name="p226">
        <text:p text:style-name="P16">  </text:p>
      </text:section>
      <text:section text:style-name="Sect1" text:name="p227">
        <text:p text:style-name="P111">XII. Условия отведения (приема) сточных вод иных лиц, </text:p>
      </text:section>
      <text:section text:style-name="Sect1" text:name="p228">
        <text:p text:style-name="P111">объекты которых подключены к канализационным сетям, </text:p>
      </text:section>
      <text:section text:style-name="Sect1" text:name="p229">
        <text:p text:style-name="P111">принадлежащим абоненту </text:p>
      </text:section>
      <text:section text:style-name="Sect1" text:name="p230">
        <text:p text:style-name="P16">  </text:p>
      </text:section>
      <text:section text:style-name="Sect1" text:name="p231">
        <text:p text:style-name="P109">43. Абонент представляет<text:span text:style-name="T23"> </text:span><text:span text:style-name="T63">Гарантирующей</text:span><text:span text:style-name="T23"> </text:span>организации сведения о лицах, объекты которых подключены к канализационным сетям, принадлежащим абоненту. </text:p>
      </text:section>
      <text:section text:style-name="Sect1" text:name="p232">
        <text:p text:style-name="P109">44. Сведения о лицах, объекты которых подключены к канализационным сетям, принадлежащим абоненту, представляются в письменном виде с указанием наименования таких лиц, срока и схемы подключения к канализационным сетям, места отбора проб сточных вод. <text:span text:style-name="T64">Гарантирующая о</text:span>рганизация вправе запросить у лиц, объекты которых подключены к канализационным сетям, принадлежащим абоненту, иные необходимые сведения и документы. </text:p>
      </text:section>
      <text:section text:style-name="Sect1" text:name="p233">
        <text:p text:style-name="P109">45. <text:span text:style-name="T65">Гарантирующая о</text:span>рганизация осуществляет отведение сточных вод юридических и физических лиц, объекты которых подключены к канализационным сетям абонента, при условии, что такие лица заключили договор водоотведения или единый договор холодного водоснабжения и водоотведения с <text:span text:style-name="T66">Гарантирующей </text:span>организацией. </text:p>
      </text:section>
      <text:section text:style-name="Sect1" text:name="p234">
        <text:p text:style-name="P109">46. Абонент несет в полном объеме ответственность за нарушения условий настоящего договора, произошедшие по вине юридических и физических лиц, объекты которых подключены к канализационным сетям абонента, но которые не имеют договора водоотведения или единого договора холодного водоснабжения и водоотведения с<text:span text:style-name="T23"> </text:span><text:span text:style-name="T67">Гарантирующей</text:span><text:span text:style-name="T23"> </text:span>организацией. </text:p>
      </text:section>
      <text:section text:style-name="Sect1" text:name="p235">
        <text:p text:style-name="P10">  </text:p>
      </text:section>
      <text:section text:style-name="Sect1" text:name="p236">
        <text:p text:style-name="P111">XIII. Порядок урегулирования споров и разногласий </text:p>
      </text:section>
      <text:section text:style-name="Sect1" text:name="p237">
        <text:p text:style-name="P16">  </text:p>
      </text:section>
      <text:section text:style-name="Sect1" text:name="p238">
        <text:p text:style-name="P109">47. Все споры и разногласия, возникающие между сторонами, связанные с исполнением настоящего договора, подлежат досудебному урегулированию в претензионном порядке. </text:p>
      </text:section>
      <text:section text:style-name="Sect1" text:name="p239">
        <text:p text:style-name="P109">48. Претензия направляется по адресу стороны, указанному в реквизитах договора, и должна содержать: </text:p>
      </text:section>
      <text:section text:style-name="Sect1" text:name="p240">
        <text:p text:style-name="P109">а) сведения о заявителе (наименование, местонахождение (адрес); </text:p>
      </text:section>
      <text:section text:style-name="Sect1" text:name="p241">
        <text:p text:style-name="P109">б) содержание спора, разногласий; </text:p>
      </text:section>
      <text:section text:style-name="Sect1" text:name="p242">
        <text:p text:style-name="P109">в) сведения об объекте (объектах), в отношении которого возникли спор, разногласия (полное наименование, местонахождение, правомочие на объект, которым обладает сторона, направившая претензию); </text:p>
      </text:section>
      <text:section text:style-name="Sect1" text:name="p243">
        <text:p text:style-name="P109">г) другие сведения по усмотрению стороны. </text:p>
      </text:section>
      <text:section text:style-name="Sect1" text:name="p244">
        <text:p text:style-name="P109">49. Сторона, получившая претензию, в течение 10 рабочих дней со дня поступления претензии обязана ее рассмотреть и дать ответ. </text:p>
      </text:section>
      <text:section text:style-name="Sect1" text:name="p245">
        <text:p text:style-name="P109">50. Стороны составляют акт об урегулировании спора или разногласий. </text:p>
      </text:section>
      <text:section text:style-name="Sect1" text:name="p246">
        <text:p text:style-name="P109"><text:soft-page-break/>51. В случае недостижения сторонами соглашения спор и разногласия, возникшие из настоящего договора, подлежат урегулированию в суде в установленном законодательством Российской Федерации порядке. </text:p>
      </text:section>
      <text:section text:style-name="Sect1" text:name="p247">
        <text:p text:style-name="P10">  </text:p>
      </text:section>
      <text:section text:style-name="Sect1" text:name="p248">
        <text:p text:style-name="P111">XIV. Ответственность сторон </text:p>
      </text:section>
      <text:section text:style-name="Sect1" text:name="p249">
        <text:p text:style-name="P16">  </text:p>
      </text:section>
      <text:section text:style-name="Sect1" text:name="p250">
        <text:p text:style-name="P109">52. За неисполнение или ненадлежащее исполнение обязательств по настоящему договору стороны несут ответственность в соответствии с законодательством Российской Федерации. </text:p>
      </text:section>
      <text:section text:style-name="Sect1" text:name="p251">
        <text:p text:style-name="P109">53. В случае нарушения<text:span text:style-name="T23"> </text:span><text:span text:style-name="T68">Гарантирующей</text:span><text:span text:style-name="T23"> </text:span>организацией режима приема сточных вод абонент вправе потребовать пропорционального снижения размера оплаты по настоящему договору в соответствующем расчетном периоде. </text:p>
      </text:section>
      <text:section text:style-name="Sect1" text:name="p252">
        <text:p text:style-name="P109">54. В случае неисполнения либо ненадлежащего исполнения абонентом обязательств по оплате настоящего договора <text:span text:style-name="T68">Гарантирующая </text:span>организация вправе потребовать от абонента уплаты пени в размере одной стотридцатой ставки рефинансирования Центрального банка Российской Федерации, действующей на день фактической оплаты, от не выплаченной в срок суммы за каждый день просрочки, начиная со следующего дня после дня наступления установленного срока оплаты по день фактической оплаты. </text:p>
      </text:section>
      <text:section text:style-name="Sect1" text:name="p253">
        <text:p text:style-name="P109">54(1). В случае неисполнения либо ненадлежащего исполнения абонентом обязанности по обеспечению доступа <text:span text:style-name="T69">Гарантирующей </text:span>организации <text:s/>к канализационным сетям и устройствам на них для проведения работ абонент несет обязанность по возмещению причиненных в результате этого организации водопроводно-канализационного хозяйства, другим абонентам, транзитным организациям и (или) иным лицам убытков. </text:p>
      </text:section>
      <text:section text:style-name="Sect1" text:name="p254">
        <text:p text:style-name="P10">  </text:p>
      </text:section>
      <text:section text:style-name="Sect1" text:name="p255">
        <text:p text:style-name="P111">XV. Обстоятельства непреодолимой силы </text:p>
      </text:section>
      <text:section text:style-name="Sect1" text:name="p256">
        <text:p text:style-name="P10">  </text:p>
      </text:section>
      <text:section text:style-name="Sect1" text:name="p257">
        <text:p text:style-name="P109">55. Стороны освобождаются от ответственности за неисполнение либо ненадлежащее исполнение обязательств по настоящему договору, если оно явилось следствием обстоятельств непреодолимой силы и если эти обстоятельства повлияли на исполнение настоящего договора. </text:p>
      </text:section>
      <text:section text:style-name="Sect1" text:name="p258">
        <text:p text:style-name="P109">При этом срок исполнения обязательств по настоящему договору отодвигается соразмерно времени, в течение которого действовали такие обстоятельства, а также последствиям, вызванным этими обстоятельствами. </text:p>
      </text:section>
      <text:section text:style-name="Sect1" text:name="p259">
        <text:p text:style-name="P109">56. Сторона, подвергшаяся действию обстоятельств непреодолимой силы, обязана без промедления (не позднее 24 часов) уведомить другую сторону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о наступлении и характере указанных обстоятельств, а также об их прекращении. </text:p>
      </text:section>
      <text:section text:style-name="Sect1" text:name="p260">
        <text:p text:style-name="P10">  </text:p>
      </text:section>
      <text:section text:style-name="Sect1" text:name="p261">
        <text:p text:style-name="P111">XVI. Действие договора </text:p>
      </text:section>
      <text:section text:style-name="Sect1" text:name="p262">
        <text:p text:style-name="P16">  </text:p>
      </text:section>
      <text:p text:style-name="P4"><text:bookmark text:name="p263"/><text:s text:c="4"/>57. Настоящий договор вступает в силу с ______________________________.</text:p>
      <text:p text:style-name="P4"><text:bookmark text:name="p264"/><text:s text:c="50"/>(указать дату)</text:p>
      <text:p text:style-name="P4"><text:bookmark text:name="p265"/><text:s text:c="4"/>58. Настоящий договор заключен на срок _______________________________.</text:p>
      <text:p text:style-name="P4"><text:bookmark text:name="p266"/><text:s text:c="50"/>(указать срок)</text:p>
      <text:section text:style-name="Sect1" text:name="p267">
        <text:p text:style-name="P109">59. Настоящий договор считается продленным на тот же срок и на тех же условиях, если за один месяц до окончания срока его действия ни одна из сторон не заявит о его прекращении или изменении либо о заключении нового договора на иных условиях. </text:p>
      </text:section>
      <text:section text:style-name="Sect1" text:name="p268">
        <text:p text:style-name="P109">60. Настоящий договор может быть расторгнут до окончания срока его действия по обоюдному согласию сторон. </text:p>
      </text:section>
      <text:section text:style-name="Sect1" text:name="p269">
        <text:p text:style-name="P109">61. В случае предусмотренного законодательством Российской Федерации отказа<text:span text:style-name="T23"> </text:span><text:span text:style-name="T69">Гарантирующей</text:span><text:span text:style-name="T23"> </text:span>организации от исполнения настоящего договора или его изменения в одностороннем порядке договор считается расторгнутым или измененным. </text:p>
      </text:section>
      <text:section text:style-name="Sect1" text:name="p270">
        <text:p text:style-name="P102"><text:soft-page-break/><text:span text:style-name="T8">61(1). В случае перехода прав на объекты, в отношении которых осуществляется водоотведение в соответствии с настоящим договором, договор считается расторгнутым с даты, указанной в уведомлении о переходе прав на объекты, представленном абонентом в</text:span><text:span text:style-name="T9"> </text:span><text:span text:style-name="T20">Гарантирующую</text:span><text:span text:style-name="T9"> </text:span><text:span text:style-name="T8">организацию в порядке, предусмотренном </text:span><text:a xlink:type="simple" xlink:href="#p187" text:style-name="Internet_20_link" text:visited-style-name="Visited_20_Internet_20_Link"><text:span text:style-name="T2">разделом IX</text:span></text:a><text:span text:style-name="T8">(I) настоящего договора, но не ранее даты получения такого уведомления </text:span><text:span text:style-name="T20">Гарантирующей </text:span><text:span text:style-name="T8">организацией либо с даты заключения договора водоотведения или единого договора холодного водоснабжения и водоотведения с лицом, к которому перешли эти права, в зависимости от того, какая из указанных дат наступила раньше. </text:span></text:p>
      </text:section>
      <text:section text:style-name="Sect1" text:name="p271">
        <text:p text:style-name="P10">  </text:p>
      </text:section>
      <text:section text:style-name="Sect1" text:name="p272">
        <text:p text:style-name="P111">XVII. Прочие условия </text:p>
      </text:section>
      <text:section text:style-name="Sect1" text:name="p273">
        <text:p text:style-name="P16">  </text:p>
      </text:section>
      <text:section text:style-name="Sect1" text:name="p274">
        <text:p text:style-name="P109">62. Изменения, которые вносятся в настоящий договор, считаются действительными, если они оформлены в письменном виде, подписаны уполномоченными на то лицами и заверены печатями обеих сторон (при их наличии). </text:p>
      </text:section>
      <text:section text:style-name="Sect1" text:name="p275">
        <text:p text:style-name="P109">63. В случае изменения наименования, местонахождения или банковских реквизитов сторона обязана уведомить об этом другую сторону в письменной форме в течение 5 рабочих дней со дня наступления указанных обстоятельств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276">
        <text:p text:style-name="P109">64. При исполнении настоящего договора стороны обязуются руководствоваться законодательством Российской Федерации. </text:p>
      </text:section>
      <text:section text:style-name="Sect1" text:name="p277">
        <text:p text:style-name="P109">65. Настоящий договор составлен в двух экземплярах, имеющих одинаковую юридическую силу. </text:p>
      </text:section>
      <text:section text:style-name="Sect1" text:name="p278">
        <text:p text:style-name="P109">66. Приложения к настоящему договору являются его неотъемлемой частью. </text:p>
      </text:section>
      <text:section text:style-name="Sect1" text:name="p279">
        <text:p text:style-name="P10">  </text:p>
      </text:section>
      <text:p text:style-name="P14"><text:s/></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99">ГАРАНТИРУЮЩАЯ ОРГАНИЗАЦИЯ: <text:tab/></text:p>
          </table:table-cell>
          <table:table-cell table:style-name="Таблица11.A1" office:value-type="string">
            <text:p text:style-name="P100">АБОНЕНТ:</text:p>
          </table:table-cell>
        </table:table-row>
        <table:table-row table:style-name="Таблица11.2">
          <table:table-cell table:style-name="Таблица11.A1" office:value-type="string">
            <text:p text:style-name="P75">Муниципальное унитарное предприятие Балаковского муниципального района «Балаково-Водоканал»</text:p>
            <text:p text:style-name="P75">413840 Саратовская обл., г.Балаково, ул.Радищева, д.55</text:p>
            <text:p text:style-name="P75">ИНН 6439053289 <text:s/>КПП 643901001 ОГРН 1036403903227</text:p>
            <text:p text:style-name="P75">р/с 40702810800000000300 АО «БАЛАКОВО-БАНК» </text:p>
            <text:p text:style-name="P75">к/с 30101810022026311890 <text:s text:c="4"/>БИК 046311890</text:p>
            <text:p text:style-name="P75">ОКВЭД 36.00.1 <text:s/>36.00.2 <text:s/>37.0 <text:s/>ОКПО 59396298</text:p>
            <text:p text:style-name="P76">Телефон/факс (8453) 44-45-82, 44-45-32, 44-13-65</text:p>
            <text:p text:style-name="P124"><text:span text:style-name="T77">E</text:span><text:span text:style-name="T78">-</text:span><text:span text:style-name="T77">mail</text:span><text:span text:style-name="T78">: </text:span><text:a xlink:type="simple" xlink:href="mailto:office@bal-vod.ru" text:style-name="Internet_20_link" text:visited-style-name="Visited_20_Internet_20_Link"><text:span text:style-name="T88">office@bal-vod.ru</text:span></text:a><text:span text:style-name="T78"> </text:span></text:p>
          </table:table-cell>
          <table:table-cell table:style-name="Таблица11.A1" office:value-type="string">
            <text:p text:style-name="P76"/>
            <text:p text:style-name="P76"/>
            <text:p text:style-name="P76"/>
            <text:p text:style-name="P76"/>
            <text:p text:style-name="P76"/>
            <text:p text:style-name="P76"/>
            <text:p text:style-name="P76"/>
            <text:p text:style-name="P13"><text:span text:style-name="T80">E</text:span><text:span text:style-name="T81">-</text:span><text:span text:style-name="T80">mail</text:span></text:p>
          </table:table-cell>
        </table:table-row>
        <table:table-row table:style-name="Таблица11.3">
          <table:table-cell table:style-name="Таблица11.A3" table:number-columns-spanned="2" office:value-type="string">
            <text:p text:style-name="P99">Подписи сторон:</text:p>
          </table:table-cell>
          <table:covered-table-cell/>
        </table:table-row>
        <table:table-row table:style-name="Таблица11.4">
          <table:table-cell table:style-name="Таблица11.A4" office:value-type="string">
            <text:p text:style-name="P99">ГАРАНТИРУЮЩАЯ ОРГАНИЗАЦИЯ</text:p>
          </table:table-cell>
          <table:table-cell table:style-name="Таблица11.A4" office:value-type="string">
            <text:p text:style-name="P100">АБОНЕНТ</text:p>
          </table:table-cell>
        </table:table-row>
        <table:table-row table:style-name="Таблица11.1">
          <table:table-cell table:style-name="Таблица11.A4" office:value-type="string">
            <text:p text:style-name="P73">Директор </text:p>
            <text:p text:style-name="P9"><text:span text:style-name="T81">МУП «Балаково-Водоканал» ___________ </text:span><text:span text:style-name="T82">С.В. Мельник</text:span></text:p>
            <text:p text:style-name="P84"/>
          </table:table-cell>
          <table:table-cell table:style-name="Таблица11.A4" office:value-type="string">
            <text:p text:style-name="P74"><text:s/></text:p>
            <text:p text:style-name="P73">Руководитель_______________ _______________ <text:s text:c="74"/></text:p>
          </table:table-cell>
        </table:table-row>
      </table:table>
      <text:p text:style-name="P14"><text:bookmark text:name="p241"/><text:bookmark text:name="p240"/>"__" ________________ 20__ г. <text:s text:c="16"/>"__" ________________ 20__ г.</text:p>
      <text:p text:style-name="P15">  </text:p>
      <text:p text:style-name="P15"/>
      <text:p text:style-name="P15"/>
      <text:p text:style-name="P15"/>
      <text:p text:style-name="P15"/>
      <text:p text:style-name="P103"/>
      <text:p text:style-name="P103"><text:soft-page-break/></text:p>
      <text:section text:style-name="Sect1" text:name="p291">
        <text:p text:style-name="P105">Приложение N 1 </text:p>
      </text:section>
      <text:section text:style-name="Sect1" text:name="p292">
        <text:p text:style-name="P105">к типовому договору водоотведения </text:p>
      </text:section>
      <text:section text:style-name="Sect1" text:name="p296">
        <text:p text:style-name="P105">(форма) </text:p>
      </text:section>
      <text:section text:style-name="Sect1" text:name="p297">
        <text:p text:style-name="P121">  </text:p>
      </text:section>
      <text:p text:style-name="P1"><text:bookmark text:name="p298"/><text:s text:c="32"/><text:span text:style-name="T87"><text:s text:c="4"/>АКТ</text:span></text:p>
      <text:p text:style-name="P2"><text:bookmark text:name="p299"/><text:s text:c="18"/>разграничения балансовой принадлежности</text:p>
      <text:p text:style-name="P3"><text:bookmark text:name="p300"/><text:s text:c="20"/>и эксплуатационной ответственности</text:p>
      <text:p text:style-name="P53"><text:span text:style-name="T25">Муниципальное унитарное предприятие Балаковского муниципального района «Балаково Водоканал»</text:span>,<text:bookmark text:name="p71"/><text:bookmark text:name="p81"/> именуемое <text:s text:c="3"/>в <text:s text:c="3"/>дальнейшем<text:span text:style-name="T23"> <text:s/></text:span><text:span text:style-name="T25">Гарантирующей</text:span><text:span text:style-name="T23"> </text:span>организацией, в лице <text:span text:style-name="T25">директора Мельника Станислава Васильевича,</text:span><text:bookmark text:name="p113"/><text:span text:style-name="T25"> </text:span>действующего на основании<text:span text:style-name="T23"> </text:span><text:span text:style-name="T25">Устава, </text:span><text:bookmark text:name="p1311"/>с одной стороны, и __________________________________________________________________________________,</text:p>
      <text:list xml:id="list710586773" text:style-name="L1">
        <text:list-header>
          <text:p text:style-name="P122"><text:s text:c="44"/>(наименование организации)</text:p>
        </text:list-header>
      </text:list>
      <text:p text:style-name="P47">именуемое в дальнейшем абонентом, в лице</text:p>
      <text:p text:style-name="P47"><text:bookmark text:name="p161"/>__________________________________________________________________________________,</text:p>
      <text:p text:style-name="P57">(фамилия, имя, отчество, паспортные данные - в случае заключения<text:bookmark text:name="p181"/> договора со стороны абонента физическим лицом, наименование<text:bookmark text:name="p191"/> должности, фамилия, имя, отчество - в случае заключения договора<text:bookmark text:name="p201"/> со стороны абонента юридическим лицом)</text:p>
      <text:p text:style-name="P47"><text:bookmark text:name="p211"/>действующего на основании _________________________________________________________,</text:p>
      <text:p text:style-name="P48"><text:bookmark text:name="p223"/><text:s text:c="33"/>(положение, устав, доверенность -<text:bookmark text:name="p231"/> указать нужное в случае заключения<text:bookmark text:name="p242"/> договора со стороны абонента юридическим лицом)</text:p>
      <text:p text:style-name="P52"><text:bookmark text:name="p275"/>с другой стороны, именуемые в дальнейшем сторонами, составили настоящий акт<text:bookmark text:name="p319"/> о том, что:</text:p>
      <text:p text:style-name="P50"><text:bookmark text:name="p320"/><text:s text:c="4"/>границей <text:s/>балансовой <text:s/>принадлежности <text:s/>объектов <text:s/>централизованных систем<text:bookmark text:name="p321"/> водоотведения <text:s text:c="2"/>организации <text:s text:c="2"/>водопроводно-канализационного <text:s text:c="2"/>хозяйства <text:s text:c="2"/>и<text:bookmark text:name="p322"/> абонента является ___________________________________________________________________________________</text:p>
      <text:p text:style-name="P50"><text:bookmark text:name="p323"/>__________________________________________________________________________________;</text:p>
      <text:p text:style-name="P50"><text:bookmark text:name="p324"/><text:s text:c="4"/>границей <text:s/>эксплуатационной <text:s/>ответственности <text:s/>объектов <text:s/>централизованных<text:bookmark text:name="p325"/> систем <text:s/>водоотведения организации водопроводно-канализационного хозяйства и<text:bookmark text:name="p326"/> абонента является ___________________________________________________________________________________</text:p>
      <text:p text:style-name="P51"><text:bookmark text:name="p327"/>__________________________________________________________________________________.</text:p>
      <text:p text:style-name="P2"><text:bookmark text:name="p329"/><text:bookmark text:name="p328"/><text:s text:c="4"/></text:p>
      <text:section text:style-name="Sect1" text:name="p337">
        <text:p text:style-name="P27">  </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92">ГАРАНТИРУЮЩАЯ ОРГАНИЗАЦИЯ</text:p>
            </table:table-cell>
            <table:table-cell table:style-name="Таблица12.A1" office:value-type="string">
              <text:p text:style-name="P85">АБОНЕНТ</text:p>
            </table:table-cell>
          </table:table-row>
          <table:table-row table:style-name="Таблица12.2">
            <table:table-cell table:style-name="Таблица12.A1" office:value-type="string">
              <text:p text:style-name="P66">Директор </text:p>
              <text:p text:style-name="P26"><text:span text:style-name="T81">МУП «Балаково-Водоканал» ___________ </text:span><text:span text:style-name="T82">С.В. Мельник</text:span></text:p>
              <text:p text:style-name="P77"/>
            </table:table-cell>
            <table:table-cell table:style-name="Таблица12.A1" office:value-type="string">
              <text:p text:style-name="P59"><text:s/></text:p>
              <text:p text:style-name="P66">Руководитель_______________ _______________ <text:s text:c="74"/></text:p>
            </table:table-cell>
          </table:table-row>
        </table:table>
        <text:p text:style-name="P56">“____”_______________ <text:span text:style-name="T85">20____</text:span><text:span text:style-name="T70">г.<text:tab/><text:tab/><text:tab/><text:tab/>“____”_______________ 20____г.</text:span></text:p>
      </text:section>
      <text:section text:style-name="Sect1" text:name="p338">
        <text:p text:style-name="P36">  </text:p>
        <text:p text:style-name="P36"/>
        <text:p text:style-name="P36"/>
        <text:p text:style-name="P36"/>
        <text:p text:style-name="P36"/>
        <text:p text:style-name="P121"/>
        <text:p text:style-name="P121"/>
      </text:section>
      <text:section text:style-name="Sect1" text:name="p339">
        <text:p text:style-name="P107"><text:soft-page-break/>Приложение N 2 </text:p>
      </text:section>
      <text:section text:style-name="Sect1" text:name="p340">
        <text:p text:style-name="P107">к типовому договору водоотведения </text:p>
      </text:section>
      <text:section text:style-name="Sect1" text:name="p341">
        <text:p text:style-name="P41">  </text:p>
      </text:section>
      <text:section text:style-name="Sect1" text:name="p342">
        <text:p text:style-name="P116">АКТ </text:p>
      </text:section>
      <text:section text:style-name="Sect1" text:name="p343">
        <text:p text:style-name="P116">о разграничении эксплуатационной ответственности </text:p>
      </text:section>
      <text:section text:style-name="Sect1" text:name="p344">
        <text:p text:style-name="P43">  </text:p>
      </text:section>
      <text:section text:style-name="Sect1" text:name="p345">
        <text:p text:style-name="P120"><text:span text:style-name="T8">Утратил силу. - </text:span><text:a xlink:type="simple" xlink:href="https://login.consultant.ru/link/?req=doc&amp;base=LAW&amp;n=353488&amp;dst=100185&amp;field=134&amp;date=22.02.2022" text:style-name="Internet_20_link" text:visited-style-name="Visited_20_Internet_20_Link"><text:span text:style-name="T2">Постановление</text:span></text:a><text:span text:style-name="T8"> Правительства РФ от 29.06.2017 N 778. </text:span></text:p>
      </text:section>
      <text:section text:style-name="Sect1" text:name="p346">
        <text:p text:style-name="P121">  </text:p>
      </text:section>
      <text:section text:style-name="Sect1" text:name="p347">
        <text:p text:style-name="P121">  </text:p>
      </text:section>
      <text:section text:style-name="Sect1" text:name="p348">
        <text:p text:style-name="P121">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section>
      <text:section text:style-name="Sect1" text:name="p349">
        <text:p text:style-name="P107"><text:soft-page-break/>Приложение N 3 </text:p>
      </text:section>
      <text:section text:style-name="Sect1" text:name="p350">
        <text:p text:style-name="P41"><text:span text:style-name="T21">к типовому договору водоотведения </text:span><text:s/></text:p>
      </text:section>
      <text:section text:style-name="Sect1" text:name="p352">
        <text:p text:style-name="P107">(форма) </text:p>
      </text:section>
      <text:section text:style-name="Sect1" text:name="p353">
        <text:p text:style-name="P43">  </text:p>
      </text:section>
      <text:p text:style-name="P2"><text:bookmark text:name="p354"/><text:s text:c="33"/>СВЕДЕНИЯ</text:p>
      <text:p text:style-name="P2"><text:bookmark text:name="p355"/><text:s text:c="24"/>о режиме приема сточных вод</text:p>
      <text:section text:style-name="Sect1" text:name="p356">
        <text:p text:style-name="P36">  </text:p>
      </text:section>
      <table:table table:name="Таблица1" table:style-name="Таблица1">
        <table:table-column table:style-name="Таблица1.A"/>
        <table:table-column table:style-name="Таблица1.B"/>
        <table:table-column table:style-name="Таблица1.C"/>
        <table:table-row table:style-name="TableLine124270928">
          <table:table-cell table:style-name="Таблица1.A1" office:value-type="string">
            <text:section text:style-name="Sect1" text:name="p357">
              <text:p text:style-name="P117">Наименование объекта </text:p>
            </text:section>
          </table:table-cell>
          <table:table-cell table:style-name="Таблица1.A1" office:value-type="string">
            <text:section text:style-name="Sect1" text:name="p358">
              <text:p text:style-name="P117">Максимальный расход сточных вод (часовой) </text:p>
            </text:section>
          </table:table-cell>
          <table:table-cell table:style-name="Таблица1.A1" office:value-type="string">
            <text:section text:style-name="Sect1" text:name="p359">
              <text:p text:style-name="P117">Максимальный расход сточных вод (секундный) </text:p>
            </text:section>
          </table:table-cell>
        </table:table-row>
        <table:table-row table:style-name="TableLine124271688">
          <table:table-cell table:style-name="Таблица1.A1" office:value-type="string">
            <text:section text:style-name="Sect1" text:name="p360">
              <text:p text:style-name="P117">1 </text:p>
            </text:section>
          </table:table-cell>
          <table:table-cell table:style-name="Таблица1.A1" office:value-type="string">
            <text:section text:style-name="Sect1" text:name="p361">
              <text:p text:style-name="P117">2 </text:p>
            </text:section>
          </table:table-cell>
          <table:table-cell table:style-name="Таблица1.A1" office:value-type="string">
            <text:section text:style-name="Sect1" text:name="p362">
              <text:p text:style-name="P117">3 </text:p>
            </text:section>
          </table:table-cell>
        </table:table-row>
        <table:table-row table:style-name="TableLine124271840">
          <table:table-cell table:style-name="Таблица1.A1" office:value-type="string">
            <text:section text:style-name="Sect1" text:name="p363">
              <text:p text:style-name="P44">  </text:p>
            </text:section>
          </table:table-cell>
          <table:table-cell table:style-name="Таблица1.A1" office:value-type="string">
            <text:section text:style-name="Sect1" text:name="p364">
              <text:p text:style-name="P44">  </text:p>
            </text:section>
          </table:table-cell>
          <table:table-cell table:style-name="Таблица1.A1" office:value-type="string">
            <text:section text:style-name="Sect1" text:name="p365">
              <text:p text:style-name="P44">  </text:p>
            </text:section>
          </table:table-cell>
        </table:table-row>
      </table:table>
      <text:section text:style-name="Sect2" text:name="p366">
        <text:p text:style-name="P36">  </text:p>
      </text:section>
      <text:p text:style-name="P2"><text:bookmark text:name="p367"/><text:s text:c="4"/>Режим установлен с __________________ по _________________ 20__ г.</text:p>
      <text:p text:style-name="P2"><text:bookmark text:name="p368"/><text:s text:c="4"/>Допустимые <text:s/>перерывы <text:s text:c="2"/>в <text:s text:c="2"/>продолжительности <text:s text:c="3"/>приема <text:s text:c="3"/>сточных <text:s text:c="2"/>вод</text:p>
      <text:p text:style-name="P3"><text:bookmark text:name="p369"/>__________________________________________________________________________.</text:p>
      <text:p text:style-name="P18"/>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93">ГАРАНТИРУЮЩАЯ ОРГАНИЗАЦИЯ</text:p>
          </table:table-cell>
          <table:table-cell table:style-name="Таблица13.A1" office:value-type="string">
            <text:p text:style-name="P86">АБОНЕНТ</text:p>
          </table:table-cell>
        </table:table-row>
        <table:table-row table:style-name="Таблица13.2">
          <table:table-cell table:style-name="Таблица13.A1" office:value-type="string">
            <text:p text:style-name="P67">Директор </text:p>
            <text:p text:style-name="P28"><text:span text:style-name="T81">МУП «Балаково-Водоканал» ___________ </text:span><text:span text:style-name="T82">С.В. Мельник</text:span></text:p>
            <text:p text:style-name="P78"/>
          </table:table-cell>
          <table:table-cell table:style-name="Таблица13.A1" office:value-type="string">
            <text:p text:style-name="P60"><text:s/></text:p>
            <text:p text:style-name="P67">Руководитель_______________ _______________ <text:s text:c="74"/></text:p>
          </table:table-cell>
        </table:table-row>
      </table:table>
      <text:p text:style-name="P18"><text:bookmark text:name="p376"/><text:bookmark text:name="p375"/>"__" ___________________ 20__ г. <text:s text:c="10"/>"__" ___________________ 20__ г.</text:p>
      <text:section text:style-name="Sect1" text:name="p377">
        <text:p text:style-name="P42">  </text:p>
      </text:section>
      <text:section text:style-name="Sect1" text:name="p378">
        <text:p text:style-name="P42">  </text:p>
      </text:section>
      <text:section text:style-name="Sect1" text:name="p379">
        <text:p text:style-name="P42">  </text:p>
      </text:section>
      <text:section text:style-name="Sect1" text:name="p380">
        <text:p text:style-name="P42">  </text:p>
      </text:section>
      <text:section text:style-name="Sect1" text:name="p381">
        <text:p text:style-name="P42">  </text:p>
        <text:p text:style-name="P42"/>
        <text:p text:style-name="P42"/>
        <text:p text:style-name="P42"/>
        <text:p text:style-name="P42"/>
        <text:p text:style-name="P42"/>
        <text:p text:style-name="P42"/>
        <text:p text:style-name="P42"/>
        <text:p text:style-name="P42"/>
        <text:p text:style-name="P42"/>
        <text:p text:style-name="P42"/>
        <text:p text:style-name="P42"/>
      </text:section>
      <text:section text:style-name="Sect1" text:name="p382">
        <text:p text:style-name="P107"><text:soft-page-break/>Приложение N 3(1) </text:p>
      </text:section>
      <text:section text:style-name="Sect1" text:name="p383">
        <text:p text:style-name="P107">к типовому договору водоотведения </text:p>
      </text:section>
      <text:section text:style-name="Sect1" text:name="p387">
        <text:p text:style-name="P107">(форма) </text:p>
      </text:section>
      <text:section text:style-name="Sect1" text:name="p388">
        <text:p text:style-name="P36">  </text:p>
      </text:section>
      <text:p text:style-name="P2"><text:bookmark text:name="p389"/><text:s text:c="32"/>СОГЛАШЕНИЕ</text:p>
      <text:p text:style-name="P2"><text:bookmark text:name="p390"/><text:s text:c="14"/>об осуществлении электронного документооборота</text:p>
      <text:p text:style-name="P2"><text:bookmark text:name="p391"/><text:s text:c="12"/>_____________________________ "__" _______ 20__ г.</text:p>
      <text:p text:style-name="P3"><text:bookmark text:name="p392"/><text:s text:c="12"/>(место заключения соглашения)</text:p>
      <text:p text:style-name="P54"><text:span text:style-name="T25">Муниципальное унитарное предприятие Балаковского муниципального района «Балаково Водоканал»</text:span>,<text:bookmark text:name="p711"/><text:bookmark text:name="p811"/> именуемое <text:s text:c="3"/>в <text:s text:c="3"/>дальнейшем<text:span text:style-name="T23"> <text:s/></text:span><text:span text:style-name="T25">Гарантирующей</text:span><text:span text:style-name="T23"> </text:span>организацией, в лице <text:span text:style-name="T25">директора Мельника Станислава Васильевича,</text:span><text:bookmark text:name="p1131"/><text:span text:style-name="T25"> </text:span>действующего на основании<text:span text:style-name="T23"> </text:span><text:span text:style-name="T25">Устава, </text:span><text:bookmark text:name="p13111"/>с одной стороны, и __________________________________________________________________________________,</text:p>
      <text:list xml:id="list82104644052829" text:continue-numbering="true" text:style-name="L1">
        <text:list-header>
          <text:p text:style-name="P123"><text:s text:c="44"/>(наименование организации)</text:p>
        </text:list-header>
      </text:list>
      <text:p text:style-name="P55">именуемое в дальнейшем абонентом, в лице</text:p>
      <text:p text:style-name="P55"><text:bookmark text:name="p1611"/>__________________________________________________________________________________,</text:p>
      <text:p text:style-name="P58">(фамилия, имя, отчество, паспортные данные - в случае заключения<text:bookmark text:name="p1811"/> договора со стороны абонента физическим лицом, наименование<text:bookmark text:name="p1911"/> должности, фамилия, имя, отчество - в случае заключения договора<text:bookmark text:name="p2011"/> со стороны абонента юридическим лицом)</text:p>
      <text:p text:style-name="P55"><text:bookmark text:name="p2111"/>действующего на основании _________________________________________________________,</text:p>
      <text:p text:style-name="P49"><text:bookmark text:name="p2231"/><text:s text:c="33"/>(положение, устав, доверенность -<text:bookmark text:name="p2311"/> указать нужное в случае заключения<text:bookmark text:name="p2421"/> договора со стороны абонента юридическим лицом)</text:p>
      <text:p text:style-name="P19"><text:bookmark text:name="p2751"/><text:span text:style-name="T76">с другой стороны,</text:span> <text:s/>именуемые <text:s/>в дальнейшем сторонами, заключили настоящее оглашение о нижеследующем:</text:p>
      <text:p text:style-name="P2"/>
      <text:section text:style-name="Sect1" text:name="p416">
        <text:p text:style-name="P108">1. Выставление организацией водопроводно-канализационного хозяйства расчетно-платежных документов (счет, счет-фактура, акт сдачи-приемки услуг) абоненту производится посредством электронного документооборота с использованием электронной подписи через оператора электронного документооборота _______________________________ (ИНН __________/ОГРН _____________). </text:p>
      </text:section>
      <text:section text:style-name="Sect1" text:name="p417">
        <text:p text:style-name="P108">2. Датой выставления <text:span text:style-name="T71">Гарантирующей </text:span>организацией расчетно-платежных документов в электронном виде абоненту по телекоммуникационным каналам связи считается дата подтверждения оператором электронного документооборота выставления организацией водопроводно-канализационного хозяйства расчетно-платежных документов абоненту. </text:p>
      </text:section>
      <text:section text:style-name="Sect1" text:name="p418">
        <text:p text:style-name="P108">3. Абонент обязан в течение 10 рабочих дней со дня выставления расчетно-платежных документов в электронном виде по телекоммуникационным каналам связи вернуть <text:span text:style-name="T71">Гарантирующей </text:span>организации воформленный надлежащим образом акт сдачи-приемки услуг, подписанный электронной подписью абонента и подтвержденный оператором электронного документооборота. </text:p>
      </text:section>
      <text:section text:style-name="Sect1" text:name="p419">
        <text:p text:style-name="P108">Акт сдачи-приемки услуг в электронном виде считается полученным <text:span text:style-name="T71">Гарантирующей </text:span>организацией, если <text:span text:style-name="T71">Гарантирующей </text:span>организации <text:s/>поступило подтверждение оператором электронного документооборота подписания акта сдачи-приемки услуг электронной подписью абонента. </text:p>
      </text:section>
      <text:section text:style-name="Sect1" text:name="p420">
        <text:p text:style-name="P108">4. В случае если в течение 5 рабочих дней со дня выставления абоненту расчетно-платежных документов в электронном виде по телекоммуникационным каналам связи абонент письменно не заявит организации водопроводно-канализационного хозяйства о своих возражениях по содержанию указанных документов, в том числе по объему принятых сточных вод и сумме платежа, считается, что абонент согласен с представленным расчетом суммы платежа, а указанные в расчетно-платежных документах показания приборов учета являются согласованными абонентом. </text:p>
      </text:section>
      <text:section text:style-name="Sect1" text:name="p421">
        <text:p text:style-name="P108"><text:soft-page-break/>5. Для работы в системе обмена электронными документами абонент заключает соглашение с любым из операторов электронного документооборота на получение ключа электронной подписи. </text:p>
      </text:section>
      <text:section text:style-name="Sect1" text:name="p422">
        <text:p text:style-name="P108">6. Стороны признают, что используемые сторонами электронные документы, подписанные электронной подписью уполномоченных представителей сторон, имеют равную юридическую силу с документами на бумажном носителе, подписанными уполномоченными представителями и заверенными оттисками печатей сторон (независимо от того, существуют такие документы на бумажных носителях или нет), только при соблюдении правил формирования и порядка передачи электронных документов, установленных настоящим договором. </text:p>
      </text:section>
      <text:section text:style-name="Sect1" text:name="p423">
        <text:p text:style-name="P36">  </text:p>
      </text:section>
      <text:section text:style-name="Sect1" text:name="p436">
        <text:p text:style-name="P39">  </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94">ГАРАНТИРУЮЩАЯ ОРГАНИЗАЦИЯ</text:p>
            </table:table-cell>
            <table:table-cell table:style-name="Таблица2.A1" office:value-type="string">
              <text:p text:style-name="P87">АБОНЕНТ</text:p>
            </table:table-cell>
          </table:table-row>
          <table:table-row table:style-name="Таблица2.2">
            <table:table-cell table:style-name="Таблица2.A1" office:value-type="string">
              <text:p text:style-name="P68">Директор </text:p>
              <text:p text:style-name="P29"><text:span text:style-name="T81">МУП «Балаково-Водоканал» ___________ </text:span><text:span text:style-name="T82">С.В. Мельник</text:span></text:p>
              <text:p text:style-name="P79"/>
            </table:table-cell>
            <table:table-cell table:style-name="Таблица2.A1" office:value-type="string">
              <text:p text:style-name="P61"><text:s/></text:p>
              <text:p text:style-name="P68">Руководитель_______________ _______________ <text:s text:c="74"/></text:p>
            </table:table-cell>
          </table:table-row>
        </table:table>
        <text:p text:style-name="P38"/>
      </text:section>
      <text:section text:style-name="Sect1" text:name="p437">
        <text:p text:style-name="P42">  </text:p>
      </text:section>
      <text:section text:style-name="Sect1" text:name="p438">
        <text:p text:style-name="P42">  </text:p>
      </text:section>
      <text:section text:style-name="Sect1" text:name="p439">
        <text:p text:style-name="P42">  </text:p>
      </text:section>
      <text:section text:style-name="Sect1" text:name="p440">
        <text:p text:style-name="P42">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section>
      <text:section text:style-name="Sect1" text:name="p441">
        <text:p text:style-name="P107"><text:soft-page-break/>Приложение N 4 </text:p>
      </text:section>
      <text:section text:style-name="Sect1" text:name="p442">
        <text:p text:style-name="P107">к типовому договору водоотведения </text:p>
      </text:section>
      <text:section text:style-name="Sect1" text:name="p446">
        <text:p text:style-name="P107">(форма) </text:p>
      </text:section>
      <text:section text:style-name="Sect1" text:name="p447">
        <text:p text:style-name="P42">  </text:p>
      </text:section>
      <text:p text:style-name="P2"><text:bookmark text:name="p448"/><text:s text:c="33"/>СВЕДЕНИЯ</text:p>
      <text:p text:style-name="P2"><text:bookmark text:name="p449"/><text:s text:c="10"/>об узлах учета и приборах учета сточных вод и о местах</text:p>
      <text:p text:style-name="P2"><text:bookmark text:name="p450"/><text:s text:c="26"/>отбора проб сточных вод</text:p>
      <text:section text:style-name="Sect1" text:name="p451">
        <text:p text:style-name="P43">  </text:p>
      </text:section>
      <table:table table:name="Таблица3" table:style-name="Таблица3">
        <table:table-column table:style-name="Таблица3.A"/>
        <table:table-column table:style-name="Таблица3.B"/>
        <table:table-column table:style-name="Таблица3.C"/>
        <table:table-row table:style-name="TableLine124273664">
          <table:table-cell table:style-name="Таблица3.A1" office:value-type="string">
            <text:section text:style-name="Sect1" text:name="p452">
              <text:p text:style-name="P117">Показания приборов учета на начало подачи ресурса и дата их снятия </text:p>
            </text:section>
          </table:table-cell>
          <table:table-cell table:style-name="Таблица3.A1" office:value-type="string">
            <text:section text:style-name="Sect1" text:name="p453">
              <text:p text:style-name="P117">Дата опломбирования </text:p>
            </text:section>
          </table:table-cell>
          <table:table-cell table:style-name="Таблица3.A1" office:value-type="string">
            <text:section text:style-name="Sect1" text:name="p454">
              <text:p text:style-name="P117">Дата очередной поверки </text:p>
            </text:section>
          </table:table-cell>
        </table:table-row>
        <table:table-row table:style-name="TableLine124274424">
          <table:table-cell table:style-name="Таблица3.A1" office:value-type="string">
            <text:section text:style-name="Sect1" text:name="p455">
              <text:p text:style-name="P117">1 </text:p>
            </text:section>
          </table:table-cell>
          <table:table-cell table:style-name="Таблица3.A1" office:value-type="string">
            <text:section text:style-name="Sect1" text:name="p456">
              <text:p text:style-name="P117">2 </text:p>
            </text:section>
          </table:table-cell>
          <table:table-cell table:style-name="Таблица3.A1" office:value-type="string">
            <text:section text:style-name="Sect1" text:name="p457">
              <text:p text:style-name="P117">3 </text:p>
            </text:section>
          </table:table-cell>
        </table:table-row>
        <table:table-row table:style-name="TableLine124274576">
          <table:table-cell table:style-name="Таблица3.A1" office:value-type="string">
            <text:section text:style-name="Sect1" text:name="p458">
              <text:p text:style-name="P44">  </text:p>
            </text:section>
          </table:table-cell>
          <table:table-cell table:style-name="Таблица3.A1" office:value-type="string">
            <text:section text:style-name="Sect1" text:name="p459">
              <text:p text:style-name="P44">  </text:p>
            </text:section>
          </table:table-cell>
          <table:table-cell table:style-name="Таблица3.A1" office:value-type="string">
            <text:section text:style-name="Sect1" text:name="p460">
              <text:p text:style-name="P44">  </text:p>
            </text:section>
          </table:table-cell>
        </table:table-row>
      </table:table>
      <text:section text:style-name="Sect1" text:name="p461">
        <text:p text:style-name="P36">  </text:p>
      </text:section>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TableLine124274728">
          <table:table-cell table:style-name="Таблица4.A1" office:value-type="string">
            <text:section text:style-name="Sect1" text:name="p462">
              <text:p text:style-name="P117">Расположение узла учета </text:p>
            </text:section>
          </table:table-cell>
          <table:table-cell table:style-name="Таблица4.A1" office:value-type="string">
            <text:section text:style-name="Sect1" text:name="p463">
              <text:p text:style-name="P117">Диаметр прибора учета, мм </text:p>
            </text:section>
          </table:table-cell>
          <table:table-cell table:style-name="Таблица4.A1" office:value-type="string">
            <text:section text:style-name="Sect1" text:name="p464">
              <text:p text:style-name="P117">Марка и заводской номер прибора учета </text:p>
            </text:section>
          </table:table-cell>
          <table:table-cell table:style-name="Таблица4.A1" office:value-type="string">
            <text:section text:style-name="Sect1" text:name="p465">
              <text:p text:style-name="P117">Технический паспорт прилагается (указать количество листов) </text:p>
            </text:section>
          </table:table-cell>
        </table:table-row>
        <table:table-row table:style-name="TableLine124275640">
          <table:table-cell table:style-name="Таблица4.A1" office:value-type="string">
            <text:section text:style-name="Sect1" text:name="p466">
              <text:p text:style-name="P117">1 </text:p>
            </text:section>
          </table:table-cell>
          <table:table-cell table:style-name="Таблица4.A1" office:value-type="string">
            <text:section text:style-name="Sect1" text:name="p467">
              <text:p text:style-name="P117">2 </text:p>
            </text:section>
          </table:table-cell>
          <table:table-cell table:style-name="Таблица4.A1" office:value-type="string">
            <text:section text:style-name="Sect1" text:name="p468">
              <text:p text:style-name="P117">3 </text:p>
            </text:section>
          </table:table-cell>
          <table:table-cell table:style-name="Таблица4.A1" office:value-type="string">
            <text:section text:style-name="Sect1" text:name="p469">
              <text:p text:style-name="P117">4 </text:p>
            </text:section>
          </table:table-cell>
        </table:table-row>
        <table:table-row table:style-name="TableLine124275792">
          <table:table-cell table:style-name="Таблица4.A1" office:value-type="string">
            <text:section text:style-name="Sect1" text:name="p470">
              <text:p text:style-name="P44">  </text:p>
            </text:section>
          </table:table-cell>
          <table:table-cell table:style-name="Таблица4.A1" office:value-type="string">
            <text:section text:style-name="Sect1" text:name="p471">
              <text:p text:style-name="P44">  </text:p>
            </text:section>
          </table:table-cell>
          <table:table-cell table:style-name="Таблица4.A1" office:value-type="string">
            <text:section text:style-name="Sect1" text:name="p472">
              <text:p text:style-name="P44">  </text:p>
            </text:section>
          </table:table-cell>
          <table:table-cell table:style-name="Таблица4.A1" office:value-type="string">
            <text:section text:style-name="Sect1" text:name="p473">
              <text:p text:style-name="P44">  </text:p>
            </text:section>
          </table:table-cell>
        </table:table-row>
      </table:table>
      <text:section text:style-name="Sect1" text:name="p474">
        <text:p text:style-name="P36">  </text:p>
      </text:section>
      <table:table table:name="Таблица5" table:style-name="Таблица5">
        <table:table-column table:style-name="Таблица5.A"/>
        <table:table-column table:style-name="Таблица5.B"/>
        <table:table-column table:style-name="Таблица5.C"/>
        <table:table-row table:style-name="TableLine124275944">
          <table:table-cell table:style-name="Таблица5.A1" office:value-type="string">
            <text:section text:style-name="Sect1" text:name="p475">
              <text:p text:style-name="P117">Расположение места отбора проб </text:p>
            </text:section>
          </table:table-cell>
          <table:table-cell table:style-name="Таблица5.A1" office:value-type="string">
            <text:section text:style-name="Sect1" text:name="p476">
              <text:p text:style-name="P117">Характеристика места отбора проб </text:p>
            </text:section>
          </table:table-cell>
          <table:table-cell table:style-name="Таблица5.A1" office:value-type="string">
            <text:section text:style-name="Sect1" text:name="p477">
              <text:p text:style-name="P117">Частота отбора проб </text:p>
            </text:section>
          </table:table-cell>
        </table:table-row>
        <table:table-row table:style-name="TableLine124276704">
          <table:table-cell table:style-name="Таблица5.A1" office:value-type="string">
            <text:section text:style-name="Sect1" text:name="p478">
              <text:p text:style-name="P117">1 </text:p>
            </text:section>
          </table:table-cell>
          <table:table-cell table:style-name="Таблица5.A1" office:value-type="string">
            <text:section text:style-name="Sect1" text:name="p479">
              <text:p text:style-name="P117">2 </text:p>
            </text:section>
          </table:table-cell>
          <table:table-cell table:style-name="Таблица5.A1" office:value-type="string">
            <text:section text:style-name="Sect1" text:name="p480">
              <text:p text:style-name="P117">3 </text:p>
            </text:section>
          </table:table-cell>
        </table:table-row>
        <table:table-row table:style-name="TableLine124276856">
          <table:table-cell table:style-name="Таблица5.A1" office:value-type="string">
            <text:section text:style-name="Sect1" text:name="p481">
              <text:p text:style-name="P44">  </text:p>
            </text:section>
          </table:table-cell>
          <table:table-cell table:style-name="Таблица5.A1" office:value-type="string">
            <text:section text:style-name="Sect1" text:name="p482">
              <text:p text:style-name="P44">  </text:p>
            </text:section>
          </table:table-cell>
          <table:table-cell table:style-name="Таблица5.A1" office:value-type="string">
            <text:section text:style-name="Sect1" text:name="p483">
              <text:p text:style-name="P44">  </text:p>
            </text:section>
          </table:table-cell>
        </table:table-row>
      </table:table>
      <text:section text:style-name="Sect1" text:name="p484">
        <text:p text:style-name="P36">  </text:p>
      </text:section>
      <text:p text:style-name="P2"><text:bookmark text:name="p485"/><text:s text:c="4"/>Схема <text:s text:c="2"/>расположения <text:s/>узлов <text:s/>учета <text:s/>и <text:s/>мест <text:s/>отбора <text:s/>проб <text:s/>сточных <text:s/>вод</text:p>
      <text:p text:style-name="P3"><text:bookmark text:name="p486"/>прилагается.</text:p>
      <text:p text:style-name="P21"><text:s/></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95">ГАРАНТИРУЮЩАЯ ОРГАНИЗАЦИЯ</text:p>
          </table:table-cell>
          <table:table-cell table:style-name="Таблица14.A1" office:value-type="string">
            <text:p text:style-name="P88">АБОНЕНТ</text:p>
          </table:table-cell>
        </table:table-row>
        <table:table-row table:style-name="Таблица14.2">
          <table:table-cell table:style-name="Таблица14.A1" office:value-type="string">
            <text:p text:style-name="P69">Директор </text:p>
            <text:p text:style-name="P30"><text:span text:style-name="T81">МУП «Балаково-Водоканал» ___________ </text:span><text:span text:style-name="T82">С.В. Мельник</text:span></text:p>
            <text:p text:style-name="P80"/>
          </table:table-cell>
          <table:table-cell table:style-name="Таблица14.A1" office:value-type="string">
            <text:p text:style-name="P62"><text:s/></text:p>
            <text:p text:style-name="P69">Руководитель_______________ _______________ <text:s text:c="74"/></text:p>
          </table:table-cell>
        </table:table-row>
      </table:table>
      <text:p text:style-name="P20"><text:bookmark text:name="p493"/><text:bookmark text:name="p492"/>"__" ___________________ 20__ г. <text:s text:c="10"/>"__" ___________________ 20__ г.</text:p>
      <text:section text:style-name="Sect1" text:name="p494">
        <text:p text:style-name="P35">  </text:p>
      </text:section>
      <text:section text:style-name="Sect1" text:name="p495">
        <text:p text:style-name="P35">  </text:p>
      </text:section>
      <text:section text:style-name="Sect1" text:name="p496">
        <text:p text:style-name="P35">  </text:p>
      </text:section>
      <text:section text:style-name="Sect1" text:name="p497">
        <text:p text:style-name="P35">  </text:p>
        <text:p text:style-name="P35"/>
        <text:p text:style-name="P35"/>
        <text:p text:style-name="P35"/>
      </text:section>
      <text:section text:style-name="Sect1" text:name="p499">
        <text:p text:style-name="P107"><text:soft-page-break/>Приложение N 5 </text:p>
      </text:section>
      <text:section text:style-name="Sect1" text:name="p500">
        <text:p text:style-name="P41"><text:span text:style-name="T21">к типовому договору водоотведения </text:span><text:s/></text:p>
      </text:section>
      <text:section text:style-name="Sect1" text:name="p502">
        <text:p text:style-name="P107">(форма) </text:p>
      </text:section>
      <text:section text:style-name="Sect1" text:name="p503">
        <text:p text:style-name="P41">  </text:p>
      </text:section>
      <text:p text:style-name="P2"><text:bookmark text:name="p504"/><text:s text:c="33"/>СВЕДЕНИЯ</text:p>
      <text:p text:style-name="P2"><text:bookmark text:name="p505"/><text:s text:c="8"/>о нормативах по объему отводимых в централизованную систему</text:p>
      <text:p text:style-name="P2"><text:bookmark text:name="p506"/><text:s text:c="11"/>водоотведения сточных вод, установленных для абонента</text:p>
      <text:section text:style-name="Sect1" text:name="p507">
        <text:p text:style-name="P36">  </text:p>
      </text:section>
      <table:table table:name="Таблица6" table:style-name="Таблица6">
        <table:table-column table:style-name="Таблица6.A"/>
        <table:table-column table:style-name="Таблица6.B"/>
        <table:table-row table:style-name="TableLine124525784">
          <table:table-cell table:style-name="Таблица6.A1" office:value-type="string">
            <text:section text:style-name="Sect1" text:name="p508">
              <text:p text:style-name="P117">Месяц </text:p>
            </text:section>
          </table:table-cell>
          <table:table-cell table:style-name="Таблица6.A1" office:value-type="string">
            <text:section text:style-name="Sect1" text:name="p509">
              <text:p text:style-name="P117">Сточные воды, куб. м </text:p>
            </text:section>
          </table:table-cell>
        </table:table-row>
        <table:table-row table:style-name="TableLine124526392">
          <table:table-cell table:style-name="Таблица6.A1" office:value-type="string">
            <text:section text:style-name="Sect1" text:name="p510">
              <text:p text:style-name="P117">1 </text:p>
            </text:section>
          </table:table-cell>
          <table:table-cell table:style-name="Таблица6.A1" office:value-type="string">
            <text:section text:style-name="Sect1" text:name="p511">
              <text:p text:style-name="P117">2 </text:p>
            </text:section>
          </table:table-cell>
        </table:table-row>
        <table:table-row table:style-name="TableLine124526544">
          <table:table-cell table:style-name="Таблица6.A1" office:value-type="string">
            <text:section text:style-name="Sect1" text:name="p512">
              <text:p text:style-name="P118">Январь </text:p>
            </text:section>
          </table:table-cell>
          <table:table-cell table:style-name="Таблица6.A1" office:value-type="string">
            <text:section text:style-name="Sect1" text:name="p513">
              <text:p text:style-name="P44">  </text:p>
            </text:section>
          </table:table-cell>
        </table:table-row>
        <table:table-row table:style-name="TableLine124526696">
          <table:table-cell table:style-name="Таблица6.A1" office:value-type="string">
            <text:section text:style-name="Sect1" text:name="p514">
              <text:p text:style-name="P118">Февраль </text:p>
            </text:section>
          </table:table-cell>
          <table:table-cell table:style-name="Таблица6.A1" office:value-type="string">
            <text:section text:style-name="Sect1" text:name="p515">
              <text:p text:style-name="P44">  </text:p>
            </text:section>
          </table:table-cell>
        </table:table-row>
        <table:table-row table:style-name="TableLine124526848">
          <table:table-cell table:style-name="Таблица6.A1" office:value-type="string">
            <text:section text:style-name="Sect1" text:name="p516">
              <text:p text:style-name="P118">Март </text:p>
            </text:section>
          </table:table-cell>
          <table:table-cell table:style-name="Таблица6.A1" office:value-type="string">
            <text:section text:style-name="Sect1" text:name="p517">
              <text:p text:style-name="P44">  </text:p>
            </text:section>
          </table:table-cell>
        </table:table-row>
        <table:table-row table:style-name="TableLine124527000">
          <table:table-cell table:style-name="Таблица6.A1" office:value-type="string">
            <text:section text:style-name="Sect1" text:name="p518">
              <text:p text:style-name="P118">Апрель </text:p>
            </text:section>
          </table:table-cell>
          <table:table-cell table:style-name="Таблица6.A1" office:value-type="string">
            <text:section text:style-name="Sect1" text:name="p519">
              <text:p text:style-name="P44">  </text:p>
            </text:section>
          </table:table-cell>
        </table:table-row>
        <table:table-row table:style-name="TableLine124527152">
          <table:table-cell table:style-name="Таблица6.A1" office:value-type="string">
            <text:section text:style-name="Sect1" text:name="p520">
              <text:p text:style-name="P118">Май </text:p>
            </text:section>
          </table:table-cell>
          <table:table-cell table:style-name="Таблица6.A1" office:value-type="string">
            <text:section text:style-name="Sect1" text:name="p521">
              <text:p text:style-name="P44">  </text:p>
            </text:section>
          </table:table-cell>
        </table:table-row>
        <table:table-row table:style-name="TableLine124527304">
          <table:table-cell table:style-name="Таблица6.A1" office:value-type="string">
            <text:section text:style-name="Sect1" text:name="p522">
              <text:p text:style-name="P118">Июнь </text:p>
            </text:section>
          </table:table-cell>
          <table:table-cell table:style-name="Таблица6.A1" office:value-type="string">
            <text:section text:style-name="Sect1" text:name="p523">
              <text:p text:style-name="P44">  </text:p>
            </text:section>
          </table:table-cell>
        </table:table-row>
        <table:table-row table:style-name="TableLine124527456">
          <table:table-cell table:style-name="Таблица6.A1" office:value-type="string">
            <text:section text:style-name="Sect1" text:name="p524">
              <text:p text:style-name="P118">Июль </text:p>
            </text:section>
          </table:table-cell>
          <table:table-cell table:style-name="Таблица6.A1" office:value-type="string">
            <text:section text:style-name="Sect1" text:name="p525">
              <text:p text:style-name="P44">  </text:p>
            </text:section>
          </table:table-cell>
        </table:table-row>
        <table:table-row table:style-name="TableLine124527608">
          <table:table-cell table:style-name="Таблица6.A1" office:value-type="string">
            <text:section text:style-name="Sect1" text:name="p526">
              <text:p text:style-name="P118">Август </text:p>
            </text:section>
          </table:table-cell>
          <table:table-cell table:style-name="Таблица6.A1" office:value-type="string">
            <text:section text:style-name="Sect1" text:name="p527">
              <text:p text:style-name="P44">  </text:p>
            </text:section>
          </table:table-cell>
        </table:table-row>
        <table:table-row table:style-name="TableLine124527760">
          <table:table-cell table:style-name="Таблица6.A1" office:value-type="string">
            <text:section text:style-name="Sect1" text:name="p528">
              <text:p text:style-name="P118">Сентябрь </text:p>
            </text:section>
          </table:table-cell>
          <table:table-cell table:style-name="Таблица6.A1" office:value-type="string">
            <text:section text:style-name="Sect1" text:name="p529">
              <text:p text:style-name="P44">  </text:p>
            </text:section>
          </table:table-cell>
        </table:table-row>
        <table:table-row table:style-name="TableLine124527912">
          <table:table-cell table:style-name="Таблица6.A1" office:value-type="string">
            <text:section text:style-name="Sect1" text:name="p530">
              <text:p text:style-name="P118">Октябрь </text:p>
            </text:section>
          </table:table-cell>
          <table:table-cell table:style-name="Таблица6.A1" office:value-type="string">
            <text:section text:style-name="Sect1" text:name="p531">
              <text:p text:style-name="P44">  </text:p>
            </text:section>
          </table:table-cell>
        </table:table-row>
        <table:table-row table:style-name="TableLine124528064">
          <table:table-cell table:style-name="Таблица6.A1" office:value-type="string">
            <text:section text:style-name="Sect1" text:name="p532">
              <text:p text:style-name="P118">Ноябрь </text:p>
            </text:section>
          </table:table-cell>
          <table:table-cell table:style-name="Таблица6.A1" office:value-type="string">
            <text:section text:style-name="Sect1" text:name="p533">
              <text:p text:style-name="P44">  </text:p>
            </text:section>
          </table:table-cell>
        </table:table-row>
        <table:table-row table:style-name="TableLine124528216">
          <table:table-cell table:style-name="Таблица6.A1" office:value-type="string">
            <text:section text:style-name="Sect1" text:name="p534">
              <text:p text:style-name="P118">Декабрь </text:p>
            </text:section>
          </table:table-cell>
          <table:table-cell table:style-name="Таблица6.A1" office:value-type="string">
            <text:section text:style-name="Sect1" text:name="p535">
              <text:p text:style-name="P44">  </text:p>
            </text:section>
          </table:table-cell>
        </table:table-row>
        <table:table-row table:style-name="TableLine124528368">
          <table:table-cell table:style-name="Таблица6.A1" office:value-type="string">
            <text:section text:style-name="Sect1" text:name="p536">
              <text:p text:style-name="P118">Итого </text:p>
            </text:section>
          </table:table-cell>
          <table:table-cell table:style-name="Таблица6.A1" office:value-type="string">
            <text:section text:style-name="Sect1" text:name="p537">
              <text:p text:style-name="P44">  </text:p>
            </text:section>
          </table:table-cell>
        </table:table-row>
      </table:table>
      <text:section text:style-name="Sect1" text:name="p538">
        <text:p text:style-name="P36">  </text:p>
      </text:section>
      <text:p text:style-name="P22"/>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6">ГАРАНТИРУЮЩАЯ ОРГАНИЗАЦИЯ</text:p>
          </table:table-cell>
          <table:table-cell table:style-name="Таблица15.A1" office:value-type="string">
            <text:p text:style-name="P89">АБОНЕНТ</text:p>
          </table:table-cell>
        </table:table-row>
        <table:table-row table:style-name="Таблица15.2">
          <table:table-cell table:style-name="Таблица15.A1" office:value-type="string">
            <text:p text:style-name="P70">Директор </text:p>
            <text:p text:style-name="P31"><text:span text:style-name="T81">МУП «Балаково-Водоканал» ___________ </text:span><text:span text:style-name="T82">С.В. Мельник</text:span></text:p>
            <text:p text:style-name="P81"/>
          </table:table-cell>
          <table:table-cell table:style-name="Таблица15.A1" office:value-type="string">
            <text:p text:style-name="P63"><text:s/></text:p>
            <text:p text:style-name="P70">Руководитель_______________ _______________ <text:s text:c="74"/></text:p>
          </table:table-cell>
        </table:table-row>
      </table:table>
      <text:p text:style-name="P22"><text:bookmark text:name="p544"/><text:bookmark text:name="p543"/>"__" ___________________ 20__ г. <text:s text:c="10"/>"__" ___________________ 20__ г.</text:p>
      <text:section text:style-name="Sect1" text:name="p545">
        <text:p text:style-name="P35">  </text:p>
      </text:section>
      <text:section text:style-name="Sect1" text:name="p546">
        <text:p text:style-name="P35">  </text:p>
      </text:section>
      <text:section text:style-name="Sect1" text:name="p547">
        <text:p text:style-name="P35">  </text:p>
      </text:section>
      <text:section text:style-name="Sect1" text:name="p548">
        <text:p text:style-name="P35">  </text:p>
      </text:section>
      <text:section text:style-name="Sect1" text:name="p549">
        <text:p text:style-name="P35">  </text:p>
        <text:p text:style-name="P35"/>
        <text:p text:style-name="P35"/>
        <text:p text:style-name="P35"/>
        <text:p text:style-name="P35"/>
        <text:p text:style-name="P35"/>
      </text:section>
      <text:section text:style-name="Sect1" text:name="p550">
        <text:p text:style-name="P107"><text:soft-page-break/>Приложение N 6 </text:p>
      </text:section>
      <text:section text:style-name="Sect1" text:name="p551">
        <text:p text:style-name="P107">к типовому договору водоотведения </text:p>
      </text:section>
      <text:section text:style-name="Sect1" text:name="p555">
        <text:p text:style-name="P107">(форма) </text:p>
      </text:section>
      <text:section text:style-name="Sect1" text:name="p556">
        <text:p text:style-name="P35">  </text:p>
      </text:section>
      <text:p text:style-name="P2"><text:bookmark text:name="p557"/><text:s text:c="33"/>СВЕДЕНИЯ</text:p>
      <text:p text:style-name="P2"><text:bookmark text:name="p558"/><text:s text:c="21"/>о нормативах состава сточных вод</text:p>
      <text:p text:style-name="P2"><text:bookmark text:name="p559"/><text:s text:c="13"/>и требованиях к составу и свойствам сточных вод,</text:p>
      <text:p text:style-name="P2"><text:bookmark text:name="p560"/><text:s text:c="13"/>установленных для абонента в целях предотвращения</text:p>
      <text:p text:style-name="P2"><text:bookmark text:name="p561"/><text:s text:c="12"/>негативного воздействия на работу централизованной</text:p>
      <text:p text:style-name="P2"><text:bookmark text:name="p562"/><text:s text:c="27"/>системы водоотведения</text:p>
      <text:section text:style-name="Sect1" text:name="p563">
        <text:p text:style-name="P43">  </text:p>
      </text:section>
      <table:table table:name="Таблица7" table:style-name="Таблица7">
        <table:table-column table:style-name="Таблица7.A"/>
        <table:table-column table:style-name="Таблица7.B"/>
        <table:table-column table:style-name="Таблица7.C"/>
        <table:table-row table:style-name="TableLine124529280">
          <table:table-cell table:style-name="Таблица7.A1" office:value-type="string">
            <text:section text:style-name="Sect1" text:name="p564">
              <text:p text:style-name="P117">Номер и наименование канализационных выпусков </text:p>
            </text:section>
          </table:table-cell>
          <table:table-cell table:style-name="Таблица7.A1" office:value-type="string">
            <text:section text:style-name="Sect1" text:name="p565">
              <text:p text:style-name="P117">Перечень загрязняющих веществ </text:p>
            </text:section>
          </table:table-cell>
          <table:table-cell table:style-name="Таблица7.A1" office:value-type="string">
            <text:section text:style-name="Sect1" text:name="p566">
              <text:p text:style-name="P117">Допустимые концентрации загрязняющих веществ, мг/дм3 </text:p>
            </text:section>
          </table:table-cell>
        </table:table-row>
        <table:table-row table:style-name="TableLine124530040">
          <table:table-cell table:style-name="Таблица7.A1" office:value-type="string">
            <text:section text:style-name="Sect1" text:name="p567">
              <text:p text:style-name="P117">1 </text:p>
            </text:section>
          </table:table-cell>
          <table:table-cell table:style-name="Таблица7.A1" office:value-type="string">
            <text:section text:style-name="Sect1" text:name="p568">
              <text:p text:style-name="P117">2 </text:p>
            </text:section>
          </table:table-cell>
          <table:table-cell table:style-name="Таблица7.A1" office:value-type="string">
            <text:section text:style-name="Sect1" text:name="p569">
              <text:p text:style-name="P117">3 </text:p>
            </text:section>
          </table:table-cell>
        </table:table-row>
        <table:table-row table:style-name="TableLine124530192">
          <table:table-cell table:style-name="Таблица7.A1" office:value-type="string">
            <text:section text:style-name="Sect1" text:name="p570">
              <text:p text:style-name="P44">  </text:p>
            </text:section>
          </table:table-cell>
          <table:table-cell table:style-name="Таблица7.A1" office:value-type="string">
            <text:section text:style-name="Sect1" text:name="p571">
              <text:p text:style-name="P44">  </text:p>
            </text:section>
          </table:table-cell>
          <table:table-cell table:style-name="Таблица7.A1" office:value-type="string">
            <text:section text:style-name="Sect1" text:name="p572">
              <text:p text:style-name="P44">  </text:p>
            </text:section>
          </table:table-cell>
        </table:table-row>
      </table:table>
      <text:section text:style-name="Sect1" text:name="p573">
        <text:p text:style-name="P36">  </text:p>
      </text:section>
      <text:p text:style-name="P23"/>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97">ГАРАНТИРУЮЩАЯ ОРГАНИЗАЦИЯ</text:p>
          </table:table-cell>
          <table:table-cell table:style-name="Таблица16.A1" office:value-type="string">
            <text:p text:style-name="P90">АБОНЕНТ</text:p>
          </table:table-cell>
        </table:table-row>
        <table:table-row table:style-name="Таблица16.2">
          <table:table-cell table:style-name="Таблица16.A1" office:value-type="string">
            <text:p text:style-name="P71">Директор </text:p>
            <text:p text:style-name="P32"><text:span text:style-name="T81">МУП «Балаково-Водоканал» ___________ </text:span><text:span text:style-name="T82">С.В. Мельник</text:span></text:p>
            <text:p text:style-name="P82"/>
          </table:table-cell>
          <table:table-cell table:style-name="Таблица16.A1" office:value-type="string">
            <text:p text:style-name="P64"><text:s/></text:p>
            <text:p text:style-name="P71">Руководитель_______________ _______________ <text:s text:c="74"/></text:p>
          </table:table-cell>
        </table:table-row>
      </table:table>
      <text:p text:style-name="P23"><text:bookmark text:name="p579"/><text:bookmark text:name="p578"/>"__" ___________________ 20__ г. <text:s text:c="10"/>"__" ___________________ 20__ г.</text:p>
      <text:section text:style-name="Sect1" text:name="p580">
        <text:p text:style-name="P35">  </text:p>
      </text:section>
      <text:section text:style-name="Sect1" text:name="p581">
        <text:p text:style-name="P35">  </text:p>
      </text:section>
      <text:section text:style-name="Sect1" text:name="p582">
        <text:p text:style-name="P35">  </text:p>
      </text:section>
      <text:section text:style-name="Sect1" text:name="p583">
        <text:p text:style-name="P35">  </text:p>
      </text:section>
      <text:section text:style-name="Sect1" text:name="p584">
        <text:p text:style-name="P35">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25"><text:soft-page-break/></text:p>
      </text:section>
      <text:section text:style-name="Sect1" text:name="p585">
        <text:p text:style-name="P107">Приложение N 7 </text:p>
      </text:section>
      <text:section text:style-name="Sect1" text:name="p586">
        <text:p text:style-name="P41"><text:span text:style-name="T21">к типовому договору водоотведения </text:span>  </text:p>
      </text:section>
      <text:section text:style-name="Sect1" text:name="p588">
        <text:p text:style-name="P107">(форма) </text:p>
      </text:section>
      <text:section text:style-name="Sect1" text:name="p589">
        <text:p text:style-name="P35">  </text:p>
      </text:section>
      <text:p text:style-name="P2"><text:bookmark text:name="p590"/><text:s text:c="33"/>СВЕДЕНИЯ</text:p>
      <text:p text:style-name="P3"><text:bookmark text:name="p591"/><text:s text:c="12"/>о точках приема поверхностных сточных вод абонента</text:p>
      <text:p text:style-name="P2"><text:bookmark text:name="p593"/><text:bookmark text:name="p592"/><text:s text:c="4"/>Местонахождение <text:s text:c="2"/>точек <text:s/>приема <text:s/>поверхностных <text:s/>сточных <text:s/>вод <text:s/>в <text:s/>местах</text:p>
      <text:p text:style-name="P1"><text:bookmark text:name="p594"/><text:span text:style-name="T87">присоединения к централизованным системам водоотведения </text:span><text:a xlink:type="simple" xlink:href="#p610" text:style-name="Internet_20_link" text:visited-style-name="Visited_20_Internet_20_Link"><text:span text:style-name="T4">&lt;*&gt;</text:span></text:a></text:p>
      <text:p text:style-name="P2"><text:bookmark text:name="p595"/>__________________________________________________________________________.</text:p>
      <text:p text:style-name="P2"><text:bookmark text:name="p596"/><text:s text:c="4"/>Точки <text:s/>приема <text:s/>поверхностных <text:s/>сточных вод отражаются на топографической</text:p>
      <text:p text:style-name="P2"><text:bookmark text:name="p597"/>карте <text:s/>земельного участка в масштабе 1:500 (со всеми наземными и подземными</text:p>
      <text:p text:style-name="P2"><text:bookmark text:name="p598"/>коммуникациями и сооружениями)</text:p>
      <text:p text:style-name="P2"><text:bookmark text:name="p599"/>__________________________________________________________________________.</text:p>
      <text:p text:style-name="P3"><text:bookmark text:name="p600"/><text:s text:c="2"/>(приводится топографическая карта земельного участка в масштабе 1:500)</text:p>
      <text:p text:style-name="P23"/>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97">ГАРАНТИРУЮЩАЯ ОРГАНИЗАЦИЯ</text:p>
          </table:table-cell>
          <table:table-cell table:style-name="Таблица17.A1" office:value-type="string">
            <text:p text:style-name="P90">АБОНЕНТ</text:p>
          </table:table-cell>
        </table:table-row>
        <table:table-row table:style-name="Таблица17.2">
          <table:table-cell table:style-name="Таблица17.A1" office:value-type="string">
            <text:p text:style-name="P71">Директор </text:p>
            <text:p text:style-name="P32"><text:span text:style-name="T81">МУП «Балаково-Водоканал» ___________ </text:span><text:span text:style-name="T82">С.В. Мельник</text:span></text:p>
            <text:p text:style-name="P82"/>
          </table:table-cell>
          <table:table-cell table:style-name="Таблица17.A1" office:value-type="string">
            <text:p text:style-name="P64"><text:s/></text:p>
            <text:p text:style-name="P71">Руководитель_______________ _______________ <text:s text:c="74"/></text:p>
          </table:table-cell>
        </table:table-row>
      </table:table>
      <text:p text:style-name="P23"><text:bookmark text:name="p607"/><text:bookmark text:name="p606"/>"__" ___________________ 20__ г. <text:s text:c="10"/>"__" ___________________ 20__ г.</text:p>
      <text:section text:style-name="Sect1" text:name="p608">
        <text:p text:style-name="P35">  </text:p>
      </text:section>
      <text:section text:style-name="Sect1" text:name="p6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ection>
      <text:section text:style-name="Sect1" text:name="p610">
        <text:p text:style-name="P108">&lt;*&gt; Места присоединения к централизованным системам водоотведения указываются при условии, что отведение поверхностных сточных вод осуществляется с использованием централизованной системы водоотведения. </text:p>
      </text:section>
      <text:section text:style-name="Sect1" text:name="p615">
        <text:p text:style-name="P40"/>
        <text:p text:style-name="P40"><text:soft-page-break/>  <text:span text:style-name="T72">Пр</text:span><text:span text:style-name="T21">иложение N 8 </text:span></text:p>
      </text:section>
      <text:section text:style-name="Sect1" text:name="p617">
        <text:p text:style-name="P107">к типовому договору водоотведения </text:p>
      </text:section>
      <text:section text:style-name="Sect1" text:name="p621">
        <text:p text:style-name="P107">(форма) </text:p>
      </text:section>
      <text:section text:style-name="Sect1" text:name="p622">
        <text:p text:style-name="P36">  </text:p>
      </text:section>
      <table:table table:name="Таблица8" table:style-name="Таблица8">
        <table:table-column table:style-name="Таблица8.A"/>
        <table:table-row table:style-name="TableLine124531864">
          <table:table-cell table:style-name="Таблица8.A1" office:value-type="string">
            <text:section text:style-name="Sect1" text:name="p623">
              <text:p text:style-name="P117">СВЕДЕНИЯ </text:p>
            </text:section>
            <text:section text:style-name="Sect1" text:name="p624">
              <text:p text:style-name="P117">о подключенной (технологически присоединенной) мощности (нагрузке), в том числе с распределением указанной мощности (нагрузки) по каждой точке подключения (технологического присоединения), в пределах которой <text:span text:style-name="T73">Гарантирующая </text:span>организация принимает на себя обязательства обеспечить оказание абоненту услуг по водоотведению </text:p>
            </text:section>
          </table:table-cell>
        </table:table-row>
      </table:table>
      <text:section text:style-name="Sect1" text:name="p625">
        <text:p text:style-name="P36">  </text:p>
      </text:section>
      <table:table table:name="Таблица9" table:style-name="Таблица9">
        <table:table-column table:style-name="Таблица9.A"/>
        <table:table-column table:style-name="Таблица9.B"/>
        <table:table-column table:style-name="Таблица9.C"/>
        <table:table-row table:style-name="TableLine124532320">
          <table:table-cell table:style-name="Таблица9.A1" office:value-type="string">
            <text:section text:style-name="Sect1" text:name="p626">
              <text:p text:style-name="P117">N п/п </text:p>
            </text:section>
          </table:table-cell>
          <table:table-cell table:style-name="Таблица9.A1" office:value-type="string">
            <text:section text:style-name="Sect1" text:name="p627">
              <text:p text:style-name="P117">Точка подключения (технологического присоединения) объекта абонента </text:p>
            </text:section>
          </table:table-cell>
          <table:table-cell table:style-name="Таблица9.A1" office:value-type="string">
            <text:section text:style-name="Sect1" text:name="p628">
              <text:p text:style-name="P117">Подключенная (технологически присоединенная) мощность (нагрузка) (м3 в час) </text:p>
            </text:section>
          </table:table-cell>
        </table:table-row>
        <table:table-row table:style-name="TableLine124533080">
          <table:table-cell table:style-name="Таблица9.A1" office:value-type="string">
            <text:section text:style-name="Sect1" text:name="p629">
              <text:p text:style-name="P117">1 </text:p>
            </text:section>
          </table:table-cell>
          <table:table-cell table:style-name="Таблица9.A1" office:value-type="string">
            <text:section text:style-name="Sect1" text:name="p630">
              <text:p text:style-name="P117">2 </text:p>
            </text:section>
          </table:table-cell>
          <table:table-cell table:style-name="Таблица9.A1" office:value-type="string">
            <text:section text:style-name="Sect1" text:name="p631">
              <text:p text:style-name="P117">3 </text:p>
            </text:section>
          </table:table-cell>
        </table:table-row>
        <table:table-row table:style-name="TableLine124533232">
          <table:table-cell table:style-name="Таблица9.A1" office:value-type="string">
            <text:section text:style-name="Sect1" text:name="p632">
              <text:p text:style-name="P117">Итого </text:p>
            </text:section>
          </table:table-cell>
          <table:table-cell table:style-name="Таблица9.A1" office:value-type="string">
            <text:section text:style-name="Sect1" text:name="p633">
              <text:p text:style-name="P45">  </text:p>
            </text:section>
          </table:table-cell>
          <table:table-cell table:style-name="Таблица9.A1" office:value-type="string">
            <text:section text:style-name="Sect1" text:name="p634">
              <text:p text:style-name="P45">  </text:p>
            </text:section>
          </table:table-cell>
        </table:table-row>
      </table:table>
      <text:section text:style-name="Sect1" text:name="p635">
        <text:p text:style-name="P36">  </text:p>
      </text:section>
      <text:section text:style-name="Sect1" text:name="p648">
        <text:p text:style-name="P41">  </text:p>
      </text:section>
      <text:section text:style-name="Sect1" text:name="p649">
        <text:p text:style-name="P41">  </text:p>
      </text:section>
      <text:section text:style-name="Sect1" text:name="p650">
        <text:p text:style-name="P41">  </text:p>
      </text:section>
      <text:section text:style-name="Sect1" text:name="p651">
        <text:p text:style-name="P24"/>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98">ГАРАНТИРУЮЩАЯ ОРГАНИЗАЦИЯ</text:p>
            </table:table-cell>
            <table:table-cell table:style-name="Таблица10.A1" office:value-type="string">
              <text:p text:style-name="P91">АБОНЕНТ</text:p>
            </table:table-cell>
          </table:table-row>
          <table:table-row table:style-name="Таблица10.2">
            <table:table-cell table:style-name="Таблица10.A1" office:value-type="string">
              <text:p text:style-name="P72">Директор </text:p>
              <text:p text:style-name="P33"><text:span text:style-name="T81">МУП «Балаково-Водоканал» ___________ </text:span><text:span text:style-name="T82">С.В. Мельник</text:span></text:p>
              <text:p text:style-name="P83"/>
            </table:table-cell>
            <table:table-cell table:style-name="Таблица10.A1" office:value-type="string">
              <text:p text:style-name="P65"><text:s/></text:p>
              <text:p text:style-name="P72">Руководитель_______________ _______________ <text:s text:c="74"/></text:p>
            </table:table-cell>
          </table:table-row>
        </table:table>
        <text:p text:style-name="P24"><text:bookmark text:name="p6061"/><text:bookmark text:name="p6071"/>"__" ___________________ 20__ г. <text:s text:c="10"/>"__" ___________________ 20__ г.</text:p>
        <text:p text:style-name="P34">  </text:p>
      </text:section>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Times New Roman" fo:font-family="'Times New Roman'" style:font-family-generic="roman" style:font-pitch="variable" fo:font-size="10pt" fo:language="en" fo:country="US" style:font-size-asian="10pt" style:font-name-complex="Times New Roman2" style:font-family-complex="'Times New Roman'" style:font-family-generic-complex="system" style:font-pitch-complex="variable"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2.2$Windows_x86 LibreOffice_project/02b2acce88a210515b4a5bb2e46cbfb63fe97d56</meta:generator>
    <dc:date>2022-12-19T08:21:03.860000000</dc:date>
    <meta:editing-duration>PT1H33M31S</meta:editing-duration>
    <meta:editing-cycles>85</meta:editing-cycles>
    <meta:print-date>2022-02-22T12:57:11.407000000</meta:print-date>
    <meta:document-statistic meta:table-count="17" meta:image-count="0" meta:object-count="0" meta:page-count="23" meta:paragraph-count="570" meta:word-count="6430" meta:character-count="57175" meta:non-whitespace-character-count="48722"/>
  </office:meta>
</office:document-meta>
</file>